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Standard">
      <style:paragraph-properties fo:margin-top="0in" fo:margin-bottom="0in" style:contextual-spacing="false" fo:text-align="justify" style:justify-single-word="false"/>
      <style:text-properties style:font-name="Georgia" officeooo:rsid="0118e884" officeooo:paragraph-rsid="01074855"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18e884" officeooo:paragraph-rsid="0118e884" style:font-name-asian="Georgia" style:font-name-complex="Georgia1"/>
    </style:style>
    <style:style style:name="P45" style:family="paragraph" style:parent-style-name="Standard">
      <style:paragraph-properties fo:margin-top="0in" fo:margin-bottom="0in" style:contextual-spacing="false" fo:text-align="justify" style:justify-single-word="false"/>
      <style:text-properties style:font-name="Georgia" officeooo:rsid="012aa5eb" officeooo:paragraph-rsid="012aa5eb" style:font-name-asian="Georgia" style:font-name-complex="Georgia1"/>
    </style:style>
    <style:style style:name="P46" style:family="paragraph" style:parent-style-name="Standard">
      <style:paragraph-properties fo:margin-top="0in" fo:margin-bottom="0in" style:contextual-spacing="false" fo:text-align="justify" style:justify-single-word="false"/>
      <style:text-properties style:font-name="Georgia" officeooo:rsid="013ac682" officeooo:paragraph-rsid="013ac682" style:font-name-asian="Georgia" style:font-name-complex="Georgia1"/>
    </style:style>
    <style:style style:name="P47" style:family="paragraph" style:parent-style-name="Standard">
      <style:paragraph-properties fo:margin-top="0in" fo:margin-bottom="0in" style:contextual-spacing="false" fo:text-align="justify" style:justify-single-word="false"/>
      <style:text-properties style:font-name="Georgia" officeooo:rsid="0149d656" officeooo:paragraph-rsid="0149d656" style:font-name-asian="Georgia" style:font-name-complex="Georgia1"/>
    </style:style>
    <style:style style:name="P48" style:family="paragraph" style:parent-style-name="Standard">
      <style:paragraph-properties fo:margin-top="0in" fo:margin-bottom="0in" style:contextual-spacing="false" fo:text-align="justify" style:justify-single-word="false"/>
      <style:text-properties style:font-name="Georgia" officeooo:rsid="014bcd9e" officeooo:paragraph-rsid="014bcd9e" style:font-name-asian="Georgia" style:font-name-complex="Georgia1"/>
    </style:style>
    <style:style style:name="P49" style:family="paragraph" style:parent-style-name="Standard">
      <style:paragraph-properties fo:margin-top="0in" fo:margin-bottom="0in" style:contextual-spacing="false" fo:text-align="justify" style:justify-single-word="false"/>
      <style:text-properties style:font-name="Georgia" officeooo:rsid="015405bf" officeooo:paragraph-rsid="015405bf" style:font-name-asian="Georgia" style:font-name-complex="Georgia1"/>
    </style:style>
    <style:style style:name="P50" style:family="paragraph" style:parent-style-name="Standard">
      <style:paragraph-properties fo:margin-top="0in" fo:margin-bottom="0in" style:contextual-spacing="false" fo:text-align="justify" style:justify-single-word="false"/>
      <style:text-properties style:font-name="Georgia" officeooo:rsid="0160ad2e" officeooo:paragraph-rsid="0160ad2e" style:font-name-asian="Georgia" style:font-name-complex="Georgia1"/>
    </style:style>
    <style:style style:name="P51" style:family="paragraph" style:parent-style-name="Standard">
      <style:paragraph-properties fo:margin-top="0in" fo:margin-bottom="0in" style:contextual-spacing="false" fo:text-align="justify" style:justify-single-word="false"/>
      <style:text-properties style:font-name="Georgia" officeooo:rsid="016e4c25" officeooo:paragraph-rsid="016e4c25" style:font-name-asian="Georgia" style:font-name-complex="Georgia1"/>
    </style:style>
    <style:style style:name="P52" style:family="paragraph" style:parent-style-name="Standard">
      <style:paragraph-properties fo:margin-top="0in" fo:margin-bottom="0in" style:contextual-spacing="false" fo:text-align="justify" style:justify-single-word="false"/>
      <style:text-properties style:font-name="Georgia" officeooo:rsid="017b3ffe" officeooo:paragraph-rsid="017b3ffe" style:font-name-asian="Georgia" style:font-name-complex="Georgia1"/>
    </style:style>
    <style:style style:name="P53" style:family="paragraph" style:parent-style-name="Standard">
      <style:paragraph-properties fo:margin-top="0in" fo:margin-bottom="0in" style:contextual-spacing="false" fo:text-align="justify" style:justify-single-word="false"/>
      <style:text-properties style:font-name="Georgia" officeooo:rsid="01856327" officeooo:paragraph-rsid="01856327" style:font-name-asian="Georgia" style:font-name-complex="Georgia1"/>
    </style:style>
    <style:style style:name="P54" style:family="paragraph" style:parent-style-name="Standard">
      <style:paragraph-properties fo:margin-top="0in" fo:margin-bottom="0in" style:contextual-spacing="false" fo:text-align="justify" style:justify-single-word="false"/>
      <style:text-properties style:font-name="Georgia" officeooo:rsid="01962b80" officeooo:paragraph-rsid="01962b80" style:font-name-asian="Georgia" style:font-name-complex="Georgia1"/>
    </style:style>
    <style:style style:name="P55" style:family="paragraph" style:parent-style-name="Standard">
      <style:paragraph-properties fo:margin-top="0in" fo:margin-bottom="0in" style:contextual-spacing="false" fo:text-align="justify" style:justify-single-word="false"/>
      <style:text-properties style:font-name="Georgia" officeooo:rsid="01962b80" officeooo:paragraph-rsid="019b1c48" style:font-name-asian="Georgia" style:font-name-complex="Georgia1"/>
    </style:style>
    <style:style style:name="P56" style:family="paragraph" style:parent-style-name="Standard">
      <style:paragraph-properties fo:margin-top="0in" fo:margin-bottom="0in" style:contextual-spacing="false" fo:text-align="justify" style:justify-single-word="false"/>
      <style:text-properties style:font-name="Georgia" officeooo:rsid="01962b80" officeooo:paragraph-rsid="019d9581" style:font-name-asian="Georgia" style:font-name-complex="Georgia1"/>
    </style:style>
    <style:style style:name="P57" style:family="paragraph" style:parent-style-name="Standard">
      <style:paragraph-properties fo:margin-top="0in" fo:margin-bottom="0in" style:contextual-spacing="false" fo:text-align="justify" style:justify-single-word="false"/>
      <style:text-properties style:font-name="Georgia" officeooo:rsid="01962b80" officeooo:paragraph-rsid="01ac0a22" style:font-name-asian="Georgia" style:font-name-complex="Georgia1"/>
    </style:style>
    <style:style style:name="P58" style:family="paragraph" style:parent-style-name="Standard">
      <style:paragraph-properties fo:margin-top="0in" fo:margin-bottom="0in" style:contextual-spacing="false" fo:text-align="justify" style:justify-single-word="false"/>
      <style:text-properties style:font-name="Georgia" officeooo:rsid="01ac0a22" officeooo:paragraph-rsid="01ac0a22" style:font-name-asian="Georgia" style:font-name-complex="Georgia1"/>
    </style:style>
    <style:style style:name="P59" style:family="paragraph" style:parent-style-name="Standard">
      <style:paragraph-properties fo:margin-top="0in" fo:margin-bottom="0in" style:contextual-spacing="false" fo:text-align="justify" style:justify-single-word="false"/>
      <style:text-properties style:font-name="Georgia" officeooo:rsid="01c8d9f1" officeooo:paragraph-rsid="01c8d9f1" style:font-name-asian="Georgia" style:font-name-complex="Georgia1"/>
    </style:style>
    <style:style style:name="P60" style:family="paragraph" style:parent-style-name="Standard">
      <style:paragraph-properties fo:margin-top="0in" fo:margin-bottom="0in" style:contextual-spacing="false" fo:text-align="justify" style:justify-single-word="false"/>
      <style:text-properties style:font-name="Georgia" officeooo:rsid="01c8d9f1" officeooo:paragraph-rsid="01d8a83a" style:font-name-asian="Georgia" style:font-name-complex="Georgia1"/>
    </style:style>
    <style:style style:name="P61" style:family="paragraph" style:parent-style-name="Standard">
      <style:paragraph-properties fo:margin-top="0in" fo:margin-bottom="0in" style:contextual-spacing="false" fo:text-align="justify" style:justify-single-word="false"/>
      <style:text-properties style:font-name="Georgia" officeooo:rsid="01d8a83a" officeooo:paragraph-rsid="01d8a83a" style:font-name-asian="Georgia" style:font-name-complex="Georgia1"/>
    </style:style>
    <style:style style:name="P62" style:family="paragraph" style:parent-style-name="Standard">
      <style:paragraph-properties fo:margin-top="0in" fo:margin-bottom="0in" style:contextual-spacing="false" fo:text-align="justify" style:justify-single-word="false"/>
      <style:text-properties style:font-name="Georgia" officeooo:rsid="01f9682e" officeooo:paragraph-rsid="01f9682e" style:font-name-asian="Georgia" style:font-name-complex="Georgia1"/>
    </style:style>
    <style:style style:name="P63" style:family="paragraph" style:parent-style-name="Standard">
      <style:paragraph-properties fo:margin-top="0in" fo:margin-bottom="0in" style:contextual-spacing="false" fo:text-align="justify" style:justify-single-word="false"/>
      <style:text-properties style:font-name="Georgia" officeooo:rsid="01fa4e69" officeooo:paragraph-rsid="01fa4e69" style:font-name-asian="Georgia" style:font-name-complex="Georgia1"/>
    </style:style>
    <style:style style:name="P64" style:family="paragraph" style:parent-style-name="Standard">
      <style:paragraph-properties fo:margin-top="0in" fo:margin-bottom="0in" style:contextual-spacing="false" fo:text-align="justify" style:justify-single-word="false"/>
      <style:text-properties style:font-name="Georgia" officeooo:rsid="0215e5ff" officeooo:paragraph-rsid="0215e5ff" style:font-name-asian="Georgia" style:font-name-complex="Georgia1"/>
    </style:style>
    <style:style style:name="P65" style:family="paragraph" style:parent-style-name="Standard">
      <style:paragraph-properties fo:margin-top="0in" fo:margin-bottom="0in" style:contextual-spacing="false" fo:text-align="justify" style:justify-single-word="false"/>
      <style:text-properties style:font-name="Georgia" officeooo:rsid="02278133" officeooo:paragraph-rsid="02278133" style:font-name-asian="Georgia" style:font-name-complex="Georgia1"/>
    </style:style>
    <style:style style:name="P66" style:family="paragraph" style:parent-style-name="Standard">
      <style:paragraph-properties fo:margin-top="0in" fo:margin-bottom="0in" style:contextual-spacing="false" fo:text-align="justify" style:justify-single-word="false"/>
      <style:text-properties style:font-name="Georgia" officeooo:rsid="022f0d7a" officeooo:paragraph-rsid="022f0d7a" style:font-name-asian="Georgia" style:font-name-complex="Georgia1"/>
    </style:style>
    <style:style style:name="P67"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68" style:family="paragraph" style:parent-style-name="Standard">
      <style:paragraph-properties fo:margin-top="0in" fo:margin-bottom="0in" style:contextual-spacing="false" fo:text-align="justify" style:justify-single-word="false"/>
      <style:text-properties style:font-name="Georgia" officeooo:rsid="022f0d7a" officeooo:paragraph-rsid="022f0d7a"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style:style style:name="T229" style:family="text">
      <style:text-properties officeooo:rsid="010de5ee"/>
    </style:style>
    <style:style style:name="T230" style:family="text">
      <style:text-properties officeooo:rsid="010f7c9e"/>
    </style:style>
    <style:style style:name="T231" style:family="text">
      <style:text-properties officeooo:rsid="010f96a6"/>
    </style:style>
    <style:style style:name="T232" style:family="text">
      <style:text-properties officeooo:rsid="01103fef"/>
    </style:style>
    <style:style style:name="T233" style:family="text">
      <style:text-properties officeooo:rsid="0110875f"/>
    </style:style>
    <style:style style:name="T234" style:family="text">
      <style:text-properties officeooo:rsid="0113a22d"/>
    </style:style>
    <style:style style:name="T235" style:family="text">
      <style:text-properties officeooo:rsid="0113ea82"/>
    </style:style>
    <style:style style:name="T236" style:family="text">
      <style:text-properties officeooo:rsid="0114a9cf"/>
    </style:style>
    <style:style style:name="T237" style:family="text">
      <style:text-properties officeooo:rsid="0115250f"/>
    </style:style>
    <style:style style:name="T238" style:family="text">
      <style:text-properties officeooo:rsid="011640c7"/>
    </style:style>
    <style:style style:name="T239" style:family="text">
      <style:text-properties officeooo:rsid="01182fce"/>
    </style:style>
    <style:style style:name="T240" style:family="text">
      <style:text-properties officeooo:rsid="011a9a1b"/>
    </style:style>
    <style:style style:name="T241" style:family="text">
      <style:text-properties officeooo:rsid="011c1990"/>
    </style:style>
    <style:style style:name="T242" style:family="text">
      <style:text-properties officeooo:rsid="011c5772"/>
    </style:style>
    <style:style style:name="T243" style:family="text">
      <style:text-properties officeooo:rsid="011e5592"/>
    </style:style>
    <style:style style:name="T244" style:family="text">
      <style:text-properties officeooo:rsid="01200faf"/>
    </style:style>
    <style:style style:name="T245" style:family="text">
      <style:text-properties officeooo:rsid="0120d116"/>
    </style:style>
    <style:style style:name="T246" style:family="text">
      <style:text-properties officeooo:rsid="01228d61"/>
    </style:style>
    <style:style style:name="T247" style:family="text">
      <style:text-properties officeooo:rsid="0122fd54"/>
    </style:style>
    <style:style style:name="T248" style:family="text">
      <style:text-properties officeooo:rsid="0123961c"/>
    </style:style>
    <style:style style:name="T249" style:family="text">
      <style:text-properties officeooo:rsid="0125542d"/>
    </style:style>
    <style:style style:name="T250" style:family="text">
      <style:text-properties officeooo:rsid="012561cb"/>
    </style:style>
    <style:style style:name="T251" style:family="text">
      <style:text-properties officeooo:rsid="0125c92e"/>
    </style:style>
    <style:style style:name="T252" style:family="text">
      <style:text-properties officeooo:rsid="0126f13e"/>
    </style:style>
    <style:style style:name="T253" style:family="text">
      <style:text-properties officeooo:rsid="0127efa9"/>
    </style:style>
    <style:style style:name="T254" style:family="text">
      <style:text-properties officeooo:rsid="012895ca"/>
    </style:style>
    <style:style style:name="T255" style:family="text">
      <style:text-properties officeooo:rsid="012a16ac"/>
    </style:style>
    <style:style style:name="T256" style:family="text">
      <style:text-properties officeooo:rsid="012aa5eb"/>
    </style:style>
    <style:style style:name="T257" style:family="text">
      <style:text-properties officeooo:rsid="012beccb"/>
    </style:style>
    <style:style style:name="T258" style:family="text">
      <style:text-properties officeooo:rsid="012d1e92"/>
    </style:style>
    <style:style style:name="T259" style:family="text">
      <style:text-properties officeooo:rsid="012d42d3"/>
    </style:style>
    <style:style style:name="T260" style:family="text">
      <style:text-properties officeooo:rsid="012fa14a"/>
    </style:style>
    <style:style style:name="T261" style:family="text">
      <style:text-properties officeooo:rsid="01304ae2"/>
    </style:style>
    <style:style style:name="T262" style:family="text">
      <style:text-properties officeooo:rsid="0131a903"/>
    </style:style>
    <style:style style:name="T263" style:family="text">
      <style:text-properties officeooo:rsid="01334408"/>
    </style:style>
    <style:style style:name="T264" style:family="text">
      <style:text-properties officeooo:rsid="0134011d"/>
    </style:style>
    <style:style style:name="T265" style:family="text">
      <style:text-properties officeooo:rsid="0134b5a1"/>
    </style:style>
    <style:style style:name="T266" style:family="text">
      <style:text-properties officeooo:rsid="01355ac9"/>
    </style:style>
    <style:style style:name="T267" style:family="text">
      <style:text-properties officeooo:rsid="0135c1f5"/>
    </style:style>
    <style:style style:name="T268" style:family="text">
      <style:text-properties officeooo:rsid="0136538a"/>
    </style:style>
    <style:style style:name="T269" style:family="text">
      <style:text-properties officeooo:rsid="01371240"/>
    </style:style>
    <style:style style:name="T270" style:family="text">
      <style:text-properties officeooo:rsid="0138cc61"/>
    </style:style>
    <style:style style:name="T271" style:family="text">
      <style:text-properties officeooo:rsid="013953e3"/>
    </style:style>
    <style:style style:name="T272" style:family="text">
      <style:text-properties officeooo:rsid="013ac682"/>
    </style:style>
    <style:style style:name="T273" style:family="text">
      <style:text-properties officeooo:rsid="013c1276"/>
    </style:style>
    <style:style style:name="T274" style:family="text">
      <style:text-properties officeooo:rsid="013c978a"/>
    </style:style>
    <style:style style:name="T275" style:family="text">
      <style:text-properties officeooo:rsid="013dbc3f"/>
    </style:style>
    <style:style style:name="T276" style:family="text">
      <style:text-properties officeooo:rsid="013ee3ee"/>
    </style:style>
    <style:style style:name="T277" style:family="text">
      <style:text-properties officeooo:rsid="01402176"/>
    </style:style>
    <style:style style:name="T278" style:family="text">
      <style:text-properties officeooo:rsid="01405298"/>
    </style:style>
    <style:style style:name="T279" style:family="text">
      <style:text-properties officeooo:rsid="014185b1"/>
    </style:style>
    <style:style style:name="T280" style:family="text">
      <style:text-properties officeooo:rsid="0142fcca"/>
    </style:style>
    <style:style style:name="T281" style:family="text">
      <style:text-properties officeooo:rsid="0144ddcd"/>
    </style:style>
    <style:style style:name="T282" style:family="text">
      <style:text-properties officeooo:rsid="01469b55"/>
    </style:style>
    <style:style style:name="T283" style:family="text">
      <style:text-properties officeooo:rsid="0147dbe8"/>
    </style:style>
    <style:style style:name="T284" style:family="text">
      <style:text-properties officeooo:rsid="0149d656"/>
    </style:style>
    <style:style style:name="T285" style:family="text">
      <style:text-properties officeooo:rsid="014b22e9"/>
    </style:style>
    <style:style style:name="T286" style:family="text">
      <style:text-properties officeooo:rsid="014bcd9e"/>
    </style:style>
    <style:style style:name="T287" style:family="text">
      <style:text-properties officeooo:rsid="014c852e"/>
    </style:style>
    <style:style style:name="T288" style:family="text">
      <style:text-properties officeooo:rsid="014df5dc"/>
    </style:style>
    <style:style style:name="T289" style:family="text">
      <style:text-properties officeooo:rsid="014f9f64"/>
    </style:style>
    <style:style style:name="T290" style:family="text">
      <style:text-properties officeooo:rsid="01502a1d"/>
    </style:style>
    <style:style style:name="T291" style:family="text">
      <style:text-properties officeooo:rsid="01520c98"/>
    </style:style>
    <style:style style:name="T292" style:family="text">
      <style:text-properties officeooo:rsid="0152b2f4"/>
    </style:style>
    <style:style style:name="T293" style:family="text">
      <style:text-properties officeooo:rsid="01532afc"/>
    </style:style>
    <style:style style:name="T294" style:family="text">
      <style:text-properties officeooo:rsid="015405bf"/>
    </style:style>
    <style:style style:name="T295" style:family="text">
      <style:text-properties officeooo:rsid="0154094e"/>
    </style:style>
    <style:style style:name="T296" style:family="text">
      <style:text-properties officeooo:rsid="0154fefc"/>
    </style:style>
    <style:style style:name="T297" style:family="text">
      <style:text-properties officeooo:rsid="0155b0bc"/>
    </style:style>
    <style:style style:name="T298" style:family="text">
      <style:text-properties officeooo:rsid="0155d482"/>
    </style:style>
    <style:style style:name="T299" style:family="text">
      <style:text-properties officeooo:rsid="01563150"/>
    </style:style>
    <style:style style:name="T300" style:family="text">
      <style:text-properties officeooo:rsid="01582d18"/>
    </style:style>
    <style:style style:name="T301" style:family="text">
      <style:text-properties officeooo:rsid="0159b3c2"/>
    </style:style>
    <style:style style:name="T302" style:family="text">
      <style:text-properties officeooo:rsid="015b3d41"/>
    </style:style>
    <style:style style:name="T303" style:family="text">
      <style:text-properties officeooo:rsid="015cdbf7"/>
    </style:style>
    <style:style style:name="T304" style:family="text">
      <style:text-properties officeooo:rsid="015e5063"/>
    </style:style>
    <style:style style:name="T305" style:family="text">
      <style:text-properties officeooo:rsid="015fb456"/>
    </style:style>
    <style:style style:name="T306" style:family="text">
      <style:text-properties officeooo:rsid="0160ad2e"/>
    </style:style>
    <style:style style:name="T307" style:family="text">
      <style:text-properties officeooo:rsid="0160c191"/>
    </style:style>
    <style:style style:name="T308" style:family="text">
      <style:text-properties officeooo:rsid="0161ae04"/>
    </style:style>
    <style:style style:name="T309" style:family="text">
      <style:text-properties officeooo:rsid="0162c14f"/>
    </style:style>
    <style:style style:name="T310" style:family="text">
      <style:text-properties officeooo:rsid="0163b9a1"/>
    </style:style>
    <style:style style:name="T311" style:family="text">
      <style:text-properties officeooo:rsid="016400e4"/>
    </style:style>
    <style:style style:name="T312" style:family="text">
      <style:text-properties officeooo:rsid="0165136a"/>
    </style:style>
    <style:style style:name="T313" style:family="text">
      <style:text-properties officeooo:rsid="01655abd"/>
    </style:style>
    <style:style style:name="T314" style:family="text">
      <style:text-properties officeooo:rsid="0165ce7d"/>
    </style:style>
    <style:style style:name="T315" style:family="text">
      <style:text-properties officeooo:rsid="016779ea"/>
    </style:style>
    <style:style style:name="T316" style:family="text">
      <style:text-properties officeooo:rsid="01682def"/>
    </style:style>
    <style:style style:name="T317" style:family="text">
      <style:text-properties officeooo:rsid="0169c291"/>
    </style:style>
    <style:style style:name="T318" style:family="text">
      <style:text-properties officeooo:rsid="016ad3cf"/>
    </style:style>
    <style:style style:name="T319" style:family="text">
      <style:text-properties officeooo:rsid="016b3b03"/>
    </style:style>
    <style:style style:name="T320" style:family="text">
      <style:text-properties officeooo:rsid="016c0ad6"/>
    </style:style>
    <style:style style:name="T321" style:family="text">
      <style:text-properties officeooo:rsid="016d17cf"/>
    </style:style>
    <style:style style:name="T322" style:family="text">
      <style:text-properties officeooo:rsid="016e4c25"/>
    </style:style>
    <style:style style:name="T323" style:family="text">
      <style:text-properties officeooo:rsid="016f702b"/>
    </style:style>
    <style:style style:name="T324" style:family="text">
      <style:text-properties officeooo:rsid="0170c821"/>
    </style:style>
    <style:style style:name="T325" style:family="text">
      <style:text-properties officeooo:rsid="0170eede"/>
    </style:style>
    <style:style style:name="T326" style:family="text">
      <style:text-properties officeooo:rsid="0173231b"/>
    </style:style>
    <style:style style:name="T327" style:family="text">
      <style:text-properties officeooo:rsid="01744626"/>
    </style:style>
    <style:style style:name="T328" style:family="text">
      <style:text-properties officeooo:rsid="01746542"/>
    </style:style>
    <style:style style:name="T329" style:family="text">
      <style:text-properties officeooo:rsid="0175fd28"/>
    </style:style>
    <style:style style:name="T330" style:family="text">
      <style:text-properties officeooo:rsid="01771588"/>
    </style:style>
    <style:style style:name="T331" style:family="text">
      <style:text-properties officeooo:rsid="017912e8"/>
    </style:style>
    <style:style style:name="T332" style:family="text">
      <style:text-properties officeooo:rsid="0179d4e6"/>
    </style:style>
    <style:style style:name="T333" style:family="text">
      <style:text-properties officeooo:rsid="017b3ffe"/>
    </style:style>
    <style:style style:name="T334" style:family="text">
      <style:text-properties officeooo:rsid="017c0910"/>
    </style:style>
    <style:style style:name="T335" style:family="text">
      <style:text-properties officeooo:rsid="017d9c37"/>
    </style:style>
    <style:style style:name="T336" style:family="text">
      <style:text-properties officeooo:rsid="017dc63e"/>
    </style:style>
    <style:style style:name="T337" style:family="text">
      <style:text-properties officeooo:rsid="017fb328"/>
    </style:style>
    <style:style style:name="T338" style:family="text">
      <style:text-properties officeooo:rsid="018136ba"/>
    </style:style>
    <style:style style:name="T339" style:family="text">
      <style:text-properties officeooo:rsid="0182f714"/>
    </style:style>
    <style:style style:name="T340" style:family="text">
      <style:text-properties officeooo:rsid="0184178b"/>
    </style:style>
    <style:style style:name="T341" style:family="text">
      <style:text-properties officeooo:rsid="01856327"/>
    </style:style>
    <style:style style:name="T342" style:family="text">
      <style:text-properties officeooo:rsid="01856756"/>
    </style:style>
    <style:style style:name="T343" style:family="text">
      <style:text-properties officeooo:rsid="01859bde"/>
    </style:style>
    <style:style style:name="T344" style:family="text">
      <style:text-properties officeooo:rsid="0187818f"/>
    </style:style>
    <style:style style:name="T345" style:family="text">
      <style:text-properties officeooo:rsid="01892a93"/>
    </style:style>
    <style:style style:name="T346" style:family="text">
      <style:text-properties officeooo:rsid="018975aa"/>
    </style:style>
    <style:style style:name="T347" style:family="text">
      <style:text-properties officeooo:rsid="018a2cde"/>
    </style:style>
    <style:style style:name="T348" style:family="text">
      <style:text-properties officeooo:rsid="018bf6f6"/>
    </style:style>
    <style:style style:name="T349" style:family="text">
      <style:text-properties officeooo:rsid="018c8296"/>
    </style:style>
    <style:style style:name="T350" style:family="text">
      <style:text-properties officeooo:rsid="018e7f67"/>
    </style:style>
    <style:style style:name="T351" style:family="text">
      <style:text-properties officeooo:rsid="018fbac8"/>
    </style:style>
    <style:style style:name="T352" style:family="text">
      <style:text-properties officeooo:rsid="0191452e"/>
    </style:style>
    <style:style style:name="T353" style:family="text">
      <style:text-properties officeooo:rsid="019163d8"/>
    </style:style>
    <style:style style:name="T354" style:family="text">
      <style:text-properties officeooo:rsid="0193adfa"/>
    </style:style>
    <style:style style:name="T355" style:family="text">
      <style:text-properties officeooo:rsid="01949c9b"/>
    </style:style>
    <style:style style:name="T356" style:family="text">
      <style:text-properties officeooo:rsid="0197b50c"/>
    </style:style>
    <style:style style:name="T357" style:family="text">
      <style:text-properties officeooo:rsid="019811ce"/>
    </style:style>
    <style:style style:name="T358" style:family="text">
      <style:text-properties officeooo:rsid="01993f9c"/>
    </style:style>
    <style:style style:name="T359" style:family="text">
      <style:text-properties officeooo:rsid="01994658"/>
    </style:style>
    <style:style style:name="T360" style:family="text">
      <style:text-properties officeooo:rsid="0199b942"/>
    </style:style>
    <style:style style:name="T361" style:family="text">
      <style:text-properties officeooo:rsid="019b1c48"/>
    </style:style>
    <style:style style:name="T362" style:family="text">
      <style:text-properties officeooo:rsid="019b41df"/>
    </style:style>
    <style:style style:name="T363" style:family="text">
      <style:text-properties officeooo:rsid="019c8040"/>
    </style:style>
    <style:style style:name="T364" style:family="text">
      <style:text-properties officeooo:rsid="019d700a"/>
    </style:style>
    <style:style style:name="T365" style:family="text">
      <style:text-properties officeooo:rsid="019d9581"/>
    </style:style>
    <style:style style:name="T366" style:family="text">
      <style:text-properties officeooo:rsid="019fb54b"/>
    </style:style>
    <style:style style:name="T367" style:family="text">
      <style:text-properties officeooo:rsid="01a0bf24"/>
    </style:style>
    <style:style style:name="T368" style:family="text">
      <style:text-properties officeooo:rsid="01a0f94d"/>
    </style:style>
    <style:style style:name="T369" style:family="text">
      <style:text-properties officeooo:rsid="01a15d03"/>
    </style:style>
    <style:style style:name="T370" style:family="text">
      <style:text-properties officeooo:rsid="01a173ba"/>
    </style:style>
    <style:style style:name="T371" style:family="text">
      <style:text-properties officeooo:rsid="01a302f2"/>
    </style:style>
    <style:style style:name="T372" style:family="text">
      <style:text-properties officeooo:rsid="01a4b996"/>
    </style:style>
    <style:style style:name="T373" style:family="text">
      <style:text-properties officeooo:rsid="01a5fa98"/>
    </style:style>
    <style:style style:name="T374" style:family="text">
      <style:text-properties officeooo:rsid="01a6fde9"/>
    </style:style>
    <style:style style:name="T375" style:family="text">
      <style:text-properties officeooo:rsid="01a74885"/>
    </style:style>
    <style:style style:name="T376" style:family="text">
      <style:text-properties officeooo:rsid="01a86de5"/>
    </style:style>
    <style:style style:name="T377" style:family="text">
      <style:text-properties officeooo:rsid="01aa4a48"/>
    </style:style>
    <style:style style:name="T378" style:family="text">
      <style:text-properties officeooo:rsid="01aaae10"/>
    </style:style>
    <style:style style:name="T379" style:family="text">
      <style:text-properties officeooo:rsid="01ab87ad"/>
    </style:style>
    <style:style style:name="T380" style:family="text">
      <style:text-properties officeooo:rsid="01ac0a22"/>
    </style:style>
    <style:style style:name="T381" style:family="text">
      <style:text-properties officeooo:rsid="01adc14b"/>
    </style:style>
    <style:style style:name="T382" style:family="text">
      <style:text-properties officeooo:rsid="01ae3757"/>
    </style:style>
    <style:style style:name="T383" style:family="text">
      <style:text-properties officeooo:rsid="01af3320"/>
    </style:style>
    <style:style style:name="T384" style:family="text">
      <style:text-properties officeooo:rsid="01b13fb7"/>
    </style:style>
    <style:style style:name="T385" style:family="text">
      <style:text-properties officeooo:rsid="01b154bf"/>
    </style:style>
    <style:style style:name="T386" style:family="text">
      <style:text-properties officeooo:rsid="01b2b6e6"/>
    </style:style>
    <style:style style:name="T387" style:family="text">
      <style:text-properties officeooo:rsid="01b42c8e"/>
    </style:style>
    <style:style style:name="T388" style:family="text">
      <style:text-properties officeooo:rsid="01b6387c"/>
    </style:style>
    <style:style style:name="T389" style:family="text">
      <style:text-properties officeooo:rsid="01b6efd2"/>
    </style:style>
    <style:style style:name="T390" style:family="text">
      <style:text-properties officeooo:rsid="01b767e5"/>
    </style:style>
    <style:style style:name="T391" style:family="text">
      <style:text-properties officeooo:rsid="01b8c53b"/>
    </style:style>
    <style:style style:name="T392" style:family="text">
      <style:text-properties officeooo:rsid="01ba0c76"/>
    </style:style>
    <style:style style:name="T393" style:family="text">
      <style:text-properties officeooo:rsid="01bbd390"/>
    </style:style>
    <style:style style:name="T394" style:family="text">
      <style:text-properties officeooo:rsid="01bd2a0e"/>
    </style:style>
    <style:style style:name="T395" style:family="text">
      <style:text-properties officeooo:rsid="01bdef26"/>
    </style:style>
    <style:style style:name="T396" style:family="text">
      <style:text-properties officeooo:rsid="01c01eb4"/>
    </style:style>
    <style:style style:name="T397" style:family="text">
      <style:text-properties officeooo:rsid="01c04153"/>
    </style:style>
    <style:style style:name="T398" style:family="text">
      <style:text-properties officeooo:rsid="01c1e27e"/>
    </style:style>
    <style:style style:name="T399" style:family="text">
      <style:text-properties officeooo:rsid="01c35106"/>
    </style:style>
    <style:style style:name="T400" style:family="text">
      <style:text-properties officeooo:rsid="01c42610"/>
    </style:style>
    <style:style style:name="T401" style:family="text">
      <style:text-properties officeooo:rsid="01c4ff50"/>
    </style:style>
    <style:style style:name="T402" style:family="text">
      <style:text-properties officeooo:rsid="01c58b52"/>
    </style:style>
    <style:style style:name="T403" style:family="text">
      <style:text-properties officeooo:rsid="01c74b59"/>
    </style:style>
    <style:style style:name="T404" style:family="text">
      <style:text-properties officeooo:rsid="01c7805f"/>
    </style:style>
    <style:style style:name="T405" style:family="text">
      <style:text-properties officeooo:rsid="01c7f316"/>
    </style:style>
    <style:style style:name="T406" style:family="text">
      <style:text-properties officeooo:rsid="01c8d9f1"/>
    </style:style>
    <style:style style:name="T407" style:family="text">
      <style:text-properties officeooo:rsid="01c8e19e"/>
    </style:style>
    <style:style style:name="T408" style:family="text">
      <style:text-properties officeooo:rsid="01ca25b5"/>
    </style:style>
    <style:style style:name="T409" style:family="text">
      <style:text-properties officeooo:rsid="01cc1b6c"/>
    </style:style>
    <style:style style:name="T410" style:family="text">
      <style:text-properties officeooo:rsid="01cddaf0"/>
    </style:style>
    <style:style style:name="T411" style:family="text">
      <style:text-properties officeooo:rsid="01cde98f"/>
    </style:style>
    <style:style style:name="T412" style:family="text">
      <style:text-properties officeooo:rsid="01cf0a74"/>
    </style:style>
    <style:style style:name="T413" style:family="text">
      <style:text-properties officeooo:rsid="01d0ec03"/>
    </style:style>
    <style:style style:name="T414" style:family="text">
      <style:text-properties officeooo:rsid="01d2b235"/>
    </style:style>
    <style:style style:name="T415" style:family="text">
      <style:text-properties officeooo:rsid="01d423f1"/>
    </style:style>
    <style:style style:name="T416" style:family="text">
      <style:text-properties officeooo:rsid="01d4b551"/>
    </style:style>
    <style:style style:name="T417" style:family="text">
      <style:text-properties officeooo:rsid="01d50038"/>
    </style:style>
    <style:style style:name="T418" style:family="text">
      <style:text-properties officeooo:rsid="01d66c88"/>
    </style:style>
    <style:style style:name="T419" style:family="text">
      <style:text-properties officeooo:rsid="01d74819"/>
    </style:style>
    <style:style style:name="T420" style:family="text">
      <style:text-properties officeooo:rsid="01d8a83a"/>
    </style:style>
    <style:style style:name="T421" style:family="text">
      <style:text-properties officeooo:rsid="01d9e543"/>
    </style:style>
    <style:style style:name="T422" style:family="text">
      <style:text-properties officeooo:rsid="01da9870"/>
    </style:style>
    <style:style style:name="T423" style:family="text">
      <style:text-properties officeooo:rsid="01dc4ef1"/>
    </style:style>
    <style:style style:name="T424" style:family="text">
      <style:text-properties officeooo:rsid="01dd49f8"/>
    </style:style>
    <style:style style:name="T425" style:family="text">
      <style:text-properties officeooo:rsid="01ddbb27"/>
    </style:style>
    <style:style style:name="T426" style:family="text">
      <style:text-properties officeooo:rsid="01df3902"/>
    </style:style>
    <style:style style:name="T427" style:family="text">
      <style:text-properties officeooo:rsid="01e02c7c"/>
    </style:style>
    <style:style style:name="T428" style:family="text">
      <style:text-properties officeooo:rsid="01e11a71"/>
    </style:style>
    <style:style style:name="T429" style:family="text">
      <style:text-properties officeooo:rsid="01e26eab"/>
    </style:style>
    <style:style style:name="T430" style:family="text">
      <style:text-properties officeooo:rsid="01e3a1b7"/>
    </style:style>
    <style:style style:name="T431" style:family="text">
      <style:text-properties officeooo:rsid="01e4c6d5"/>
    </style:style>
    <style:style style:name="T432" style:family="text">
      <style:text-properties officeooo:rsid="01e5d74b"/>
    </style:style>
    <style:style style:name="T433" style:family="text">
      <style:text-properties officeooo:rsid="01e640af"/>
    </style:style>
    <style:style style:name="T434" style:family="text">
      <style:text-properties officeooo:rsid="01e7e159"/>
    </style:style>
    <style:style style:name="T435" style:family="text">
      <style:text-properties officeooo:rsid="01e907b8"/>
    </style:style>
    <style:style style:name="T436" style:family="text">
      <style:text-properties officeooo:rsid="01eac16d"/>
    </style:style>
    <style:style style:name="T437" style:family="text">
      <style:text-properties officeooo:rsid="01eb7875"/>
    </style:style>
    <style:style style:name="T438" style:family="text">
      <style:text-properties officeooo:rsid="01eb89e0"/>
    </style:style>
    <style:style style:name="T439" style:family="text">
      <style:text-properties officeooo:rsid="01ebfdd5"/>
    </style:style>
    <style:style style:name="T440" style:family="text">
      <style:text-properties officeooo:rsid="01edafa3"/>
    </style:style>
    <style:style style:name="T441" style:family="text">
      <style:text-properties officeooo:rsid="01ee1fe4"/>
    </style:style>
    <style:style style:name="T442" style:family="text">
      <style:text-properties officeooo:rsid="01ee9032"/>
    </style:style>
    <style:style style:name="T443" style:family="text">
      <style:text-properties officeooo:rsid="01efbb7d"/>
    </style:style>
    <style:style style:name="T444" style:family="text">
      <style:text-properties officeooo:rsid="01f14252"/>
    </style:style>
    <style:style style:name="T445" style:family="text">
      <style:text-properties officeooo:rsid="01f2c7fc"/>
    </style:style>
    <style:style style:name="T446" style:family="text">
      <style:text-properties officeooo:rsid="01f3a849"/>
    </style:style>
    <style:style style:name="T447" style:family="text">
      <style:text-properties officeooo:rsid="01f55651"/>
    </style:style>
    <style:style style:name="T448" style:family="text">
      <style:text-properties officeooo:rsid="01f57b5b"/>
    </style:style>
    <style:style style:name="T449" style:family="text">
      <style:text-properties officeooo:rsid="01f6be35"/>
    </style:style>
    <style:style style:name="T450" style:family="text">
      <style:text-properties officeooo:rsid="01f74261"/>
    </style:style>
    <style:style style:name="T451" style:family="text">
      <style:text-properties officeooo:rsid="01f78931"/>
    </style:style>
    <style:style style:name="T452" style:family="text">
      <style:text-properties officeooo:rsid="01f9682e"/>
    </style:style>
    <style:style style:name="T453" style:family="text">
      <style:text-properties officeooo:rsid="01fa4e69"/>
    </style:style>
    <style:style style:name="T454" style:family="text">
      <style:text-properties officeooo:rsid="01fc3d1d"/>
    </style:style>
    <style:style style:name="T455" style:family="text">
      <style:text-properties officeooo:rsid="01fd5c36"/>
    </style:style>
    <style:style style:name="T456" style:family="text">
      <style:text-properties officeooo:rsid="01fe907e"/>
    </style:style>
    <style:style style:name="T457" style:family="text">
      <style:text-properties officeooo:rsid="01fe951a"/>
    </style:style>
    <style:style style:name="T458" style:family="text">
      <style:text-properties officeooo:rsid="01ffc0f4"/>
    </style:style>
    <style:style style:name="T459" style:family="text">
      <style:text-properties officeooo:rsid="0200b0f2"/>
    </style:style>
    <style:style style:name="T460" style:family="text">
      <style:text-properties officeooo:rsid="0201ccba"/>
    </style:style>
    <style:style style:name="T461" style:family="text">
      <style:text-properties officeooo:rsid="0203958d"/>
    </style:style>
    <style:style style:name="T462" style:family="text">
      <style:text-properties officeooo:rsid="0204d640"/>
    </style:style>
    <style:style style:name="T463" style:family="text">
      <style:text-properties officeooo:rsid="0206573f"/>
    </style:style>
    <style:style style:name="T464" style:family="text">
      <style:text-properties officeooo:rsid="020757e8"/>
    </style:style>
    <style:style style:name="T465" style:family="text">
      <style:text-properties officeooo:rsid="0207c3d8"/>
    </style:style>
    <style:style style:name="T466" style:family="text">
      <style:text-properties officeooo:rsid="02098c8e"/>
    </style:style>
    <style:style style:name="T467" style:family="text">
      <style:text-properties officeooo:rsid="0209fb82"/>
    </style:style>
    <style:style style:name="T468" style:family="text">
      <style:text-properties officeooo:rsid="020afe30"/>
    </style:style>
    <style:style style:name="T469" style:family="text">
      <style:text-properties officeooo:rsid="020cf4b6"/>
    </style:style>
    <style:style style:name="T470" style:family="text">
      <style:text-properties officeooo:rsid="020dfa82"/>
    </style:style>
    <style:style style:name="T471" style:family="text">
      <style:text-properties officeooo:rsid="020fe632"/>
    </style:style>
    <style:style style:name="T472" style:family="text">
      <style:text-properties officeooo:rsid="021072d4"/>
    </style:style>
    <style:style style:name="T473" style:family="text">
      <style:text-properties officeooo:rsid="02119d0d"/>
    </style:style>
    <style:style style:name="T474" style:family="text">
      <style:text-properties officeooo:rsid="0211e8cc"/>
    </style:style>
    <style:style style:name="T475" style:family="text">
      <style:text-properties officeooo:rsid="02131dbb"/>
    </style:style>
    <style:style style:name="T476" style:family="text">
      <style:text-properties officeooo:rsid="0214a86a"/>
    </style:style>
    <style:style style:name="T477" style:family="text">
      <style:text-properties officeooo:rsid="02165a8f"/>
    </style:style>
    <style:style style:name="T478" style:family="text">
      <style:text-properties officeooo:rsid="02174d64"/>
    </style:style>
    <style:style style:name="T479" style:family="text">
      <style:text-properties officeooo:rsid="021825f2"/>
    </style:style>
    <style:style style:name="T480" style:family="text">
      <style:text-properties officeooo:rsid="02194bc3"/>
    </style:style>
    <style:style style:name="T481" style:family="text">
      <style:text-properties officeooo:rsid="0219586c"/>
    </style:style>
    <style:style style:name="T482" style:family="text">
      <style:text-properties officeooo:rsid="021a7d77"/>
    </style:style>
    <style:style style:name="T483" style:family="text">
      <style:text-properties officeooo:rsid="021c2bdb"/>
    </style:style>
    <style:style style:name="T484" style:family="text">
      <style:text-properties officeooo:rsid="021d7821"/>
    </style:style>
    <style:style style:name="T485" style:family="text">
      <style:text-properties officeooo:rsid="021f1c9e"/>
    </style:style>
    <style:style style:name="T486" style:family="text">
      <style:text-properties officeooo:rsid="021fba68"/>
    </style:style>
    <style:style style:name="T487" style:family="text">
      <style:text-properties officeooo:rsid="0220148e"/>
    </style:style>
    <style:style style:name="T488" style:family="text">
      <style:text-properties officeooo:rsid="0221b135"/>
    </style:style>
    <style:style style:name="T489" style:family="text">
      <style:text-properties officeooo:rsid="0222f61d"/>
    </style:style>
    <style:style style:name="T490" style:family="text">
      <style:text-properties officeooo:rsid="0224e107"/>
    </style:style>
    <style:style style:name="T491" style:family="text">
      <style:text-properties officeooo:rsid="02264ff2"/>
    </style:style>
    <style:style style:name="T492" style:family="text">
      <style:text-properties officeooo:rsid="02278133"/>
    </style:style>
    <style:style style:name="T493" style:family="text">
      <style:text-properties officeooo:rsid="0228a7f4"/>
    </style:style>
    <style:style style:name="T494" style:family="text">
      <style:text-properties officeooo:rsid="022a0d8b"/>
    </style:style>
    <style:style style:name="T495" style:family="text">
      <style:text-properties officeooo:rsid="022bda2b"/>
    </style:style>
    <style:style style:name="T496" style:family="text">
      <style:text-properties officeooo:rsid="022d4153"/>
    </style:style>
    <style:style style:name="T497" style:family="text">
      <style:text-properties officeooo:rsid="022db404"/>
    </style:style>
    <style:style style:name="T498" style:family="text">
      <style:text-properties officeooo:rsid="022f0d7a"/>
    </style:style>
    <style:style style:name="T499" style:family="text">
      <style:text-properties officeooo:rsid="0230652f"/>
    </style:style>
    <style:style style:name="T500" style:family="text">
      <style:text-properties officeooo:rsid="0231fb48"/>
    </style:style>
    <style:style style:name="T501" style:family="text">
      <style:text-properties officeooo:rsid="0233873d"/>
    </style:style>
    <style:style style:name="T502" style:family="text">
      <style:text-properties officeooo:rsid="0234f102"/>
    </style:style>
    <style:style style:name="T503" style:family="text">
      <style:text-properties officeooo:rsid="02368a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Chapter One</text:p>
      <text:p text:style-name="P8"/>
      <text:p text:style-name="P8"><text:s text:c="5"/>Evening had come to the small, one stoplight, town of Overdone. The <text:span text:style-name="T289">saloons</text:span> were bright with patrons, their neon lights pulsing inviting visitors to come from all over. Inside the bar, games were being played. Poker, Blackjack, Solitaire. Whatever a fella could <text:span text:style-name="T427">want to play</text:span> they <text:span text:style-name="T428">had</text:span>.</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text:s text:c="5"/><text:span text:style-name="T279">Oh now you made me do it. We have a thirteenth chapter after all. What am I supposed to do with this space in the book?</text:span></text:p>
      <text:p text:style-name="P36"><text:s text:c="5"/><text:span text:style-name="T297">We could talk about life? Yeah let’s do that. Life is amusing if you want to call it that. Life is so fun and </text:span><text:soft-page-break/><text:span text:style-name="T297">amazing at times that we just don’t know what to do with it all.</text:span></text:p>
      <text:p text:style-name="P36"><text:s text:c="5"/><text:span text:style-name="T297">I suppose you want to talk about feelings next. Don’t you. Well feelings are there for sure. But who’s feelings am I feeling at any given moment in time? Are they my own or do they belong to someone else?</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text:span><text:span text:style-name="T261">were</text:span><text:span text:style-name="T156">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oft-page-break/><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oft-page-break/><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ext:span><text:soft-page-break/><text:span text:style-name="T165">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oft-page-break/><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text:span><text:soft-page-break/><text:span text:style-name="T171">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oft-page-break/><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oft-page-break/><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ext:span><text:soft-page-break/><text:span text:style-name="T180">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ext:span><text:soft-page-break/><text:span text:style-name="T183">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oft-page-break/><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oft-page-break/><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oft-page-break/><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oft-page-break/><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oft-page-break/><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oft-page-break/><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text:span><text:soft-page-break/><text:span text:style-name="T200">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text:span><text:soft-page-break/><text:span text:style-name="T203">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oft-page-break/><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oft-page-break/><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oft-page-break/><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oft-page-break/><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oft-page-break/><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35">Eugene and Calypso were found not guilty on all charges pressed against them. </text:span><text:span text:style-name="T236">With the exception of one, not finding the killer. They were found guilty and charged with conspiracy against the government.</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oft-page-break/><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text:p text:style-name="P42"><text:s text:c="5"/><text:span text:style-name="T229">Returning with two shot glasses, the bartender poured two shots of whiskey. “On the house.” He added.</text:span></text:p>
      <text:p text:style-name="P42"><text:s text:c="5"/><text:span text:style-name="T229">Eugene and Calypso picked up the shot glasses. “To us.” Eugene said.</text:span></text:p>
      <text:p text:style-name="P42"><text:s text:c="5"/>“<text:span text:style-name="T229">To the future.” Calypso said.</text:span></text:p>
      <text:p text:style-name="P42"><text:s text:c="5"/><text:span text:style-name="T229">They shot the whiskey and smiled at each other. </text:span><text:span text:style-name="T230">Their lives were just beginning together.</text:span></text:p>
      <text:p text:style-name="P42"><text:s text:c="5"/><text:span text:style-name="T230">A man walked into the saloon. He wore a badge. A lawman. The bartender looked his direction. “We don’t serve your kind!”</text:span></text:p>
      <text:p text:style-name="P42"><text:s text:c="5"/><text:span text:style-name="T230">The lawman walked up to the bar next to Eugene and Calypso. “Oh I think you will. I’m looking for someone.”</text:span></text:p>
      <text:p text:style-name="P42"><text:soft-page-break/><text:s text:c="5"/><text:span text:style-name="T230">Eugene rolled his eyes. Like that line wasn’t a well used one.</text:span></text:p>
      <text:p text:style-name="P42"><text:s text:c="5"/><text:span text:style-name="T230">The lawman placed a picture of a woman on the bar and frowned. “Been looking for this woman for over a year now, trail leads here.”</text:span></text:p>
      <text:p text:style-name="P42"><text:s text:c="5"/><text:span text:style-name="T230">Eugene looked at the photo. It was a picture of Anne, number three upstairs. What on earth did the lawman want to do with her? He wondered.</text:span></text:p>
      <text:p text:style-name="P42"><text:s text:c="5"/><text:span text:style-name="T231">The bartender looked at the photo and shook his head. “No one I recognize.” He said. “I’ll keep an eye out for you.”</text:span></text:p>
      <text:p text:style-name="P42"><text:s text:c="5"/><text:span text:style-name="T231">The lawman turned to Eugene and Calypso. “Have either of you seen this woman?”</text:span></text:p>
      <text:p text:style-name="P42"><text:s text:c="5"/><text:span text:style-name="T231">They both shook their heads no. Eugene thought about saying yes he had seen her, spent most of a night with her. But there was no need to hassle the woman. She’d done nothing wrong. There was no reason for the law to be looking for her.</text:span></text:p>
      <text:p text:style-name="P42"><text:s text:c="5"/><text:span text:style-name="T232">Eugene watched the lawman leave the saloon. He turned to the bartender. “Need me to tell her?”</text:span></text:p>
      <text:p text:style-name="P42"><text:s text:c="5"/><text:span text:style-name="T232">The bartender nodded. “Much obliged.”</text:span></text:p>
      <text:p text:style-name="P42"><text:s text:c="5"/><text:span text:style-name="T232">Walking upstairs Eugene knocked on door number three. Anne answered the door. “Lawman, you’re back for round two?”</text:span></text:p>
      <text:p text:style-name="P42"><text:s text:c="5"/><text:span text:style-name="T232">Eugene smiled. “No longer a lawman, and no I’m not looking for anything. Just some information. Another lawman is looking for you. Be safe.” He said.</text:span></text:p>
      <text:p text:style-name="P42"><text:s text:c="5"/><text:span text:style-name="T232">Anne sighed. “It was about time they caught up with me. Only a matter of time right?” She said.</text:span></text:p>
      <text:p text:style-name="P42"><text:s text:c="5"/><text:span text:style-name="T232">Eugene nodded “I suppose so, what did you do?”</text:span></text:p>
      <text:p text:style-name="P42"><text:s text:c="5"/><text:span text:style-name="T232">Anne shook her head. “Nope not going down that road with you. Don’t need you getting into trouble.” She smiled. “Besides, you’re a nice boy…go back to your girl down there. She looks lonely.” She closed the door.</text:span></text:p>
      <text:p text:style-name="P42"><text:soft-page-break/><text:s text:c="5"/><text:span text:style-name="T232">Walking back down the stairs, Eugene looked at Calypso. “She’s done something.” He said. “Wouldn’t tell me the details though.”</text:span></text:p>
      <text:p text:style-name="P42"><text:s text:c="5"/><text:span text:style-name="T232">Calypso nodded. “Well let the law take care of her.” She said. “If she can run let her run. But if the law does catch up to her, well, let them catch up.”</text:span></text:p>
      <text:p text:style-name="P42"><text:s text:c="5"/><text:span text:style-name="T233">Eugene nodded. “Yeah.” He agreed. </text:span><text:span text:style-name="T234">He felt sorry for Anne they had shared a moment in time. A moment that would never come back or relived. But Eugene had someone else in his life now and he was looking forward to living out his life with her. On the Moon of all places.</text:span></text:p>
      <text:p text:style-name="P42"><text:s text:c="5"/><text:span text:style-name="T234">Eugene looked at Calypso. “Let’s settle down here.” He said. “We can find work to keep us busy.”</text:span></text:p>
      <text:p text:style-name="P42"><text:s text:c="5"/><text:span text:style-name="T234">Calypso smiled. “Here? Are you sure?” She looked around at the rugged people not sure if Eugene was serious or not. </text:span><text:span text:style-name="T237">Tapping her shot glass on the table, she ordered another round of Whiskey. The bartender filled their glasses. She shot it and thought about what Eugene was proposing.</text:span></text:p>
      <text:p text:style-name="P42"><text:s text:c="5"/>“<text:span text:style-name="T237">One sec, I’ll be right back.” She said.</text:span></text:p>
      <text:p text:style-name="P42"><text:s text:c="5"/><text:span text:style-name="T237">Walking upstairs, Calypso knocked on door number three. Anne answered. “Calypso, I didn’t figure you’d be the type to come up here. I do service both men and women you know, wanna come in?”</text:span></text:p>
      <text:p text:style-name="P42"><text:s text:c="5"/><text:span text:style-name="T237">Calypso smiled. “Listen you’d better run. There’s a man looking for you.”</text:span></text:p>
      <text:p text:style-name="P42"><text:s text:c="5"/><text:span text:style-name="T237">Anne chuckled. “Yes I know, Eugene just told me.” She said. “</text:span><text:span text:style-name="T238">You two are a pair you know that?” She said.</text:span></text:p>
      <text:p text:style-name="P42"><text:s text:c="5"/><text:span text:style-name="T238">Calypso continued to smile. “He’s going to ask me to marry him, I can feel it.”</text:span></text:p>
      <text:p text:style-name="P42"><text:s text:c="5"/><text:span text:style-name="T238">Anne shrugged. “Marriage is good if you’re into that sort of thing. I prefer to keep my options open.” </text:span><text:soft-page-break/><text:span text:style-name="T238">She said. “You really are terrible at holding your whiskey aren’t you?” She asked.</text:span></text:p>
      <text:p text:style-name="P42"><text:s text:c="5"/><text:span text:style-name="T238">Calypso straightened up. “I can hold my own if that’s what you’re asking.” She said.</text:span></text:p>
      <text:p text:style-name="P42"><text:s text:c="5"/><text:span text:style-name="T238">Anne smiled. “That’s not what I meant at all.” She said. “I know you can hold your own, I’ve seen it. Anyways if you’re not interested in my company tonight, will you kindly leave so I can get some actual interest in here? I’m lonely.”</text:span></text:p>
      <text:p text:style-name="P42"><text:s text:c="5"/><text:span text:style-name="T238">Calypso nodded. “You got it.” She said and walked back downstairs to the bar.</text:span></text:p>
      <text:p text:style-name="P42"><text:s text:c="5"/>“<text:span text:style-name="T238">Come on” She said to Eugene. “She doesn’t want our help.”</text:span></text:p>
      <text:p text:style-name="P42"><text:s text:c="5"/><text:span text:style-name="T238">Eugene laughed. “I could have told you that.” He said. </text:span><text:span text:style-name="T239">Putting his arm around Calypso he tried to steady her.</text:span></text:p>
      <text:p text:style-name="P42"><text:s text:c="5"/>“<text:span text:style-name="T239">She’s a doo doo head.”</text:span></text:p>
      <text:p text:style-name="P42"><text:s text:c="5"/><text:span text:style-name="T239">Eugene continued to laugh. “There’s no reason for name calling.” He said.</text:span></text:p>
      <text:p text:style-name="P43"/>
      <text:p text:style-name="P44">Chapter Twenty</text:p>
      <text:p text:style-name="P44"/>
      <text:p text:style-name="P44"><text:s text:c="5"/>Eugene found work at a black smith while Calypso found work at the inn. They were happy with their chosen professions.</text:p>
      <text:p text:style-name="P44"><text:s text:c="5"/>One day while Eugene was working, the lawman showed up.</text:p>
      <text:p text:style-name="P44"><text:s text:c="5"/>“Eugene.” The man said, “Is it really you?”</text:p>
      <text:p text:style-name="P44"><text:s text:c="5"/>Eugene nodded. “In the flesh.” He said. “What can I do for you lawman?”</text:p>
      <text:p text:style-name="P44"><text:s text:c="5"/>Calling a person lawman meant you didn’t know their name and you didn’t care for it either.</text:p>
      <text:p text:style-name="P44"><text:s text:c="5"/>Eugene remembered when people would call him lawman. <text:span text:style-name="T240">It would tick him off beyond measure. Like </text:span><text:soft-page-break/><text:span text:style-name="T240">really irritated him. </text:span><text:span text:style-name="T241">Now he was calling other people by that name. </text:span><text:span text:style-name="T242">Interesting how the tables turned.</text:span></text:p>
      <text:p text:style-name="P44"><text:s text:c="5"/><text:span text:style-name="T243">The lawman looked at Eugene and frowned. He too didn’t take the nickname </text:span><text:span text:style-name="T244">well. “Thought you were above that kind of talk kid.” He said.</text:span></text:p>
      <text:p text:style-name="P44"><text:s text:c="5"/>“<text:span text:style-name="T244">Thought you were a man of noble intent.” The lawman continued. </text:span></text:p>
      <text:p text:style-name="P44"><text:s text:c="5"/><text:span text:style-name="T244">Eugene smiled “I am.” He smiled. “What’s your name?”</text:span></text:p>
      <text:p text:style-name="P44"><text:s text:c="5"/>“<text:span text:style-name="T244">Calvin.” The lawman said. “Name’s Calvin.”</text:span></text:p>
      <text:p text:style-name="P44"><text:s text:c="5"/>“<text:span text:style-name="T244">Okay Calvin it is.” Eugene said. “</text:span><text:span text:style-name="T245">Now, what is it you want?”</text:span></text:p>
      <text:p text:style-name="P44"><text:s text:c="5"/><text:span text:style-name="T245">Calvin looked at Eugene “I want to know what made you turn your back on the law.”</text:span></text:p>
      <text:p text:style-name="P44"><text:s text:c="5"/><text:span text:style-name="T245">Eugene looked serious for a moment. “I didn’t turn my back on the law.” He said. “</text:span><text:span text:style-name="T246">The law turned its back on me and my partner.”</text:span></text:p>
      <text:p text:style-name="P44"><text:s text:c="5"/><text:span text:style-name="T246">Calvin nodded. “I see.” He said. “You don’t really believe that do you?”</text:span></text:p>
      <text:p text:style-name="P44"><text:s text:c="5"/><text:span text:style-name="T246">Eugene picked up a hammer and began striking it against a piece of metal. “You can believe what you want to believe, I only tell the truth.” He said between strikes. Sparks flew everywhere.</text:span></text:p>
      <text:p text:style-name="P44"><text:s text:c="5"/><text:span text:style-name="T246">Calvin nodded again. “Okay I’ll give you that.” He said. “I was wondering if you’d be able to help me locate this girl. She’s gone missing and I need help from someone who knows the lay of the town.”</text:span></text:p>
      <text:p text:style-name="P44"><text:s text:c="5"/><text:span text:style-name="T246">Eugene put the hammer down and looked at Calvin. Could he really be asking for help from a former agent? That didn’t make any sense. It was typically against the law to do so.</text:span></text:p>
      <text:p text:style-name="P44"><text:s text:c="5"/>“<text:span text:style-name="T246">How can you be asking me this?” Eugene asked as he put the piece of metal in water to cool it. “Isn’t that a breach in protocol?”</text:span></text:p>
      <text:p text:style-name="P44"><text:soft-page-break/><text:s text:c="5"/><text:span text:style-name="T246">Calvin understood where Eugene was coming from. It was indeed a breach in protocol, but he needed to fine Anne and ask her some questions. It was that simple. “I only have a few questions for the girl. She’s not in trouble.” He paused. “Well she won’t be in trouble if I find her before they do.”</text:span></text:p>
      <text:p text:style-name="P44"><text:s text:c="5"/><text:span text:style-name="T246">Eugene frowned, before they do? What the hell did that mean?! He wasn’t sure if he could trust Calvin. Calvin was from the capitol, someone who couldn’t be trusted by nature. </text:span><text:span text:style-name="T247">It was the nature of the beast. Eugene finally understood why people feared officers from the capitol. Why they were afraid to be found. It only took him loosing everything he had to find that out.</text:span></text:p>
      <text:p text:style-name="P44"><text:s text:c="5"/>“<text:span text:style-name="T247">I know where she is.” Eugene said.</text:span></text:p>
      <text:p text:style-name="P44"><text:s text:c="5"/><text:span text:style-name="T247">Calvin smiled. “That’s great! Where?”</text:span></text:p>
      <text:p text:style-name="P44"><text:s text:c="5"/>“<text:span text:style-name="T247">Room three above the saloon.” Eugene replied. “She’s a whore, a prostitute, a lady of the evening as it were.” Eugene didn’t feel right giving away the information but he had to do something in order to keep the lawman off his </text:span><text:span text:style-name="T248">back.</text:span></text:p>
      <text:p text:style-name="P44"><text:s text:c="5"/><text:span text:style-name="T249">Calvin smiled. “Thank you Eugene, I owe you one.” </text:span><text:span text:style-name="T250">He walked away.</text:span></text:p>
      <text:p text:style-name="P44"><text:s text:c="5"/><text:span text:style-name="T251">Eugene didn’t want to know what he would get in return. </text:span><text:span text:style-name="T252">It better not be something he wouldn’t like. A surprise visit from an admiral perhaps taking him to prison? He didn’t like the thought.</text:span></text:p>
      <text:p text:style-name="P44"><text:s text:c="5"/><text:span text:style-name="T253">Putting away his tools, Eugene ran to the inn where Calypso was working. She was currently waiting tables.</text:span></text:p>
      <text:p text:style-name="P44"><text:s text:c="5"/>“<text:span text:style-name="T253">Can’t talk now Eugene.” Calypso said. “Kinda busy.”</text:span></text:p>
      <text:p text:style-name="P44"><text:s text:c="5"/><text:span text:style-name="T253">Eugene nodded. He could see that. But he wanted to tell her in person before someone else did.</text:span></text:p>
      <text:p text:style-name="P44"><text:soft-page-break/><text:s text:c="5"/>“<text:span text:style-name="T253">I told him.” Eugene said. “I told him exactly where she is.”</text:span></text:p>
      <text:p text:style-name="P44"><text:s text:c="5"/><text:span text:style-name="T253">Calypso stopped for a moment. “You did what?” She said. “Are you kidding me right now?” She put her hands on her hips.</text:span></text:p>
      <text:p text:style-name="P44"><text:s text:c="5"/><text:span text:style-name="T253">Eugene shook his head. “No I’m not kidding you right now.” He said, “I told him where to find Anne. He just has some questions for her, that’s all.”</text:span></text:p>
      <text:p text:style-name="P44"><text:s text:c="5"/><text:span text:style-name="T253">Calypso shook her head. “You of all people should know that’s not all when it comes to the work of a lawman.”</text:span></text:p>
      <text:p text:style-name="P44"><text:s text:c="5"/><text:span text:style-name="T253">Eugene nodded. He did know but that wasn’t enough </text:span><text:span text:style-name="T254">for Calypso. She wanted to make it clear that what he had done was wrong.</text:span></text:p>
      <text:p text:style-name="P44"><text:s text:c="5"/>“<text:span text:style-name="T254">You have totally crossed the line.” Calypso said. “Don’t you want the townspeople to trust us?”</text:span></text:p>
      <text:p text:style-name="P44"><text:s text:c="5"/><text:span text:style-name="T254">Eugene frowned. He had don’t something wrong for sure. The townspeople wouldn’t trust him, not if word got out of what he had done.</text:span></text:p>
      <text:p text:style-name="P44"><text:s text:c="5"/><text:span text:style-name="T255">Across the street, Calvin walked into the saloon. He walked up to the bartender.</text:span></text:p>
      <text:p text:style-name="P44"><text:s text:c="5"/><text:span text:style-name="T255">The bartender was about to give his usual line of we don’t serve your kind, when Calvin pulled out a coin purse.</text:span></text:p>
      <text:p text:style-name="P44"><text:s text:c="5"/><text:span text:style-name="T255">Setting several coins down on the counter, he pointed up to room three. “I just need five minutes alone with her.” He said.</text:span></text:p>
      <text:p text:style-name="P44"><text:s text:c="5"/><text:span text:style-name="T255">The bartender nodded. “Five minutes. You’ve got it.” He said. The bartender regretted his decision almost immediately.</text:span></text:p>
      <text:p text:style-name="P44"><text:s text:c="5"/><text:span text:style-name="T256">Walking up to room three, Calvin knocked on Anne’s door. She opened it. “Come on in stranger.” She said.</text:span></text:p>
      <text:p text:style-name="P44"><text:s text:c="5"/><text:span text:style-name="T256">The lawman flashed his badge. “I’m here on official business.” He said.</text:span></text:p>
      <text:p text:style-name="P44"><text:soft-page-break/><text:s text:c="5"/><text:span text:style-name="T256">Anne sighed. “That hasn’t stopped your kind in the past.” She played with his tie. “Besides, don’t tell me you’d be willing to ignore this.” She gestured to her body.</text:span></text:p>
      <text:p text:style-name="P44"><text:s text:c="5"/><text:span text:style-name="T256">Calvin walked inside and closed the door.</text:span></text:p>
      <text:p text:style-name="P44"/>
      <text:p text:style-name="P45">Chapter Twenty-One</text:p>
      <text:p text:style-name="P45"/>
      <text:p text:style-name="P45"><text:s text:c="5"/><text:span text:style-name="T257">It took twenty minutes, not five, to interrogate Anne. Once Calvin was satisfied she didn’t know anything he allowed her to go.</text:span></text:p>
      <text:p text:style-name="P45"><text:s text:c="5"/><text:span text:style-name="T257">Anne rushed from the room and ran downstairs to the bartender. “How could you!” She said. “How could you!”</text:span></text:p>
      <text:p text:style-name="P45"><text:s text:c="5"/><text:span text:style-name="T257">The bartender shook his head in </text:span><text:span text:style-name="T258">sorrow. How could he indeed. He couldn’t look Anne in the eyes. He was supposed to be there to protect the working girls not give them up to the feds. But here he was regretting his decision all over again.</text:span></text:p>
      <text:p text:style-name="P45"><text:s text:c="5"/><text:span text:style-name="T258">Calvin walked down the stairs and up to the bar. “She was very helpful.” He said. “In the end. I feel like I owe you more money.” Setting his coin purse down on the counter he paused. “Take what you feel is fair.”</text:span></text:p>
      <text:p text:style-name="P45"><text:s text:c="5"/><text:span text:style-name="T258">The bartender took the coin purse and pocketed it. “I think that should do nicely.” he said.</text:span></text:p>
      <text:p text:style-name="P45"><text:s text:c="5"/>“<text:span text:style-name="T259">Fair enough.” Calvin said, “I’ll be back.” He walked out the front door.</text:span></text:p>
      <text:p text:style-name="P45"><text:s text:c="5"/><text:span text:style-name="T260">The bartender handed the coin purse over to Anne. “I know it won’t make up for it, but here you go.” He said.</text:span></text:p>
      <text:p text:style-name="P45"><text:s text:c="5"/><text:span text:style-name="T260">Anne took the money. “This doesn’t make us even.” She said. “I’m still mad at you.”</text:span></text:p>
      <text:p text:style-name="P45"><text:s text:c="5"/><text:span text:style-name="T260">The bartender folded his arms. “Yeah I know.” He said. </text:span><text:span text:style-name="T261">Mike watched as Anne walked back upstairs to </text:span><text:soft-page-break/><text:span text:style-name="T261">wait for more clients. </text:span><text:span text:style-name="T262">She was wearing a red dress, one of his favorites. It was low cut so you could see her well developed breasts. A perfect dress for a lady of the night.</text:span></text:p>
      <text:p text:style-name="P45"><text:s text:c="5"/><text:span text:style-name="T263">Across the saloon Eugene and Calypso sat at a table. They had just watched the entire episode unfurl. Eugene felt bad for letting Calvin know where Anne was, but some habits die hard.</text:span></text:p>
      <text:p text:style-name="P45"><text:s text:c="5"/>“<text:span text:style-name="T263">Go to her.” Calypso said. “Go comfort her.”</text:span></text:p>
      <text:p text:style-name="P45"><text:s text:c="5"/><text:span text:style-name="T263">Eugene looked at Calypso and shook his head. “I can’t do that to you.” He said. ‘That would be wrong.”</text:span></text:p>
      <text:p text:style-name="P45"><text:s text:c="5"/><text:span text:style-name="T263">Calypso shook her head. “I’m allowing it this once.” She said. “Go to her.”</text:span></text:p>
      <text:p text:style-name="P45"><text:s text:c="5"/><text:span text:style-name="T263">Eugene stood and crossed the saloon. Walking up to Mike he asked if Anne was available. She was. He walked up the stairs taking two at a time. Reaching the third door, Eugene knocked gently. Part of him hoped she wouldn’t answer.</text:span></text:p>
      <text:p text:style-name="P45"><text:s text:c="5"/><text:span text:style-name="T263">But she did.</text:span></text:p>
      <text:p text:style-name="P45"><text:s text:c="5"/>“<text:span text:style-name="T263">Eugene.” Anne said. “What are you doing up here?”</text:span></text:p>
      <text:p text:style-name="P45"><text:s text:c="5"/><text:span text:style-name="T263">Eugene held out a hand which Anne took. “I’m here to comfort you.” He said. “I saw what happened.”</text:span></text:p>
      <text:p text:style-name="P45"><text:s text:c="5"/><text:span text:style-name="T263">Anne smiled. “Oh Eugene, that’s so sweet of you. It’ll cost you, but that’s sweet of you.”</text:span></text:p>
      <text:p text:style-name="P45"><text:s text:c="5"/><text:span text:style-name="T263">Eugene nodded. “I know.” He walked inside and closed the door </text:span><text:span text:style-name="T264">behind him</text:span><text:span text:style-name="T263">.</text:span></text:p>
      <text:p text:style-name="P45"><text:s text:c="5"/><text:span text:style-name="T269">Once inside, Anne disrobed and sat there naked in front of Eugene. “You’ve earned it Eugene.” She said. “Whatever you want, you can have.”</text:span></text:p>
      <text:p text:style-name="P45"><text:s text:c="5"/><text:span text:style-name="T269">Eugene held Anne’s hand. “Let’s just talk for a moment.”</text:span></text:p>
      <text:p text:style-name="P45"><text:soft-page-break/><text:s text:c="5"/><text:span text:style-name="T274">It would be a lie to say Eugene wasn’t tempted. He remembered the last time he had been with Anne, it had been a special moment for him.</text:span></text:p>
      <text:p text:style-name="P45"><text:s text:c="5"/><text:span text:style-name="T265">An hour later Eugene emerged from Anne’s room. His shirt was barely tucked in. Walking down the steps he smiled at Mike. “She’s a good woman you have working for you.” He said.</text:span></text:p>
      <text:p text:style-name="P45"><text:s text:c="5"/><text:span text:style-name="T265">Mike nodded. “Yeah I know.”</text:span></text:p>
      <text:p text:style-name="P45"><text:s text:c="5"/><text:span text:style-name="T265">Crossing the saloon Eugene sat down at the table where Calypso was still seated.</text:span></text:p>
      <text:p text:style-name="P45"><text:s text:c="5"/>“<text:span text:style-name="T265">You look happy.” She said.</text:span></text:p>
      <text:p text:style-name="P45"><text:s text:c="5"/><text:span text:style-name="T265">Eugene smiled. “We talked.” He said. “</text:span><text:span text:style-name="T266">She’s not that bad of a person once you get to know her.”</text:span></text:p>
      <text:p text:style-name="P45"><text:s text:c="5"/><text:span text:style-name="T266">Calypso nodded. “Oh I’m sure you got to know her inside and out.” She winked at Eugene.</text:span></text:p>
      <text:p text:style-name="P45"><text:s text:c="5"/><text:span text:style-name="T266">Eugene shook his head. “It wasn’t anything like that.”</text:span></text:p>
      <text:p text:style-name="P45"><text:s text:c="5"/>“<text:span text:style-name="T266">It’s okay Eugene.” Calypso said. “It’s fine. I’m fine with it.”</text:span></text:p>
      <text:p text:style-name="P45"><text:s text:c="5"/><text:span text:style-name="T266">Eugene could tell that wasn’t the case. Calypso was jealous of what had occurred between Eugene and Anne. All they did was talk. Sure Anne tried to make out with Eugene but he wouldn’t allow it. He didn’t want to betray Calypso. So all they did was talk.</text:span></text:p>
      <text:p text:style-name="P45"><text:s text:c="5"/><text:span text:style-name="T267">They shared stories of childhood. Two very different childhoods were had. They shared stories of adulthood as well, again two different stories were to be told. Either way the stories would never be the same or close to the same. Both lived happy different lives, that much was for sure. Eugene marveled at how well Anne had it. He didn’t expect any of her life to be normal considering where she was. Working as a call girl at a saloon. But she had no complaints, she enjoyed her life and her profession. </text:span><text:span text:style-name="T268">If you could call it a profession.</text:span></text:p>
      <text:p text:style-name="P45"><text:soft-page-break/><text:s text:c="5"/><text:span text:style-name="T268">Eugene tried to convince Calypso that’s all they talked about but she didn’t believe him. Well either she didn’t believe him or she was teasing him about not believing him. Either way she didn’t believe a word he said, but that was okay. She had given him a free pass, if he took her up on it that was up to him.</text:span></text:p>
      <text:p text:style-name="P45"><text:s text:c="5"/><text:span text:style-name="T270">Finishing her whiskey, Calypso stood up from the table. “We should get back to work.”</text:span></text:p>
      <text:p text:style-name="P45"><text:s text:c="5"/><text:span text:style-name="T270">Eugene looked at Calypso and shook his head. “I don’t think you’re in any condition to work. How many shots have you had?”</text:span></text:p>
      <text:p text:style-name="P45"><text:s text:c="5"/><text:span text:style-name="T270">Calypso held up two fingers “Six.” She said.</text:span></text:p>
      <text:p text:style-name="P45"><text:s text:c="5"/><text:span text:style-name="T270">Eugene held onto her. “Yeah I think you’re done for the day.” He said, “One of these days you’ll learn you can’t hold your liquor. Six shots? Oh dear.”</text:span></text:p>
      <text:p text:style-name="P45"><text:s text:c="5"/><text:span text:style-name="T271">They walked back to their home on the edge of town. It was a small place but it was someplace to live.</text:span></text:p>
      <text:p text:style-name="P45"><text:s text:c="5"/><text:span text:style-name="T271">Once inside Eugene led Calypso over to the bed and laid her down. “There you are my dear, get some rest. Sleep the booze off.” He said.</text:span></text:p>
      <text:p text:style-name="P45"><text:s text:c="5"/><text:span text:style-name="T271">Calypso nodded. “Yes darling.” </text:span><text:span text:style-name="T272">She turned over on the bed and sunk her face deep into the pillow. She would sleep good that much was certain.</text:span></text:p>
      <text:p text:style-name="P45"><text:s text:c="5"/><text:span text:style-name="T272">Eugene sneaked back out of the house and walked back to the saloon. There was a lawman out there who had answers. Eugene intended to confront him and get some answers. Much deserved answers.</text:span></text:p>
      <text:p text:style-name="P45"/>
      <text:p text:style-name="P46">Chapter Twenty-Two</text:p>
      <text:p text:style-name="P46"/>
      <text:p text:style-name="P46"><text:s text:c="5"/><text:span text:style-name="T273">Walking back into the saloon Eugene walked up to Calvin who was shooting darts.</text:span></text:p>
      <text:p text:style-name="P46"><text:s text:c="5"/>“<text:span text:style-name="T273">The ex lawman appears.” Calvin said </text:span><text:span text:style-name="T275">throwing a dart. “What can I do for you?”</text:span></text:p>
      <text:p text:style-name="P46"><text:soft-page-break/><text:s text:c="5"/><text:span text:style-name="T275">Eugene picked up some darts and played. Throwing a dart, it hit the outer board, no points. “I was wondering what it is you asked Anne.” He said.</text:span></text:p>
      <text:p text:style-name="P46"><text:s text:c="5"/><text:span text:style-name="T275">Calvin smiled. “That’s for me to know.” He said. “Besides I saw you go up and comfort her. Was it a good lay?” He asked.</text:span></text:p>
      <text:p text:style-name="P46"><text:s text:c="5"/><text:span text:style-name="T275">Eugene threw another dart, bullseye. “We just talked.” He said.</text:span></text:p>
      <text:p text:style-name="P46"><text:s text:c="5"/>“<text:span text:style-name="T275">And she didn’t say anything of what we talked about.” Calvin said. “I find that hard to believe.”</text:span></text:p>
      <text:p text:style-name="P46"><text:s text:c="5"/><text:span text:style-name="T275">Eugene nodded. “It’s true. She didn’t bring up anything you two talked about. That’s why I’m here.”</text:span></text:p>
      <text:p text:style-name="P46"><text:s text:c="5"/>“<text:span text:style-name="T276">Where’s that girlfriend of yours.” Calvin said. “I bet she’s a good lay too.”</text:span></text:p>
      <text:p text:style-name="P46"><text:s text:c="5"/><text:span text:style-name="T276">Eugene dropped his darts and put his arm around Calvin’s throat. “What did you say lawman?” He asked.</text:span></text:p>
      <text:p text:style-name="P46"><text:s text:c="5"/>“<text:span text:style-name="T276">So the truth comes out.” Calvin said. “I always suspected there was something between the two of you, but now you’ve shown me there was all along.”</text:span></text:p>
      <text:p text:style-name="P46"><text:s text:c="5"/><text:span text:style-name="T276">Eugene let Calvin go. “Don’t be disrespecting Sharon.” He said. “You can say anything you want about the whore’s who work here, but don’t you dare say anything about Sharon.”</text:span></text:p>
      <text:p text:style-name="P46"><text:s text:c="5"/><text:span text:style-name="T276">Calvin put up his hands. “No worries chief, didn’t know it would set you off like that. My bad.” He said.</text:span></text:p>
      <text:p text:style-name="P46"><text:s text:c="5"/><text:span text:style-name="T276">Eugene nodded. Putting the darts down, he was done playing. “So, where does your case lead you next?” He asked as though nothing had happened.</text:span></text:p>
      <text:p text:style-name="P46"><text:s text:c="5"/><text:span text:style-name="T276">Calvin shook his head. “Not sure.” He said. “I’m back to square one. I thought Anne would have known something, but she didn’t.” He frowned, “It would be nice to have a break into this case.”</text:span></text:p>
      <text:p text:style-name="P46"><text:soft-page-break/><text:s text:c="5"/>“<text:span text:style-name="T276">Maybe you should just give up and go home.” Eugene offered. “You never know maybe the person you’re looking for is on Earth.”</text:span></text:p>
      <text:p text:style-name="P46"><text:s text:c="5"/>“<text:span text:style-name="T277">No, I’ve been told by an informant that the person I’m looking for is here.” Calvin said. “They’re pretty reliable.”</text:span></text:p>
      <text:p text:style-name="P46"><text:s text:c="5"/><text:span text:style-name="T277">Nick walked into the saloon and took a look around. He walked up to Eugene. “Lawman.” He said. “I hear you aren’t a lawman anymore.” He held out a hand. “Name’s Nick.”</text:span></text:p>
      <text:p text:style-name="P46"><text:s text:c="5"/><text:span text:style-name="T277">Eugene shook Nick’s hand. “Eugene.” He said.</text:span></text:p>
      <text:p text:style-name="P46"><text:s text:c="5"/><text:span text:style-name="T277">Calvin looked at Nick.</text:span></text:p>
      <text:p text:style-name="P46"><text:s text:c="5"/><text:span text:style-name="T277">Nick looked back at Calvin. “I hear you’re the new lawman in town.” He said. “Best be keeping an eye out, never know what’s going to happen.”</text:span></text:p>
      <text:p text:style-name="P46"><text:s text:c="5"/><text:span text:style-name="T277">Nick walked away over to the bar to order a drink.</text:span></text:p>
      <text:p text:style-name="P46"><text:s text:c="5"/>“<text:span text:style-name="T277">Is that a threat?” Calvin asked Eugene.</text:span></text:p>
      <text:p text:style-name="P46"><text:s text:c="5"/><text:span text:style-name="T277">Eugene shrugged. “Don’t have a clue. It’s hard to tell with that one.”</text:span></text:p>
      <text:p text:style-name="P46"><text:s text:c="5"/>“<text:span text:style-name="T278">Well that’s...comforting.” Calvin said, “I best be going. There’s leads to follow up on. I’ll catch you later.”</text:span></text:p>
      <text:p text:style-name="P46"><text:s text:c="5"/>“<text:span text:style-name="T278">Is that a threat?” Eugene asked.</text:span></text:p>
      <text:p text:style-name="P46"><text:s text:c="5"/>“<text:span text:style-name="T278">It’s a promise.” Calvin said as he walked away and out the door of the saloon.</text:span></text:p>
      <text:p text:style-name="P46"><text:s text:c="5"/><text:span text:style-name="T280">Walking up to the bar, Eugene caught the tail end of a conversation between Mike the bartender and Nick.</text:span></text:p>
      <text:p text:style-name="P46"><text:s text:c="5"/>“<text:span text:style-name="T280">You can’t be serious.” Nick said.</text:span></text:p>
      <text:p text:style-name="P46"><text:s text:c="5"/>“<text:span text:style-name="T280">Oh I’m one hundred percent serious.” Mike said. “Heard it with my own two ears.”</text:span></text:p>
      <text:p text:style-name="P46"><text:s text:c="5"/><text:span text:style-name="T280">As Eugene approached, the two men stopped talking.</text:span></text:p>
      <text:p text:style-name="P46"><text:s text:c="5"/>“<text:span text:style-name="T280">So, Eugene.” Nick said. “No hard feelings right?”</text:span></text:p>
      <text:p text:style-name="P46"><text:soft-page-break/><text:s text:c="5"/><text:span text:style-name="T280">Eugene shook his head. There was nothing he knew of for there to be any hard feelings. “No, none at all.”</text:span></text:p>
      <text:p text:style-name="P46"><text:s text:c="5"/>“<text:span text:style-name="T280">Good.” Nick said. “Mike was just telling me here about some horse racing going on in the outer rim. Think you’d be willing to take a shuttle there with me sometime and bet on some horses?”</text:span></text:p>
      <text:p text:style-name="P46"><text:s text:c="5"/><text:span text:style-name="T280">Eugene nodded. “Sure Nick, sounds fun.” He smiled.</text:span></text:p>
      <text:p text:style-name="P46"><text:s text:c="5"/>“<text:span text:style-name="T281">Atta boy,” Nick said.</text:span></text:p>
      <text:p text:style-name="P46"><text:s text:c="5"/><text:span text:style-name="T281">Mike frowned. “You’ve never asked me to go see horses with you Nick. What gives?” He asked.</text:span></text:p>
      <text:p text:style-name="P46"><text:s text:c="5"/><text:span text:style-name="T281">Nick looked at Mike. “You never seemed the type to be interested in going to a horse race. If you want to come along, you’re more than welcome.”</text:span></text:p>
      <text:p text:style-name="P46"><text:s text:c="5"/><text:span text:style-name="T281">Mike shook his head. “Nah, don’t want to get in the way of your bromance.” He teased.</text:span></text:p>
      <text:p text:style-name="P46"><text:s text:c="5"/>“<text:span text:style-name="T281">There’s no bromance.” Nick said. “It’s just, we’re just, what?”</text:span></text:p>
      <text:p text:style-name="P46"><text:s text:c="5"/><text:span text:style-name="T281">Eugene laughed. “He’s pulling your leg man. Let it go.”</text:span></text:p>
      <text:p text:style-name="P46"><text:s text:c="5"/><text:span text:style-name="T282">Nick looked at Mike, “That’s not cool man.” He said, “Not cool at all.”</text:span></text:p>
      <text:p text:style-name="P46"><text:s text:c="5"/><text:span text:style-name="T283">Mike laughed along with Eugene. He didn’t get why Nick didn’t enjoy a good joke. Maybe because the joke was aimed directly at him. </text:span><text:span text:style-name="T284">Whatever the case, he didn’t like it.</text:span></text:p>
      <text:p text:style-name="P46"><text:s text:c="5"/>“<text:span text:style-name="T284">What brings you into town Nick?” Eugene asked.</text:span></text:p>
      <text:p text:style-name="P46"><text:s text:c="5"/><text:span text:style-name="T284">Nick smiled. “I heard you got some trouble with a lawman roaming these parts, so I figured I would come and see what all the fuss is about.” He looked at Mike, “I’ll have a beer.” He said.</text:span></text:p>
      <text:p text:style-name="P46"><text:s text:c="5"/>“<text:span text:style-name="T284">Coming right up.” Mike said.</text:span></text:p>
      <text:p text:style-name="P46"><text:soft-page-break/><text:s text:c="5"/><text:span text:style-name="T284">Bringing a fresh glass of beer, Mike handed it to Nick who took a drink from the glass. “Refreshing.” He said.</text:span></text:p>
      <text:p text:style-name="P46"><text:s text:c="5"/><text:span text:style-name="T284">Eugene also ordered a beer and began to drink. “So do you know this lawman?” He asked.</text:span></text:p>
      <text:p text:style-name="P46"><text:s text:c="5"/><text:span text:style-name="T284">Nick nodded. “We’ve had some dealings, Calvin and I.” He said, “None of them were pleasant.”</text:span></text:p>
      <text:p text:style-name="P46"><text:s text:c="5"/><text:span text:style-name="T284">Taking another swallow of his beer Eugene nodded. “I see.” He said.</text:span></text:p>
      <text:p text:style-name="P46"><text:s text:c="5"/>“<text:span text:style-name="T284">There’s rumors that you helped him find Anne.” Nick said.</text:span></text:p>
      <text:p text:style-name="P46"><text:s text:c="5"/><text:span text:style-name="T284">Eugene coughed his last swallow back up.</text:span></text:p>
      <text:p text:style-name="P46"><text:s text:c="5"/><text:span text:style-name="T284">Nick looked at Eugene. “That sums up my feelings on the subject just fine.” He smiled. “Now why would you be helping out a lawman?” Nick didn’t trust lawmen, he didn’t like them he didn’t trust them, he hated lawmen.</text:span></text:p>
      <text:p text:style-name="P46"><text:s text:c="5"/><text:span text:style-name="T284">Eugene shook his head. “It’s nothing like that.” He said. “The man just needed some information that’s all. I led him to that information. She’s up in her room unhurt. I promise.”</text:span></text:p>
      <text:p text:style-name="P46"><text:s text:c="5"/>“<text:span text:style-name="T284">Unhurt, except from the questioning she had to go through.” Nick said. “I’m not sure I trust you Eugene.” Nick followed up with, “Once a lawman always a lawman.”</text:span></text:p>
      <text:p text:style-name="P46"><text:s text:c="5"/><text:span text:style-name="T284">Eugene shook his head. “Nothing like that, I promise.”</text:span></text:p>
      <text:p text:style-name="P46"><text:s text:c="5"/><text:span text:style-name="T284">Nick finished his beer. “Right. That’s what they all say.” He walked out of the saloon.</text:span></text:p>
      <text:p text:style-name="P46"><text:s text:c="5"/><text:span text:style-name="T284">Mike turned to Eugene. “Guess you can’t take the law out of the man after all. Might as well leave while you still can.”</text:span></text:p>
      <text:p text:style-name="P46"><text:s text:c="5"/><text:span text:style-name="T284">Eugene left the saloon.</text:span></text:p>
      <text:p text:style-name="P46"/>
      <text:p text:style-name="P47">Chapter Twenty-Three</text:p>
      <text:p text:style-name="P47"><text:soft-page-break/></text:p>
      <text:p text:style-name="P47"><text:s text:c="5"/><text:span text:style-name="T285">Walking back to his home, Eugene found Calypso fast asleep. She was sleeping off the alcohol she had consumed. He would let her sleep, there was no reason to wake her and tell her how bad he had made a mess of their lives.</text:span></text:p>
      <text:p text:style-name="P47"><text:s text:c="5"/><text:span text:style-name="T286">The next morning, Eugene woke to find Calypso wasn’t in bed. She had gotten up in the middle of the night or something. He looked around the house and couldn’t find her.</text:span></text:p>
      <text:p text:style-name="P47"><text:s text:c="5"/>“<text:span text:style-name="T286">Sharon?” Eugene called out. “Sharon are you here?” He asked.</text:span></text:p>
      <text:p text:style-name="P47"><text:s text:c="5"/><text:span text:style-name="T286">There was no response.</text:span></text:p>
      <text:p text:style-name="P47"><text:s text:c="5"/><text:span text:style-name="T286">Eugene walked out the door, he needed to find Calypso as fast as he could.</text:span></text:p>
      <text:p text:style-name="P47"><text:s text:c="5"/><text:span text:style-name="T286">Walking into the inn, he found Calypso hiding in the kitchen.</text:span></text:p>
      <text:p text:style-name="P47"><text:s text:c="5"/>“<text:span text:style-name="T286">What did you do?” Calypso asked.</text:span></text:p>
      <text:p text:style-name="P47"><text:s text:c="5"/><text:span text:style-name="T286">Eugene frowned. “They know about me helping the lawman.” He said. “I’m sorry.”</text:span></text:p>
      <text:p text:style-name="P47"><text:s text:c="5"/>“<text:span text:style-name="T286">Sorry. You’re sorry?!” Calypso asked rhetorically. “They won’t even talk to me!”</text:span></text:p>
      <text:p text:style-name="P47"><text:s text:c="5"/>“<text:span text:style-name="T286">We’ll have to find someplace else to live.” Eugene said. “I hear there are settlements on the moons of Saturn, we can settle on one of them.”</text:span></text:p>
      <text:p text:style-name="P47"><text:s text:c="5"/><text:span text:style-name="T286">Calypso frowned. “But we had just gotten to know this place.” She said, “Now you expect me to pack up and leave?”</text:span></text:p>
      <text:p text:style-name="P47"><text:s text:c="5"/><text:span text:style-name="T286">Eugene nodded. “I’m sorry.” He said, “There’s no excuse for what I’ve done. I’m really sorry honey.”</text:span></text:p>
      <text:p text:style-name="P47"><text:s text:c="5"/><text:span text:style-name="T286">Calypso clenched her fists. “You don’t know how angry I am right now. Get out of here.” She said.</text:span></text:p>
      <text:p text:style-name="P48"><text:s text:c="5"/>Taking a transport to the moon of Titan, Eugene and Calypso landed safely. <text:span text:style-name="T287">Exiting the shuttle, Calypso looked around.</text:span></text:p>
      <text:p text:style-name="P48"><text:soft-page-break/><text:s text:c="5"/>“<text:span text:style-name="T287">So this is Titan.” She huffed.</text:span></text:p>
      <text:p text:style-name="P48"><text:s text:c="5"/>“<text:span text:style-name="T287">This is Titan.” Eugene repeated. “</text:span><text:span text:style-name="T288">Come on, let’s go check out the town.”</text:span></text:p>
      <text:p text:style-name="P48"><text:s text:c="5"/><text:span text:style-name="T288">Walking into town, the duo looked around. It wasn’t like the Earth’s Moon. Where those people had taken to the old west, these people on Titan embraced technology. Everything looked so modern, so real. Eugene was impressed by how shiny the city looked.</text:span></text:p>
      <text:p text:style-name="P48"><text:s text:c="5"/>“<text:span text:style-name="T288">Let’s find the local watering hole.” Eugene said.</text:span></text:p>
      <text:p text:style-name="P48"><text:s text:c="5"/><text:span text:style-name="T288">Calypso nodded. “Aye.”</text:span></text:p>
      <text:p text:style-name="P48"><text:s text:c="5"/><text:span text:style-name="T290">You could tell a lot about a civilization by their local bar. The bartender alone could tell you a lot about the city and the people who lived in the city. That’s exactly what Eugene was looking for.</text:span></text:p>
      <text:p text:style-name="P48"><text:s text:c="5"/><text:span text:style-name="T290">Walking downtown they saw neon lights everywhere. </text:span><text:span text:style-name="T291">It was like some of the cities back on Earth. So modern.</text:span></text:p>
      <text:p text:style-name="P48"><text:s text:c="5"/><text:span text:style-name="T291">Finding the bar wasn’t difficult. Walking into the bar, Eugene and Calypso sat down at a table. The waitress on duty came over and asked what they wanted.</text:span></text:p>
      <text:p text:style-name="P48"><text:s text:c="5"/>“<text:span text:style-name="T291">Two beers please.” Eugene said. “And some information.”</text:span></text:p>
      <text:p text:style-name="P48"><text:s text:c="5"/>“<text:span text:style-name="T292">Beers I have.” The waitress said. “They don’t pay me enough to give you information. </text:span><text:span text:style-name="T293">You’ll have to go through </text:span><text:span text:style-name="T294">Susie</text:span><text:span text:style-name="T293"> for that.”</text:span></text:p>
      <text:p text:style-name="P48"><text:s text:c="5"/>“<text:span text:style-name="T294">And where might we find her?” Calypso asked.</text:span></text:p>
      <text:p text:style-name="P48"><text:s text:c="5"/>“<text:span text:style-name="T294">She’s working tonight, you should be able to find her.” The waitress said, “I’ll get you those beers.”</text:span></text:p>
      <text:p text:style-name="P48"><text:s text:c="5"/><text:span text:style-name="T294">A moment later Eugene and Calypso had beer in hand and were drinking them.</text:span></text:p>
      <text:p text:style-name="P48"><text:s text:c="5"/>“<text:span text:style-name="T294">We need to find this Susie as fast as we can.” Calypso said.</text:span></text:p>
      <text:p text:style-name="P48"><text:soft-page-break/><text:s text:c="5"/>“<text:span text:style-name="T294">And now for your performing pleasure, Susie!” A voice over a loud system said. Music began playing and a woman came out scantily clad. She began dancing around the customers. Rubbing her body on them.</text:span></text:p>
      <text:p text:style-name="P48"><text:s text:c="5"/>“<text:span text:style-name="T294">I think we found her.” Eugene said.</text:span></text:p>
      <text:p text:style-name="P48"><text:s text:c="5"/><text:span text:style-name="T294">Susie danced up to Eugene and Calypso, she began grinding on Eugene who put his hands up. He wasn’t sure what to do.</text:span></text:p>
      <text:p text:style-name="P48"><text:s text:c="5"/><text:span text:style-name="T294">Calypso fetched some money out of her purse and put it in Susie’s panties. Susie smiled at them. “Thank you kindly.”</text:span></text:p>
      <text:p text:style-name="P48"><text:s text:c="5"/><text:span text:style-name="T294">Susie then moved to Calypso and began grinding on her.</text:span></text:p>
      <text:p text:style-name="P48"><text:s text:c="5"/>“<text:span text:style-name="T294">We’re new in town.” Calypso said. “Thought you might have some information for us.”</text:span></text:p>
      <text:p text:style-name="P48"><text:s text:c="5"/><text:span text:style-name="T294">Susie smiled. “Come see me after my show.” She said. “I’ll get you set up.”</text:span></text:p>
      <text:p text:style-name="P48"><text:s text:c="5"/><text:span text:style-name="T294">She moved on to other patrons of the bar.</text:span></text:p>
      <text:p text:style-name="P48"><text:s text:c="5"/>“<text:span text:style-name="T294">Well that was uh…” Eugene said.</text:span></text:p>
      <text:p text:style-name="P48"><text:s text:c="5"/>“<text:span text:style-name="T294">Interesting? Erotic? Exciting? You can say it dear. You enjoyed it.” Calypso said.</text:span></text:p>
      <text:p text:style-name="P48"><text:s text:c="5"/><text:span text:style-name="T294">Eugene blushed. He wasn’t sure what to say about what had just happened. Whatever the case it was something.</text:span></text:p>
      <text:p text:style-name="P48"><text:s text:c="5"/><text:span text:style-name="T294">So they enjoyed their beers and waited for Susie’s show to end. It took a few minutes, she was quite the dancer. Who knew a woman’s legs could spread that far.</text:span></text:p>
      <text:p text:style-name="P48"><text:s text:c="5"/><text:span text:style-name="T294">After the show was over, Calypso and Eugene walked to the back where the dressing rooms were. Finding Susie’s room, they knocked on the door.</text:span></text:p>
      <text:p text:style-name="P48"><text:s text:c="5"/><text:span text:style-name="T294">Susie opened the door and smiled. “Why hello there strangers. What can I do you for?”</text:span></text:p>
      <text:p text:style-name="P48"><text:soft-page-break/><text:s text:c="5"/><text:span text:style-name="T294">Calypso smiled. “Hi Susie, we were wondering if you could tell us about the town? We’re new here and we’re trying to find jobs and set roots as it were.”</text:span></text:p>
      <text:p text:style-name="P48"><text:s text:c="5"/>“<text:span text:style-name="T294">Set roots?” Susie asked. “Here? Oh girl, I think you’ve got the wrong place for sure. Titan is a nice little place to visit but no one ever wants to settle down here.”</text:span></text:p>
      <text:p text:style-name="P48"><text:s text:c="5"/><text:span text:style-name="T294">Susie was dressed in a sheer robe. It glimmered as she stood up. “Sure there are jobs.” She said resting her hand on Eugene’s shoulder. “But we’re just a tourist trap, like Vegas of the skies.” She said, “People come here for two things, gambling and sex.”</text:span></text:p>
      <text:p text:style-name="P48"><text:s text:c="5"/><text:span text:style-name="T294">Eugene nodded. “Well I guess we did come to the wrong place after all.”</text:span></text:p>
      <text:p text:style-name="P48"><text:s text:c="5"/><text:span text:style-name="T294">Calypso shook her head. “No I think we’ve come to the right place Eugene. It’s perfect. Our perfect little get away from home.” She smiled at Susie and thanked her for the information.</text:span></text:p>
      <text:p text:style-name="P48"><text:s text:c="5"/><text:span text:style-name="T294">Walking out of the dressing room, Eugene smiled at Calypso. Whatever she was thinking up she must have been crazy. Because there was no way in hell he was about to stay there.</text:span></text:p>
      <text:p text:style-name="P48"><text:s text:c="5"/><text:span text:style-name="T294">It looked dangerous. The town that is. No one would want to set roots there, that’s what Susie said. Why would they want to settle down there?</text:span></text:p>
      <text:p text:style-name="P48"><text:s text:c="5"/>“<text:span text:style-name="T294">It’s perfect.” Calypso said. “You need to think outside of the box on this one honey.”</text:span></text:p>
      <text:p text:style-name="P48"><text:s text:c="5"/><text:span text:style-name="T294">Eugene smiled. “Obviously.” He said, “Way outside the box.”</text:span></text:p>
      <text:p text:style-name="P48"><text:s text:c="5"/><text:span text:style-name="T294">So they found a place to settle down as it were and relax. No one knew they were previously employed by the government back on Earth. No one knew they were lawmen turned civilians. It was a perfect place to start over and begin their lives.</text:span></text:p>
      <text:p text:style-name="P48"><text:s text:c="5"/><text:span text:style-name="T294">They needed jobs.</text:span></text:p>
      <text:p text:style-name="P48"><text:soft-page-break/></text:p>
      <text:p text:style-name="P49">Chapter Twenty-Four</text:p>
      <text:p text:style-name="P49"/>
      <text:p text:style-name="P49"><text:s text:c="5"/><text:span text:style-name="T295">Eugene and Calypso both got jobs at the bar and gambling establishment. Eugene waited tables while Calypso danced for the customers. It seemed to work out for the two of them.</text:span></text:p>
      <text:p text:style-name="P49"><text:s text:c="5"/><text:span text:style-name="T295">It didn’t bring in a ton of money but it brought in some money and that amount of money was good enough to live off of.</text:span></text:p>
      <text:p text:style-name="P49"><text:s text:c="5"/><text:span text:style-name="T296">It would take a while for Eugene to get used to the idea of his girlfriend dancing for other people. He felt like he was whoring her out. But she enjoyed the thought, the touch, the roughness of it. It was something Calypso just felt natural at doing. She had no complaints about any of it.</text:span></text:p>
      <text:p text:style-name="P49"><text:s text:c="5"/><text:span text:style-name="T296">Being a lawman, Calypso couldn’t do such things there was too much spotlight on her. But now that she was in the civilian side of things? She could do anything she wanted to do, and dancing seemed to fit the bill.</text:span></text:p>
      <text:p text:style-name="P49"><text:s text:c="5"/><text:span text:style-name="T296">Susie enjoyed working alongside Calypso. The two of them had some fun times working with the customers, teasing them getting them all hot and bothered to the point of them handing over tips.</text:span></text:p>
      <text:p text:style-name="P49"><text:s text:c="5"/><text:span text:style-name="T296">Eugene enjoyed waiting tables. He could keep an eye on Calypso as he did so. </text:span><text:span text:style-name="T298">Eugene wanted to work behind the bar mixing drinks, he thought it would be an interesting process and line of work.</text:span></text:p>
      <text:p text:style-name="P49"><text:s text:c="5"/><text:span text:style-name="T298">He would have to talk to management about that.</text:span></text:p>
      <text:p text:style-name="P49"><text:s text:c="5"/><text:span text:style-name="T299">One night after work, the couple were walking home. It began raining. Eugene started to run while Calypso held him back.</text:span></text:p>
      <text:p text:style-name="P49"><text:s text:c="5"/>“<text:span text:style-name="T299">Embrace the rain Eugene.” She said, “Make it work for you.”</text:span></text:p>
      <text:p text:style-name="P49"><text:soft-page-break/><text:s text:c="5"/><text:span text:style-name="T299">Eugene tried to embrace the rain as he was instructed to do. He opened his mouth and allowed the rain to fill it, spitting it out he smiled back at Calypso. They had their entire lives head of them.</text:span></text:p>
      <text:p text:style-name="P49"><text:s text:c="5"/><text:span text:style-name="T299">As they walked they were met by a man wearing a trench coat. “Eugene Summers and Sharon Calypso?”</text:span></text:p>
      <text:p text:style-name="P49"><text:s text:c="5"/><text:span text:style-name="T299">Eugene and Calypso looked at each other and then at the man. “Yes?” Eugene said.</text:span></text:p>
      <text:p text:style-name="P49"><text:s text:c="5"/><text:span text:style-name="T299">The man took off his hat. “I’ve been looking for you. Can we go inside somewhere to talk?”</text:span></text:p>
      <text:p text:style-name="P49"><text:s text:c="5"/><text:span text:style-name="T299">They nodded. “Our apartment is just down the street.” Calypso offered.</text:span></text:p>
      <text:p text:style-name="P49"><text:s text:c="5"/>“<text:span text:style-name="T299">That will do nicely.” The man said.</text:span></text:p>
      <text:p text:style-name="P49"><text:s text:c="5"/><text:span text:style-name="T299">They walked to the apartment in silence. Eugene didn’t know if the man would kill them when they got inside or if he really just wanted to talk.</text:span></text:p>
      <text:p text:style-name="P49"><text:s text:c="5"/><text:span text:style-name="T300">Once inside the apartment, Eugene took off his coat, Calypso did the same.</text:span></text:p>
      <text:p text:style-name="P49"><text:s text:c="5"/>“<text:span text:style-name="T300">Please have a seat.” Eugene said.</text:span></text:p>
      <text:p text:style-name="P49"><text:s text:c="5"/><text:span text:style-name="T300">The man removed his trench coat and hung it up. He also removed his hat. </text:span><text:span text:style-name="T301">Sitting down he sighed. His bionic leg was acting up, again. Taking out some instruments he began tweaking it.</text:span></text:p>
      <text:p text:style-name="P49"><text:s text:c="5"/>“<text:span text:style-name="T301">You have a bionic leg I see.” Eugene said. “I have a bionic arm.”</text:span></text:p>
      <text:p text:style-name="P49"><text:s text:c="5"/><text:span text:style-name="T301">The man nodded. “Yeah, I lost it in the war.”</text:span></text:p>
      <text:p text:style-name="P49"><text:s text:c="5"/>“<text:span text:style-name="T301">Same.” Said Eugene.</text:span></text:p>
      <text:p text:style-name="P49"><text:s text:c="5"/><text:span text:style-name="T302">The two men looked away, neither wanted to talk about the war. </text:span><text:span text:style-name="T303">It was understandable. </text:span><text:span text:style-name="T304">The war had taken its tole on a lot of people. </text:span><text:span text:style-name="T305">Good people who didn’t deserve any of it. </text:span><text:span text:style-name="T306">But as wars go, this was the most bloodiest war Eugene had ever seen. He had been in a few wars in his time. It really was the war to end all wars, and the wrong side won. Well according </text:span><text:soft-page-break/><text:span text:style-name="T306">to some the wrong side won. It depends on who you spoke to.</text:span></text:p>
      <text:p text:style-name="P49"><text:s text:c="5"/>“<text:span text:style-name="T306">So, what do you need to talk about?” Eugene asked the man. “Who are you?”</text:span></text:p>
      <text:p text:style-name="P49"><text:s text:c="5"/>“<text:span text:style-name="T306">Sorry, I haven’t even introduced myself.” The man said. “Name’s Edward. I need you to track down someone for me.” He produced a photo.</text:span></text:p>
      <text:p text:style-name="P49"><text:s text:c="5"/><text:span text:style-name="T306">Calypso took the photo and looked at it. The usual details weren’t on the back of it. The photo was of a <text:s/>young woman with red hair. Green eyes and if looks could kill she had them.</text:span></text:p>
      <text:p text:style-name="P49"><text:s text:c="5"/>“<text:span text:style-name="T306">Where’s her details?” Calypso asked.</text:span></text:p>
      <text:p text:style-name="P49"><text:s text:c="5"/><text:span text:style-name="T306">Edward shrugged. “That’s all I have. I don’t have a name or anything to help you. I just need her found.”</text:span></text:p>
      <text:p text:style-name="P49"><text:s text:c="5"/><text:span text:style-name="T306">Eugene looked at the photo. “What’s in it for us?”</text:span></text:p>
      <text:p text:style-name="P49"><text:s text:c="5"/><text:span text:style-name="T306">Edward looked around as though he were looking for a bug or other listening device. Once satisfied it was only them in the room, he nodded. “Right, your compensation. I can get you back into the capitol with the right people.”</text:span></text:p>
      <text:p text:style-name="P49"><text:s text:c="5"/><text:span text:style-name="T306">Eugene handed the photo back to the man. “The right people.” He repeated. “And who are the right people?”</text:span></text:p>
      <text:p text:style-name="P49"><text:s text:c="5"/><text:span text:style-name="T306">Edward smiled. “Your kind, you know the type. Look you two were stripped from your jobs prematurely. There was nothing I could do to stop it. But I can get you back in, if you’d like.”</text:span></text:p>
      <text:p text:style-name="P49"><text:s text:c="5"/><text:span text:style-name="T306">Eugene eyed Edward for a moment. Could the man be trusted? He wasn’t sure. He wanted to know for certain, but there was no way to tell.</text:span></text:p>
      <text:p text:style-name="P49"><text:s text:c="5"/><text:span text:style-name="T306">Edward’s eyes pleaded with the couple to help him out. There was nothing more he could say about it.</text:span></text:p>
      <text:p text:style-name="P49"><text:s text:c="5"/><text:span text:style-name="T306">Finally Eugene spoke up. “Where’s her last known location?”</text:span></text:p>
      <text:p text:style-name="P49"><text:s text:c="5"/><text:span text:style-name="T306">Edward smiled.</text:span></text:p>
      <text:p text:style-name="P49"><text:soft-page-break/></text:p>
      <text:p text:style-name="P50">Chapter Twenty-Five</text:p>
      <text:p text:style-name="P50"/>
      <text:p text:style-name="P50"><text:s text:c="5"/><text:span text:style-name="T307">Calypso loathed assignments where there wasn’t much information to go off of. </text:span><text:span text:style-name="T308">This was one of those assignments. Well she couldn’t really call it an assignment because they volunteered for it. </text:span><text:span text:style-name="T309">Correction Eugene volunteered for it. Calypso just went along with it because he usually had the right motives when it came down to things like this.</text:span></text:p>
      <text:p text:style-name="P50"><text:s text:c="5"/><text:span text:style-name="T310">Eugene looked for the adventure in things. Calypso was more on the practical side of the equation. </text:span><text:span text:style-name="T311">Whatever the case, they were a team.</text:span></text:p>
      <text:p text:style-name="P50"><text:s text:c="5"/><text:span text:style-name="T312">Calypso was hesitant on taking on the assignment. She never was one for volunteer work. Even if it did mean getting them back into the good graces of the capitol.</text:span></text:p>
      <text:p text:style-name="P50"><text:s text:c="5"/><text:span text:style-name="T313">Heading into work, Calypso casually showed the photo to people there. Other workers, the boss, clients. No one had seen the girl in question. Oh well it was worth a shot. </text:span><text:span text:style-name="T314">A shot she had to take.</text:span></text:p>
      <text:p text:style-name="P50"><text:s text:c="5"/><text:span text:style-name="T314">One evening while dancing for a man, the photo fell out of her top and landed at the gentleman’s feet. Picking up the photo, he admired it. “Now what are you doing with a picture of Gloria?”</text:span></text:p>
      <text:p text:style-name="P50"><text:s text:c="5"/><text:span text:style-name="T314">Calypso almost let it slide until she remembered the mission. Gloria was their targets name. “Gloria?” Calypso asked.</text:span></text:p>
      <text:p text:style-name="P50"><text:s text:c="5"/><text:span text:style-name="T314">The man nodded pointing to the photo. “Here she is bright as day.” He said. “It’s your photo you dropped.” The man continued. “Is she in some kind of trouble?”</text:span></text:p>
      <text:p text:style-name="P50"><text:s text:c="5"/><text:span text:style-name="T314">Calypso continued to dance for the man. Anything to keep him talking.</text:span></text:p>
      <text:p text:style-name="P50"><text:s text:c="5"/>“<text:span text:style-name="T314">And you’ve seen Gloria recently?” She probed.</text:span></text:p>
      <text:p text:style-name="P50"><text:soft-page-break/><text:s text:c="5"/><text:span text:style-name="T314">The man nodded. “I have, about a week ago. She was down at the food shelter getting some grub.” He said. “She looked pretty down on her luck. </text:span><text:span text:style-name="T315">Poor girl.</text:span><text:span text:style-name="T314">”</text:span></text:p>
      <text:p text:style-name="P50"><text:s text:c="5"/><text:span text:style-name="T316">Calypso proceeded to grind on the customer, something she swore she would never do. But if it helped in finding Gloria, she would do just about anything.</text:span></text:p>
      <text:p text:style-name="P50"><text:s text:c="5"/>“<text:span text:style-name="T316">Where can I find her?”</text:span></text:p>
      <text:p text:style-name="P50"><text:s text:c="5"/><text:span text:style-name="T316">The man backed up. “What are you a cop?”</text:span></text:p>
      <text:p text:style-name="P50"><text:s text:c="5"/><text:span text:style-name="T316">Calypso shook her head. “No, she owes me money.”</text:span></text:p>
      <text:p text:style-name="P50"><text:s text:c="5"/><text:span text:style-name="T316">The man nodded. “I see. Well I could tell you but then I’d have to kill you.” He joked. “Nah, she’s at the local woman’s shelter. Should still be there if you get there in time. She works nights.”</text:span></text:p>
      <text:p text:style-name="P50"><text:s text:c="5"/><text:span text:style-name="T316">Calypso nodded. “Right, women’s shelter. Thanks for the info.” </text:span><text:span text:style-name="T317">She said.</text:span></text:p>
      <text:p text:style-name="P50"><text:s text:c="5"/><text:span text:style-name="T318">Walking out of the club, she flagged down Eugene who set his tray down and followed. They were allowed a fifteen minute break every so often, they figured it would be a good idea to take one now.</text:span></text:p>
      <text:p text:style-name="P50"><text:s text:c="5"/>“<text:span text:style-name="T319">What do you have?” Eugene asked Calypso.</text:span></text:p>
      <text:p text:style-name="P50"><text:s text:c="5"/>“<text:span text:style-name="T319">Her name’s Gloria. She’s at the woman’s shelter right now.” Calypso answered. “We’ve got to hurry.”</text:span></text:p>
      <text:p text:style-name="P50"><text:s text:c="5"/><text:span text:style-name="T320">Running outside, the couple bumped into a police officer. “Sorry for the troubles.” Calypso said. “We’re just in a hurry.”</text:span></text:p>
      <text:p text:style-name="P50"><text:s text:c="5"/>“<text:span text:style-name="T320">Hold on now folks.” The police officer said. “What kind of hurry are you in?”</text:span></text:p>
      <text:p text:style-name="P50"><text:s text:c="5"/><text:span text:style-name="T320">Calypso pulled out her capitol id badge and smiled. “Official business. You understand.”</text:span></text:p>
      <text:p text:style-name="P50"><text:s text:c="5"/><text:span text:style-name="T320">The officer nodded. “Understood miss. Just be more careful next time.”</text:span></text:p>
      <text:p text:style-name="P50"><text:s text:c="5"/><text:span text:style-name="T320">Eugene looked at Calypso. “Mine was confiscated. How did you get your hands on that?”</text:span></text:p>
      <text:p text:style-name="P50"><text:soft-page-break/><text:s text:c="5"/><text:span text:style-name="T320">Calypso smiled. “I have my sources.” She said. “</text:span><text:span text:style-name="T321">Come on.”</text:span></text:p>
      <text:p text:style-name="P50"><text:s text:c="5"/><text:span text:style-name="T321">They crossed main street on their way to the nearest women’s shelter. Upon entering the building, Calypso smiled. She saw the woman in the photograph. It was indeed Gloria.</text:span></text:p>
      <text:p text:style-name="P50"><text:s text:c="5"/><text:span text:style-name="T321">Walking up to her, she made her presence known. “Gloria.”</text:span></text:p>
      <text:p text:style-name="P50"><text:s text:c="5"/><text:span text:style-name="T321">Gloria looked up shocked and afraid. “Yes?”</text:span></text:p>
      <text:p text:style-name="P50"><text:s text:c="5"/><text:span text:style-name="T321">Calypso put her hands up to show she was non hostile. “I’m not here to hurt you, we’ve been looking for you.” She gestured to Eugene.</text:span></text:p>
      <text:p text:style-name="P50"><text:s text:c="5"/><text:span text:style-name="T321">Eugene took a step forward as Gloria took a step back. Upon seeing her retreat, Eugene also took a step backwards. He didn’t want her to flee.</text:span></text:p>
      <text:p text:style-name="P50"><text:s text:c="5"/>“<text:span text:style-name="T321">It’s nothing like that.” Calypso said. “We’re friends, we’ve come to help you.”</text:span></text:p>
      <text:p text:style-name="P50"><text:s text:c="5"/>“<text:span text:style-name="T321">A man with a robotic leg was following me.” Gloria said. “He said the same thing you just did. I didn’t trust him, why should I trust you?”</text:span></text:p>
      <text:p text:style-name="P50"><text:s text:c="5"/><text:span text:style-name="T321">Calypso shook her head. The woman was right she didn’t have a reason to trust them at all. “I can only off you a glimpse of hope.” She said. “That’s all.”</text:span></text:p>
      <text:p text:style-name="P50"><text:s text:c="5"/><text:span text:style-name="T321">Gloria looked at Calypso and frowned. Hope. That wasn’t much to go off of. But if it meant getting out of this hell hole, she might be better off.</text:span></text:p>
      <text:p text:style-name="P50"><text:s text:c="5"/>“<text:span text:style-name="T321">Okay.” Gloria said. “But the moment I feel you’ve turned your back on me, I’m bolting.”</text:span></text:p>
      <text:p text:style-name="P50"><text:s text:c="5"/>“<text:span text:style-name="T321">Fair enough.” Eugene said. “I’m Eugene and this is my partner Calypso.” He said.</text:span></text:p>
      <text:p text:style-name="P50"><text:s text:c="5"/><text:span text:style-name="T321">Gloria nodded and smiled for a brief moment. “So how do we get back to the capitol without being seen? If my father knew what I had been up to on the outer rim of the solar system...well I’m not sure what he would think.”</text:span></text:p>
      <text:p text:style-name="P50"><text:soft-page-break/><text:s text:c="5"/><text:span text:style-name="T321">Calypso tried to make conversation. “Your father, he would be…”</text:span></text:p>
      <text:p text:style-name="P50"><text:s text:c="5"/><text:span text:style-name="T321">Gloria smiled. “I thought you knew. He’s the magistrate.”</text:span></text:p>
      <text:p text:style-name="P50"><text:s text:c="5"/><text:span text:style-name="T321">Calypso’s mouth dropped open. The prince magistrate? Was she joking? Sneaking her back in would be nearly impossible. They would have guards on their backs at every turn. The daughter of the prince magistrate was someone very important.</text:span></text:p>
      <text:p text:style-name="P50"><text:s text:c="5"/>“<text:span text:style-name="T322">The man with the bionic leg, his name is Edward.” Calypso said. “He sent us to find you.”</text:span></text:p>
      <text:p text:style-name="P50"><text:s text:c="5"/><text:span text:style-name="T322">Gloria paused in her footsteps. “You’re working with him?”</text:span></text:p>
      <text:p text:style-name="P50"><text:s text:c="5"/><text:span text:style-name="T322">Eugene shook his head. “Not really, he asked us to do some looking around. We did and found you. You do want to go home don’t you?”</text:span></text:p>
      <text:p text:style-name="P50"><text:s text:c="5"/><text:span text:style-name="T322">Gloria nodded. “Yes I do, but I don’t want Edward bringing me in, I want you two to do it.”</text:span></text:p>
      <text:p text:style-name="P50"><text:s text:c="5"/><text:span text:style-name="T322">Calypso and Eugene exchanged glances. They weren’t sure how Edward would take to all of it but they would have to take a chance.</text:span></text:p>
      <text:p text:style-name="P50"><text:s text:c="5"/>“<text:span text:style-name="T322">Alright” Calypso said, “We’ll take you in ourselves.”</text:span></text:p>
      <text:p text:style-name="P50"><text:s text:c="5"/><text:span text:style-name="T322">Edward was on the other side of a wire and could hear the entire conversation. Fine, he thought, whatever; as long as Gloria was returned that’s all that mattered. He would deal with Calypso and Eugene later.</text:span></text:p>
      <text:p text:style-name="P50"/>
      <text:p text:style-name="P51">Chapter Twenty-Six</text:p>
      <text:p text:style-name="P51"/>
      <text:p text:style-name="P51"><text:s text:c="5"/><text:span text:style-name="T323">Boarding a shuttle headed for Earth, Eugene, Calypso, and Gloria looked out the window at home one last time. It would be the last time any of them would see that place and consider it home. The </text:span><text:soft-page-break/><text:span text:style-name="T323">capitol is where they belonged. That was their real home.</text:span></text:p>
      <text:p text:style-name="P51"><text:s text:c="5"/><text:span text:style-name="T323">Eugene looked at Gloria, “It’s going to be fine. We’ll just say we found you on Zellus Prime a few clicks out. It will be okay, I promise.”</text:span></text:p>
      <text:p text:style-name="P51"><text:s text:c="5"/><text:span text:style-name="T323">No one was simply found on Zellus Prime. You had to be star craving mad to be found that far out. A few citizens of the capitol would vacation there for the Summer, but it was Winter at the moment and no one would be found dead there.</text:span></text:p>
      <text:p text:style-name="P51"><text:s text:c="5"/>“<text:span text:style-name="T323">You’d do that for me?” Gloria asked.</text:span></text:p>
      <text:p text:style-name="P51"><text:s text:c="5"/><text:span text:style-name="T323">Calypso nodded. “Sure that and more.” She said. “</text:span><text:span text:style-name="T324">Any friend of the capitol is a friend of ours.”</text:span></text:p>
      <text:p text:style-name="P51"><text:s text:c="5"/>“<text:span text:style-name="T324">Yes that’s true now isn’t it darling.” Edward said. He pointed a gun at the three. “Leaving without me?”</text:span></text:p>
      <text:p text:style-name="P51"><text:s text:c="5"/><text:span text:style-name="T324">Calypso shook her head. “Wouldn’t think of it in the least. I just figured we’d get a head start and let you come at your own accord.”</text:span></text:p>
      <text:p text:style-name="P51"><text:s text:c="5"/><text:span text:style-name="T324">Eugene nodded. “That’s right, let you follow if that’s okay.”</text:span></text:p>
      <text:p text:style-name="P51"><text:s text:c="5"/>“<text:span text:style-name="T324">Well it’s not.” Edward said. “Oh don’t worry, they know I have a gun. I showed them my credentials. I’m allowed to use deadly force if necessary. That won’t be necessary now will it Gloria?”</text:span></text:p>
      <text:p text:style-name="P51"><text:s text:c="5"/><text:span text:style-name="T324">Gloria looked at Edward and then to his gun. “No sir, I just want to get home.”</text:span></text:p>
      <text:p text:style-name="P51"><text:s text:c="5"/><text:span text:style-name="T325">Edward nodded. “Good girl, exactly the words I wanted to hear.”</text:span></text:p>
      <text:p text:style-name="P51"><text:s text:c="5"/><text:span text:style-name="T325">Pointing to the exit, Edward gestured towards Calypso and Eugene. “You two can sit this one out.” He said. “I’ll take care of her from here.”</text:span></text:p>
      <text:p text:style-name="P51"><text:s text:c="5"/><text:span text:style-name="T325">Eugene and Calypso hesitated.</text:span></text:p>
      <text:p text:style-name="P51"><text:s text:c="5"/>“<text:span text:style-name="T325">That means go!” Edward yelled.</text:span></text:p>
      <text:p text:style-name="P51"><text:s text:c="5"/><text:span text:style-name="T325">Calypso and Eugene exited the shuttle.</text:span></text:p>
      <text:p text:style-name="P51"><text:s text:c="5"/><text:span text:style-name="T325">They watched the shuttle take off and fly away.</text:span></text:p>
      <text:p text:style-name="P51"><text:soft-page-break/><text:s text:c="5"/>“<text:span text:style-name="T325">There went our capitol citizenship.” Eugene said.</text:span></text:p>
      <text:p text:style-name="P51"><text:s text:c="5"/><text:span text:style-name="T325">Calypso nodded. “Yeah.”</text:span></text:p>
      <text:p text:style-name="P51"><text:s text:c="5"/><text:span text:style-name="T325">As they watched the shuttle, they watched as it exploded. There were no survivors. As the shuttle came down in a burning hulk of metal, Calypso turned away. Eugene held her comforting her.</text:span></text:p>
      <text:p text:style-name="P51"><text:s text:c="5"/>“<text:span text:style-name="T326">All those people.” Calypso said. “Those innocent people. Gloria, and the rest.” She cried.</text:span></text:p>
      <text:p text:style-name="P51"><text:s text:c="5"/><text:span text:style-name="T326">Eugene nodded. “Someone was behind it. Someone who didn’t want her to get back to the capitol. Come on, we’ve got to get out of here before they think we were that someone.”</text:span></text:p>
      <text:p text:style-name="P51"><text:s text:c="5"/><text:span text:style-name="T326">Calypso and Eugene left the area and walked back to their apartment.</text:span></text:p>
      <text:p text:style-name="P51"><text:s text:c="5"/><text:span text:style-name="T327">Upon entering their apartment, there was a knock at the door. It was their upstairs neighbor Frank.</text:span></text:p>
      <text:p text:style-name="P51"><text:s text:c="5"/>“<text:span text:style-name="T327">Did you two see that? At the shuttle launch, it exploded in flames.” Frank said.</text:span></text:p>
      <text:p text:style-name="P51"><text:s text:c="5"/><text:span text:style-name="T327">Eugene nodded. “Yes Frank we saw, isn’t it terrible?”</text:span></text:p>
      <text:p text:style-name="P51"><text:s text:c="5"/><text:span text:style-name="T327">Frank nodded. “Oh yes, so terrible. Worse than terrible. I hope they catch the ones responsible for it.”</text:span></text:p>
      <text:p text:style-name="P51"><text:s text:c="5"/>“<text:span text:style-name="T327">Me too Frank.” Eugene said. “Me too.”</text:span></text:p>
      <text:p text:style-name="P51"><text:s text:c="5"/>“<text:span text:style-name="T327">Oh those poor people.” Frank continued.</text:span></text:p>
      <text:p text:style-name="P51"><text:s text:c="5"/><text:span text:style-name="T327">Frank was the one that would take up a whole afternoon talking if you let him. Unfortunately Calypso and Eugene didn’t have the time to speak with him at length.</text:span></text:p>
      <text:p text:style-name="P51"><text:s text:c="5"/><text:span text:style-name="T327">As Eugene opened the door to let Frank out, two police officers approached the door. “Eugene and Calypso.” They said. “We have a few questions for you.”</text:span></text:p>
      <text:p text:style-name="P51"><text:soft-page-break/><text:s text:c="5"/><text:span text:style-name="T327">Frank looked at the officers. “They were with me officer. We’ve been talking about how terrible it was for such a thing to happen.”</text:span></text:p>
      <text:p text:style-name="P51"><text:s text:c="5"/><text:span text:style-name="T327">The officers looked at Eugene and Calypso. “Is that true?”</text:span></text:p>
      <text:p text:style-name="P51"><text:s text:c="5"/><text:span text:style-name="T327">Eugene nodded. “Yes, we’ve been talking with Frank here for over an hour.”</text:span></text:p>
      <text:p text:style-name="P51"><text:s text:c="5"/><text:span text:style-name="T327">The officers nodded. “Understood, you’re free to go.” They turned and left.</text:span></text:p>
      <text:p text:style-name="P51"><text:s text:c="5"/><text:span text:style-name="T327">Okay, sometimes it was good to have a nosy neighbor who would talk about anything until they turned blue in the face.</text:span></text:p>
      <text:p text:style-name="P51"><text:s text:c="5"/><text:span text:style-name="T328">Eugene looked at Calypso relieved at the thought that they were off the hook that quickly. Unless someone brought up the news feed of them entering the shuttle, but that feed was probably destroyed in the bombing.</text:span></text:p>
      <text:p text:style-name="P51"><text:s text:c="5"/><text:span text:style-name="T328">Excusing themselves from Frank, they closed the door.</text:span></text:p>
      <text:p text:style-name="P51"><text:s text:c="5"/>“<text:span text:style-name="T328">Now what?” Calypso asked.</text:span></text:p>
      <text:p text:style-name="P51"><text:s text:c="5"/>“<text:span text:style-name="T328">Now we go back to our lives here.” Eugene said. “Obviously we’re not going back to the capitol anytime soon. So we might as well make the best of it.”</text:span></text:p>
      <text:p text:style-name="P51"><text:s text:c="5"/><text:span text:style-name="T328">Calypso crossed her legs as she sat down on the couch. “Make the best of it.” She repeated. “There’s no way to make the best of anything.”</text:span></text:p>
      <text:p text:style-name="P51"><text:s text:c="5"/><text:span text:style-name="T328">Eugene shrugged. “Well think of it this way, we have an easy out here, why not take advantage of it.”</text:span></text:p>
      <text:p text:style-name="P51"><text:s text:c="5"/><text:span text:style-name="T328">Calypso nodded her head. It was true they had an easy out that much was certain. </text:span><text:span text:style-name="T329">She still wondered who wanted Gloria dead, or did they want Edward dead? Either way someone wanted someone on that transport shuttle dead and it wasn’t them.</text:span></text:p>
      <text:p text:style-name="P51"><text:soft-page-break/><text:s text:c="5"/><text:span text:style-name="T330">Eugene sat confused at the thought process that someone wanted Gloria dead. Who was it? Who would want such a beautiful woman dead? It didn’t make sense.</text:span></text:p>
      <text:p text:style-name="P51"><text:s text:c="5"/>“<text:span text:style-name="T331">Maybe Edward rigged the shuttle to explode.” Calypso said. “But he was caught in the blast and died too. No that wouldn’t make any sense.”</text:span></text:p>
      <text:p text:style-name="P51"><text:s text:c="5"/><text:span text:style-name="T331">Eugene paced around wondering what on earth was going on. He replayed the moment over in his mind. None of it was making sense to him. He wanted something to make sense, that would be ideal and perfect. But not everything was made to make sense he supposed.</text:span></text:p>
      <text:p text:style-name="P51"><text:s text:c="5"/><text:span text:style-name="T332">In a perfect world they would know who did what and where they did it. But this wasn’t a perfect world, there was no way of telling who killed those fourteen passengers and two pilots.</text:span></text:p>
      <text:p text:style-name="P51"><text:s text:c="5"/><text:span text:style-name="T333">Eugene wished he lived in a perfect world. But that just wasn’t the case. Calypso wished she could fix things for Eugene, she knew how bad something like this would tear at him.</text:span></text:p>
      <text:p text:style-name="P51"><text:s text:c="5"/><text:span text:style-name="T333">There was no reason any of this should weigh down on their conscience. But it did. It would for a while and that was most unfortunate.</text:span></text:p>
      <text:p text:style-name="P51"/>
      <text:p text:style-name="P52">Chapter Twenty-Seven</text:p>
      <text:p text:style-name="P52"/>
      <text:p text:style-name="P52"><text:s text:c="5"/><text:span text:style-name="T334">Days after the bombing there were no suspects. The police closed the case citing equipment malfunction, no one was found guilty of the crime.</text:span></text:p>
      <text:p text:style-name="P52"><text:s text:c="5"/><text:span text:style-name="T334">The death of Gloria spread far and wide. Pictures of the prince magistrate were shown on every television screen and newspaper possible. All looked the same, he was in mourning grieving for the loss of his daughter.</text:span></text:p>
      <text:p text:style-name="P52"><text:soft-page-break/><text:s text:c="5"/><text:span text:style-name="T335">Eugene and Calypso went back to their menial jobs hoping for the next big break to get them back to Earth. They could travel to Earth they just wouldn't be recognized as citizens of it and of the capitol. They would be looked down upon.</text:span></text:p>
      <text:p text:style-name="P52"><text:s text:c="5"/><text:span text:style-name="T336">Calypso sat at the window looking out on the street below. There were the usual prostitutes out trying to get money for their employers. She looked beyond that though, she saw women trying to survive out on the cold death filled street. </text:span><text:span text:style-name="T337">What more could they do but that. It was something they knew how to do, so why not sell it out?</text:span></text:p>
      <text:p text:style-name="P52"><text:s text:c="5"/><text:span text:style-name="T337">Calypso shuddered at the thought. How was it any different than what she did at the club every night? She had the goods and she used them. It wasn’t any different than being a prostitute. She frowned.</text:span></text:p>
      <text:p text:style-name="P52"><text:s text:c="5"/><text:span text:style-name="T337">Eugene read over the newspaper reports. They all stated the same thing, equipment malfunction. He was not amused or satisfied. There had to be something more than an equipment malfunction that would make the shuttle be destroyed.</text:span></text:p>
      <text:p text:style-name="P52"><text:s text:c="5"/><text:span text:style-name="T338">Unless someone made that equipment malfunction to begin with, that would make sense. Eugene sat down at a computer terminal and brought online the workforce that maintained the shuttles. He read through names and their skill sets. No one popped out as being dangerous to him.</text:span></text:p>
      <text:p text:style-name="P52"><text:s text:c="5"/><text:span text:style-name="T338">He was about to pass onto another file when something caught his attention. Edward. He didn’t work for the capitol, he was a shuttle repair man. But why would he blow up the shuttle he was on? It didn’t make sense.</text:span></text:p>
      <text:p text:style-name="P52"><text:s text:c="5"/><text:span text:style-name="T339">Unless he didn’t mean to die in the explosion. Eugene rewound the footage of the explosion and watched it in slow motion. He could see Edward’s </text:span><text:soft-page-break/><text:span text:style-name="T339">face clearly in the window, and then when the explosion happened, Edward’s face was gone. Eugene thought for a moment. Was Edward even on the ship to begin with? Was it possible he was using a hologram of himself? That he in fact was still alive?</text:span></text:p>
      <text:p text:style-name="P52"><text:s text:c="5"/><text:span text:style-name="T339">Almost too excited about his discovery, Eugene almost tipped over his coffee. “Calypso look at this!” He said with excitement.</text:span></text:p>
      <text:p text:style-name="P52"><text:s text:c="5"/><text:span text:style-name="T339">Calypso came walking into the room. “What’s going on?” She asked. “I was trying to take a nap.”</text:span></text:p>
      <text:p text:style-name="P52"><text:s text:c="5"/><text:span text:style-name="T339">Eugene played back the footage and showed her what he had found out. He wasn’t sure if that was what had really happened, but he had no other explanation.</text:span></text:p>
      <text:p text:style-name="P52"><text:s text:c="5"/><text:span text:style-name="T339">Calypso’s hand shot up to her mouth. “A hologram?”</text:span></text:p>
      <text:p text:style-name="P52"><text:s text:c="5"/><text:span text:style-name="T339">Eugene nodded. “That’s what I’m thinking.” He said.</text:span></text:p>
      <text:p text:style-name="P52"><text:s text:c="5"/>“<text:span text:style-name="T339">Bravo!” A voice said from behind them. “You figured it out.”</text:span></text:p>
      <text:p text:style-name="P52"><text:s text:c="5"/><text:span text:style-name="T339">Edward had somehow gotten into their apartment and was now clapping at them.</text:span></text:p>
      <text:p text:style-name="P52"><text:s text:c="5"/>“<text:span text:style-name="T339">I had to fake my death.” He said. “I couldn’t let you two die in the explosion, that’s just not my way.”</text:span></text:p>
      <text:p text:style-name="P52"><text:s text:c="5"/>“<text:span text:style-name="T339">And the girl?” Eugene asked. “What about her?”</text:span></text:p>
      <text:p text:style-name="P52"><text:s text:c="5"/><text:span text:style-name="T339">Edward shook his head. “Oh you win some you lose some. It’s a tragic loss of life for sure.” He paused. “But they’re not after any of us, so that’s a bonus.”</text:span></text:p>
      <text:p text:style-name="P52"><text:s text:c="5"/><text:span text:style-name="T339">Eugene was angry at Edward. “You had this planned all along.” He said. “You wanted her to die and you wanted to appear that you died. Why?!”</text:span></text:p>
      <text:p text:style-name="P52"><text:s text:c="5"/><text:span text:style-name="T339">Edward smiled. “It’s very simple Eugene.” He said, “If I appear to have died then the capitol will stop looking for me. Since the prince magistrates’ </text:span><text:soft-page-break/><text:span text:style-name="T339">daughter died in the ‘accident’, the police will be caught up in that drama for days. Sure they’ve closed the case to the public, but trust me they’re still working on it.”</text:span></text:p>
      <text:p text:style-name="P52"><text:s text:c="5"/>“<text:span text:style-name="T339">What about us?” Eugene said. “A lot of people saw us enter that shuttle and then abruptly get off.”</text:span></text:p>
      <text:p text:style-name="P52"><text:s text:c="5"/><text:span text:style-name="T339">Edward smiled. “Oh did they? They saw an elderly couple hop on the shuttle and then at the last minute get off. They didn’t’ see you two at all. I covered all of my bases.”</text:span></text:p>
      <text:p text:style-name="P52"><text:s text:c="5"/>“<text:span text:style-name="T339">More hollow projections?” Eugene asked.</text:span></text:p>
      <text:p text:style-name="P52"><text:s text:c="5"/><text:span text:style-name="T339">Edward nodded. “Yes something like that. They sure do come in handy when you need them to.”</text:span></text:p>
      <text:p text:style-name="P52"><text:s text:c="5"/>“<text:span text:style-name="T339">But the girl!” Calypso chimed in.</text:span></text:p>
      <text:p text:style-name="P52"><text:s text:c="5"/>“<text:span text:style-name="T339">What of her?” Edward asked. “She’s dead, she deserved to die retreating from the capitol like that. You could say I was her executioner.”</text:span></text:p>
      <text:p text:style-name="P52"><text:s text:c="5"/>“<text:span text:style-name="T339">But she was going back.” Eugene said rubbing his hands on his legs. “She was headed back to the capitol.”</text:span></text:p>
      <text:p text:style-name="P52"><text:s text:c="5"/>“<text:span text:style-name="T339">You know as much as I do, they would never had accepted her back at the capitol. She’s better off dead.” Edward said. “Now if you’ll excuse me, I have other matters to attend to.”</text:span></text:p>
      <text:p text:style-name="P52"><text:s text:c="5"/><text:span text:style-name="T339">He vanished in a flash of light and smoke.</text:span></text:p>
      <text:p text:style-name="P52"><text:s text:c="5"/><text:span text:style-name="T339">As the smoke cleared Edward was gone.</text:span></text:p>
      <text:p text:style-name="P52"><text:s text:c="5"/><text:span text:style-name="T339">Eugene nodded. “An old parlor trick. One used by magicians for years. He’ll be back one of these days I’m sure.”</text:span></text:p>
      <text:p text:style-name="P52"><text:s text:c="5"/><text:span text:style-name="T339">Calypso was confused. “How can you be so certain?” She asked.</text:span></text:p>
      <text:p text:style-name="P52"><text:s text:c="5"/>“<text:span text:style-name="T339">Because they always come back.” Eugene said.</text:span></text:p>
      <text:p text:style-name="P52"><text:s text:c="5"/><text:span text:style-name="T339">He had a point there. They always did come back that much was certain. It was an ugly truth that Eugene didn’t want to deal with of course. He didn’t </text:span><text:soft-page-break/><text:span text:style-name="T339">want to deal with Edward again for as long as he lived. But if he had to, Calypso would be there guarding his back.</text:span></text:p>
      <text:p text:style-name="P52"><text:s text:c="5"/><text:span text:style-name="T340">Eugene hoped she would have his back at least. Whatever the case, he needed someone to have his back.</text:span></text:p>
      <text:p text:style-name="P52"><text:s text:c="5"/><text:span text:style-name="T341">Looking out the window, Eugene noticed it had started to rain. As the rain beat against the window, he wondered what would happen to them. Would they find something glorious on this new world or would they have to find someplace else to live.</text:span></text:p>
      <text:p text:style-name="P52"/>
      <text:p text:style-name="P53">Chapter Twenty-Eight</text:p>
      <text:p text:style-name="P53"/>
      <text:p text:style-name="P53"><text:s text:c="5"/><text:span text:style-name="T342">Eugene walked down the street below his apartment. Avoiding the prostitutes that worked the corner, he walked into a local convenience store.</text:span></text:p>
      <text:p text:style-name="P53"><text:s text:c="5"/><text:span text:style-name="T342">Walking up to the counter, Eugene smiled at the man standing behind it. “Two lotto tickets please.” He said.</text:span></text:p>
      <text:p text:style-name="P53"><text:s text:c="5"/><text:span text:style-name="T342">The man nodded. “You know what’s good.” He said. “I hear it’s up to over a million credits right now. Best time to play. Good luck.”</text:span></text:p>
      <text:p text:style-name="P53"><text:s text:c="5"/><text:span text:style-name="T342">Eugene nodded and thanked the man. Leaving the store, Eugene hoped his numbers would be the ones picked in the drawing.</text:span></text:p>
      <text:p text:style-name="P53"><text:s text:c="5"/><text:span text:style-name="T343">Walking around the corner, Eugene caught the last words of a radio announcement. They were preparing people for a terrible storm and for people to stay indoors. Luckily for Eugene and Calypso, they didn’t have to work that day so they could weather the storm just fine.</text:span></text:p>
      <text:p text:style-name="P53"><text:s text:c="5"/><text:span text:style-name="T344">Walking into the apartment building, Eugene ran into Frank.</text:span></text:p>
      <text:p text:style-name="P53"><text:soft-page-break/><text:s text:c="5"/>“<text:span text:style-name="T344">Better stay inside man,” Frank said “There’s a storm brewing.”</text:span></text:p>
      <text:p text:style-name="P53"><text:s text:c="5"/><text:span text:style-name="T344">Eugene nodded. “Yeah I heard it on the radio.” He said. “Talk about crazy huh?”</text:span></text:p>
      <text:p text:style-name="P53"><text:s text:c="5"/><text:span text:style-name="T344">Frank nodded. “I’d love to stay and chat but I’ve got a few errands to run before I bunker down as it were. I’ll talk to you later.”</text:span></text:p>
      <text:p text:style-name="P53"><text:s text:c="5"/><text:span text:style-name="T344">Eugene nodded. Later it would have to be. He didn’t mind talking with Frank it was just that he never got a word in edge wise with the man.</text:span></text:p>
      <text:p text:style-name="P53"><text:s text:c="5"/><text:span text:style-name="T345">Calypso was asleep. Dead to the world as it were. She had a rough night and wasn’t able to fall asleep. Eugene decided to let her get some shuteye and not bother her.</text:span></text:p>
      <text:p text:style-name="P53"><text:s text:c="5"/><text:span text:style-name="T346">Eugene sat down on the bed next to Calypso and smiled. He loved watching her sleep, it was cute the way she curled her nose.</text:span></text:p>
      <text:p text:style-name="P53"><text:s text:c="5"/>“<text:span text:style-name="T347">What are you doing sugar?” Calypso asked in a groggy tone.</text:span></text:p>
      <text:p text:style-name="P53"><text:s text:c="5"/><text:span text:style-name="T347">Eugene smiled. “Just the usual.” He said. “Getting into trouble and not paying the price for it.” Eugene laughed at the thought.</text:span></text:p>
      <text:p text:style-name="P53"><text:s text:c="5"/><text:span text:style-name="T347">Calypso smiled back at Eugene. “Well as long as you bought some lotto tickets, I think we’re good.”</text:span></text:p>
      <text:p text:style-name="P53"><text:s text:c="5"/><text:span text:style-name="T347">Eugene’s mouth dropped. “How did you know I bought lotto tickets?” He asked.</text:span></text:p>
      <text:p text:style-name="P53"><text:s text:c="5"/>“<text:span text:style-name="T347">I can smell them.” Calypso said. “I have a sixth sense or something. I just know these things Eugene.”</text:span></text:p>
      <text:p text:style-name="P53"><text:s text:c="5"/><text:span text:style-name="T347">Eugene smiled again.</text:span></text:p>
      <text:p text:style-name="P53"><text:s text:c="5"/>“<text:span text:style-name="T348">Why Eugene are you blushing?” Calypso asked.</text:span></text:p>
      <text:p text:style-name="P53"><text:s text:c="5"/><text:span text:style-name="T348">Eugene shook his head. “No ma’am, why would you ever think such an idea?”</text:span></text:p>
      <text:p text:style-name="P53"><text:s text:c="5"/>“<text:span text:style-name="T348">Because you’re blushing.” Calypso said.</text:span></text:p>
      <text:p text:style-name="P53"><text:soft-page-break/><text:s text:c="5"/><text:span text:style-name="T348">Eugene shook his head. He couldn’t believe what he was hearing. Eugene couldn’t recall the last time he had blushed, it had been a long while. But maybe Calypso had that affect on him. That much was possible.</text:span></text:p>
      <text:p text:style-name="P53"><text:s text:c="5"/>“<text:span text:style-name="T348">What’s for breakfast?” Calypso asked.</text:span></text:p>
      <text:p text:style-name="P53"><text:s text:c="5"/><text:span text:style-name="T348">Eugene shook his head. “Dunno, all I bought was lotto tickets.” He laughed.</text:span></text:p>
      <text:p text:style-name="P53"><text:s text:c="5"/><text:span text:style-name="T348">Calypso scowled at Eugene. There was no reason for him not to get breakfast while he was out. Didn’t he know there was a storm coming? Come on man figure it out. She laughed at the thought.</text:span></text:p>
      <text:p text:style-name="P53"><text:s text:c="5"/><text:span text:style-name="T348">Eugene looked in the fridge and smiled. “We have eggs, I can make that.”</text:span></text:p>
      <text:p text:style-name="P53"><text:s text:c="5"/><text:span text:style-name="T348">Calypso nodded. “That sounds good.” She said.</text:span></text:p>
      <text:p text:style-name="P53"><text:s text:c="5"/><text:span text:style-name="T348">Half a dozen burned eggs later, Eugene finally got into the rhythm of cooking the eggs correctly. The toast was a piece of cake. But the eggs, those took a while to perfect.</text:span></text:p>
      <text:p text:style-name="P53"><text:s text:c="5"/><text:span text:style-name="T348">Calypso coughed at the burned smell of the eggs. “I thought you said you could cook!”</text:span></text:p>
      <text:p text:style-name="P53"><text:s text:c="5"/><text:span text:style-name="T348">Eugene nodded. “Yeah well I thought I could.” He said. “Guess I was wrong.”</text:span></text:p>
      <text:p text:style-name="P53"><text:s text:c="5"/>“<text:span text:style-name="T348">You can say that again.” Calypso teased.</text:span></text:p>
      <text:p text:style-name="P53"><text:s text:c="5"/><text:span text:style-name="T348">Eugene frowned at the thought, he couldn’t cook eggs to save his life. </text:span><text:span text:style-name="T349">Eugene</text:span><text:span text:style-name="T348"> hoped he was never on a prison ship where he was the sole cook.</text:span></text:p>
      <text:p text:style-name="P53"><text:s text:c="5"/><text:span text:style-name="T349">Serving breakfast, Eugene smiled at his attempt. “Well it could be worse.” He said. “There could be nothing to eat.”</text:span></text:p>
      <text:p text:style-name="P53"><text:s text:c="5"/><text:span text:style-name="T349">Calypso nodded. This was true.</text:span></text:p>
      <text:p text:style-name="P53"><text:s text:c="5"/><text:span text:style-name="T350">Standing up from her chair, Calypso walked across the kitchen to get some coffee. Or rather to get some more coffee. It would have to do for breakfast that morning.</text:span></text:p>
      <text:p text:style-name="P53"><text:soft-page-break/><text:s text:c="5"/><text:span text:style-name="T351">It wasn’t that she refused to eat the burned eggs, but she refused to eat the burned eggs. So coffee and toast it would have to be.</text:span></text:p>
      <text:p text:style-name="P53"><text:s text:c="5"/>“<text:span text:style-name="T352">I’m off to work, let’s hope ‘mister handsy’ can keep his hands off of me this time around.” Calypso said. “You should have seen the stunt he was trying to pull last night, security had to drag him out of there.”</text:span></text:p>
      <text:p text:style-name="P53"><text:s text:c="5"/><text:span text:style-name="T353">Kissing Eugene, Calypso headed out the door.</text:span></text:p>
      <text:p text:style-name="P53"><text:s text:c="5"/><text:span text:style-name="T354">Eugene wondered if staying on the Moon would have been a better decision. They had been accepted there for the most part, that is until they messed up and helped the lawman. But still, he wondered if the Moon would have been a better place for them to be.</text:span></text:p>
      <text:p text:style-name="P53"><text:s text:c="5"/><text:span text:style-name="T354">Switching on the TV, Eugene watched the news for anything exciting or important. There didn’t seem to be anything really exciting going on in town. People went missing, but that was a daily occurrence around those parts. They were usually found passed out in an alley from drinking too much.</text:span></text:p>
      <text:p text:style-name="P53"><text:s text:c="5"/><text:span text:style-name="T354">Flipping channels he found another news station. Again another missing person...who looked a lot like him. He name was Austin Sanders from San Francisco who was visiting on vacation. If Eugene didn’t know any better he was looking into a mirror as he looked at the photo on the television screen.</text:span></text:p>
      <text:p text:style-name="P53"><text:s text:c="5"/><text:span text:style-name="T354">Could he be the person the police were looking for? No, that couldn’t be it could it? He wasn’t sure. </text:span><text:span text:style-name="T355">Standing up from the couch he decided to get some answers. If it was him and someone had done something to his memory, he wanted to find out.</text:span></text:p>
      <text:p text:style-name="P53"><text:s text:c="5"/><text:span text:style-name="T355">Hunting down the nearest lawman shouldn’t be difficult. Eugene thought. There were plenty of them around town. At least one of them would have a photo of this Austin person and would want to talk </text:span><text:soft-page-break/><text:span text:style-name="T355">with Eugene at some point for sure. It was only a matter of tracking one down.</text:span></text:p>
      <text:p text:style-name="P53"><text:s text:c="5"/><text:span text:style-name="T355">Grabbing his coat, Eugene walked out the door.</text:span></text:p>
      <text:p text:style-name="P53"/>
      <text:p text:style-name="P54">Chapter Twenty-Nine</text:p>
      <text:p text:style-name="P54"/>
      <text:p text:style-name="P54"><text:s text:c="5"/><text:span text:style-name="T356">Calypso danced into the late evening. Not too many people were interested in touching her thank goodness, but she also didn’t get many tips. Which wasn’t great.</text:span></text:p>
      <text:p text:style-name="P54"><text:s text:c="5"/><text:span text:style-name="T357">Across town, Eugene wandered into a police station. As he approached the desk, he looked at the woman seated behind the counter.</text:span></text:p>
      <text:p text:style-name="P54"><text:s text:c="5"/>“<text:span text:style-name="T357">What can I do for you sir?” She asked looking up from her paper.</text:span></text:p>
      <text:p text:style-name="P54"><text:s text:c="5"/><text:span text:style-name="T357">Eugene smiled. “I think I’m the person y'all are looking for.”</text:span></text:p>
      <text:p text:style-name="P54"><text:s text:c="5"/><text:span text:style-name="T357">She looked at him for a moment and then smiled. “Will you wait here for a second?” She asked.</text:span></text:p>
      <text:p text:style-name="P54"><text:s text:c="5"/><text:span text:style-name="T358">Eugene continued to smile. This was the reaction he was expecting. “Certainly.” He said as he stood there at the desk.</text:span></text:p>
      <text:p text:style-name="P54"><text:s text:c="5"/><text:span text:style-name="T359">A moment later, a lawman came around the corner. Took one look at Eugene and smiled. “Austin!” He said.</text:span></text:p>
      <text:p text:style-name="P54"><text:s text:c="5"/><text:span text:style-name="T359">Eugene looked at the lawman and kinda did a little shrug. “If you say so. I go by Eugene.” he said.</text:span></text:p>
      <text:p text:style-name="P55"><text:s text:c="5"/><text:span text:style-name="T359">The man nodded. “Yes your cover story. Actually your name is Austin </text:span><text:span text:style-name="T354">Sanders</text:span><text:span text:style-name="T359">, you were hypnotized into thinking you were someone else.”</text:span></text:p>
      <text:p text:style-name="P54"><text:s text:c="5"/><text:span text:style-name="T359">Eugene looked at the man bewildered. Was he being serious? Hypnotized? How could he have been hypnotized?! </text:span><text:span text:style-name="T360">It didn’t make any sense.</text:span></text:p>
      <text:p text:style-name="P54"><text:s text:c="5"/>“<text:span text:style-name="T361">I don’t know if you’ve heard, but they carted me out of the service.” Eugene said.</text:span></text:p>
      <text:p text:style-name="P54"><text:soft-page-break/><text:s text:c="5"/><text:span text:style-name="T361">The man nodded. “Oh yes, we know. We just haven’t been able to locate you. Luckily the news report did the trick.”</text:span></text:p>
      <text:p text:style-name="P54"><text:s text:c="5"/>“<text:span text:style-name="T362">Austin, I’m glad you’re back.” He said.</text:span></text:p>
      <text:p text:style-name="P54"><text:s text:c="5"/><text:span text:style-name="T362">Eugene nodded. “Just please call me Eugene.”</text:span></text:p>
      <text:p text:style-name="P54"><text:s text:c="5"/><text:span text:style-name="T362">The man put up his hands. “Of course, no offense, Eugene. </text:span><text:span text:style-name="T363">It’s just, it’s been years man.</text:span><text:span text:style-name="T362">”</text:span></text:p>
      <text:p text:style-name="P54"><text:s text:c="5"/><text:span text:style-name="T363">Eugene shook his head. “Well whatever y’all did to me it must have stuck.” He said, “</text:span><text:span text:style-name="T364">Is there a way to undo the procedure? To see if I really am this Austin fella you’re talking about?”</text:span></text:p>
      <text:p text:style-name="P56"><text:s text:c="5"/><text:span text:style-name="T365">The man nodded. “Sure, sure. We can do another session of hypnosis.”</text:span></text:p>
      <text:p text:style-name="P56"><text:s text:c="5"/><text:span text:style-name="T365">Eugene smiled. “Thanks, and you are?”</text:span></text:p>
      <text:p text:style-name="P56"><text:s text:c="5"/>“<text:span text:style-name="T365">Oh how terrible of me, where are my manners? I’m Jake.” </text:span><text:span text:style-name="T366">He shook Eugene’s hand.</text:span></text:p>
      <text:p text:style-name="P56"><text:s text:c="5"/><text:span text:style-name="T366">Walking down a corridor, Eugene felt like he was going into the depths of hell itself. There didn’t seem to be anything he could do but walk down the hallway. If he really was this Austin Sanders, he wanted to know for sure.</text:span></text:p>
      <text:p text:style-name="P56"><text:s text:c="5"/><text:span text:style-name="T367">Back in a lab they began the process.</text:span></text:p>
      <text:p text:style-name="P56"><text:s text:c="5"/><text:span text:style-name="T367">Eugene sat in a chair as they hooked up leads to him.</text:span></text:p>
      <text:p text:style-name="P56"><text:s text:c="5"/>“<text:span text:style-name="T367">You will remember who you are. You are Austin Sanders.” The technician said.</text:span></text:p>
      <text:p text:style-name="P56"><text:s text:c="5"/><text:span text:style-name="T367">Eugene sat there wondering when the hypnosis would take affect. </text:span><text:span text:style-name="T368">So far it was doing nothing. </text:span><text:span text:style-name="T369">An hour passed then two hours passed. Nothing was happening to Eugene.</text:span></text:p>
      <text:p text:style-name="P56"><text:s text:c="5"/><text:span text:style-name="T369">After six hours of hypnosis, the technician gave up. “There’s nothing we can do. He is brainwashed too deep.” He said.</text:span></text:p>
      <text:p text:style-name="P56"><text:soft-page-break/><text:s text:c="5"/><text:span text:style-name="T369">Jake frowned. He wanted his partner back. </text:span><text:span text:style-name="T370">It had been a long two years without his friend fighting crime along side him.</text:span></text:p>
      <text:p text:style-name="P56"><text:s text:c="5"/><text:span text:style-name="T371">Eugene headed for the door. “I’m sorry it didn’t work.” He said. “Maybe I’m not the man you think I am.”</text:span></text:p>
      <text:p text:style-name="P56"><text:s text:c="5"/><text:span text:style-name="T371">Jake shook his head. “No, it’s you. I can tell in the eyes and your smile. That mischievous smile of yours.”</text:span></text:p>
      <text:p text:style-name="P56"><text:s text:c="5"/><text:span text:style-name="T372">Eugene looked confused. Jake sure did know him rather well. “I’d best be going, have to get home.” He said. “I hope you find the man you’re looking for.”</text:span></text:p>
      <text:p text:style-name="P56"><text:s text:c="5"/><text:span text:style-name="T372">Jake nodded. “Thanks, I’m sure it’s you. But I can’t hold you here against your will.”</text:span></text:p>
      <text:p text:style-name="P56"><text:s text:c="5"/><text:span text:style-name="T372">Traveling home, Eugene wondered what Calypso would say about it all. </text:span><text:span text:style-name="T373">As the train passed his destination, Eugene looked around the empty car. Oh no, this can’t be happening he thought. No no no. The train was heading to the end of the line. Its day was done.</text:span></text:p>
      <text:p text:style-name="P56"><text:s text:c="5"/><text:span text:style-name="T373">Had Eugene fallen asleep? How did he miss his stop? Why did the train go right past it to begin with?</text:span></text:p>
      <text:p text:style-name="P56"><text:s text:c="5"/><text:span text:style-name="T373">As the train approached the end of the line, Eugene looked outside. It was as empty as empty can be. Of course there wouldn’t be anyone at the end of the line.</text:span></text:p>
      <text:p text:style-name="P56"><text:s text:c="5"/>“<text:span text:style-name="T373">End of the line.” A voice said over the PA system.</text:span></text:p>
      <text:p text:style-name="P56"><text:s text:c="5"/><text:span text:style-name="T373">Eugene stood up and walked to the door. As it opened he got off the train. Standing there, Eugene looked around. It was a ghost town. He began walking home.</text:span></text:p>
      <text:p text:style-name="P56"><text:s text:c="5"/><text:span text:style-name="T374">An hour later Eugene walked through the door of their living quarters. Calypso was seated on the couch. Looking up, she ran to him.</text:span></text:p>
      <text:p text:style-name="P56"><text:s text:c="5"/>“<text:span text:style-name="T374">Where have you been?”</text:span></text:p>
      <text:p text:style-name="P56"><text:soft-page-break/><text:s text:c="5"/><text:span text:style-name="T374">Eugene smiled. “The police station.” He said. He then told her about everything that had happened.</text:span></text:p>
      <text:p text:style-name="P56"><text:s text:c="5"/><text:span text:style-name="T375">Calypso sat with her mouth wide open. Talk about an adventure. Something to write home about as it were. She couldn’t believe it. But there he stood in front of her telling her everything that had gone on and it was the truth.</text:span></text:p>
      <text:p text:style-name="P56"><text:s text:c="5"/>“<text:span text:style-name="T376">That’s an incredible story.” Calypso said. “Do you really believe you’re this Austin fella?”</text:span></text:p>
      <text:p text:style-name="P56"><text:s text:c="5"/><text:span text:style-name="T376">Eugene shook his head, “I’m not sure.” He said, “</text:span><text:span text:style-name="T377">They made it sound so convincing when I spoke with the lawmen.”</text:span></text:p>
      <text:p text:style-name="P56"><text:s text:c="5"/><text:span text:style-name="T378">Maybe it had been a dream. Yes that was it, Eugene dreamed it all up. No, that couldn't be it because he witnessed the entire transaction. </text:span><text:span text:style-name="T379">He was there for the hypnosis and meeting Jake. It couldn’t have been a dream. Dreams usually end, if this was a dream it was still going on.</text:span></text:p>
      <text:p text:style-name="P56"><text:s text:c="5"/><text:span text:style-name="T379">Calypso caressed Eugene’s hand. “</text:span><text:span text:style-name="T380">It’ll be okay.” She said. “You aren’t this person they were looking for, it’s okay.”</text:span></text:p>
      <text:p text:style-name="P56"><text:s text:c="5"/><text:span text:style-name="T380">Eugene sat down next to Calypso and smiled. “Alright babe, if you say so.” He said.</text:span></text:p>
      <text:p text:style-name="P56"><text:s text:c="5"/><text:span text:style-name="T380">Calypso nodded. “Of course I do.” She put her arm around him and hugged him. “I’ve got you boo.”</text:span></text:p>
      <text:p text:style-name="P56"><text:s text:c="5"/><text:span text:style-name="T380">Eugene looked back to Calypso and said “I’ve got you too boo.”</text:span></text:p>
      <text:p text:style-name="P56"><text:s text:c="5"/>“<text:span text:style-name="T380">I know you do.”</text:span></text:p>
      <text:p text:style-name="P56"><text:s text:c="5"/><text:span text:style-name="T380">They sat there comforting each other into the late evening hours. Speaking yet not speaking to each other. Touching and not touching. They were simply there for each other.</text:span></text:p>
      <text:p text:style-name="P57"><text:s text:c="5"/><text:span text:style-name="T380">Eugene fell asleep in Calypso’s arms.</text:span></text:p>
      <text:p text:style-name="P58"><text:s text:c="5"/>She smiled.</text:p>
      <text:p text:style-name="P57"/>
      <text:p text:style-name="P58"><text:soft-page-break/>Chapter Thirty</text:p>
      <text:p text:style-name="P58"/>
      <text:p text:style-name="P58"><text:s text:c="5"/><text:span text:style-name="T381">The next morning Calypso tried her hand at cooking breakfast. Cereal it ended up being. She laughed at the thought of trying to actually cook breakfast. It was impossible for her to do. Cook that is. She was worse than Eugene.</text:span></text:p>
      <text:p text:style-name="P58"><text:s text:c="5"/>“<text:span text:style-name="T381">What’s this lovely spread?” Eugene asked.</text:span></text:p>
      <text:p text:style-name="P58"><text:s text:c="5"/><text:span text:style-name="T381">Calypso smiled. “It’s breakfast.” She said.</text:span></text:p>
      <text:p text:style-name="P58"><text:s text:c="5"/><text:span text:style-name="T382">Eugene laughed at the thought. “It’s a great attempt babe.” He said.</text:span></text:p>
      <text:p text:style-name="P58"><text:s text:c="5"/><text:span text:style-name="T382">Calypso grinned. “I thought so. Now eat up before you go to work. You have to have your energy when waiting tables and not watching the girls dance.” She winked at him.</text:span></text:p>
      <text:p text:style-name="P58"><text:s text:c="5"/><text:span text:style-name="T383">Eugene protested “I do not watch the working girls, only you.” He said.</text:span></text:p>
      <text:p text:style-name="P58"><text:s text:c="5"/>“<text:span text:style-name="T383">You’re jealous.” Calypso said. “It’s perfectly okay to admit it, you’re jealous of me.”</text:span></text:p>
      <text:p text:style-name="P58"><text:s text:c="5"/>“<text:span text:style-name="T383">Jealous?” Eugene put his hands on his hips. “How can I be jealous?”</text:span></text:p>
      <text:p text:style-name="P58"><text:s text:c="5"/>“<text:span text:style-name="T383">All those men having me dance for them.” Calypso said. “That’s what you’re jealous about.”</text:span></text:p>
      <text:p text:style-name="P58"><text:s text:c="5"/>“<text:span text:style-name="T384">I, we, I...I’m not jealous!” Eugene’s face flared up. He blushed bright red.</text:span></text:p>
      <text:p text:style-name="P58"><text:s text:c="5"/>“<text:span text:style-name="T384">Yep jealous.” Calypso said. </text:span><text:span text:style-name="T385">She laughed as she pressed Eugene’s hand to her chest. “I belong to you and you only.” She said.</text:span></text:p>
      <text:p text:style-name="P58"><text:s text:c="5"/>“<text:span text:style-name="T385">What I do for work is just that, work.” Calypso said.</text:span></text:p>
      <text:p text:style-name="P58"><text:s text:c="5"/><text:span text:style-name="T385">Eugene felt Calypso’s heart beating. He knew she was telling the truth.</text:span></text:p>
      <text:p text:style-name="P58"><text:s text:c="5"/>“<text:span text:style-name="T386">Alright.” Eugene said. He smiled at Calypso. “I trust you.”</text:span></text:p>
      <text:p text:style-name="P58"><text:soft-page-break/><text:s text:c="5"/><text:span text:style-name="T386">She let go of Eugene’s hand who let it rest on her bosom for a bit and then moved it. “I’d better be getting to work.” Eugene said.</text:span></text:p>
      <text:p text:style-name="P58"><text:s text:c="5"/><text:span text:style-name="T387">Calypso watched as Eugene got ready for work and headed out the door. She only wished she could have more time in the morning with him. It was always either her rushing out the door or he was. There wasn’t anything wrong about that, just that they didn’t have time together.</text:span></text:p>
      <text:p text:style-name="P58"><text:s text:c="5"/><text:span text:style-name="T388">It was a difficult place to be in. Sure they had their evenings, but some nights they were just too tired to connect and wanted to go to bed.</text:span></text:p>
      <text:p text:style-name="P58"><text:s text:c="5"/><text:span text:style-name="T389">Arriving at work, Eugene began waiting tables. He got orders for the kitchen and brought back food to hungry waiting customers. Sometimes he brought back drinks as well, even though it was early in the morning.</text:span></text:p>
      <text:p text:style-name="P58"><text:s text:c="5"/><text:span text:style-name="T389">Eugene enjoyed his job, it wasn’t like the bar in Overdone that was for sure. This place had a bit more class to it, and he didn’t have to leave his bionic arm at the door. </text:span><text:span text:style-name="T390">Sometimes you just had to be thankful for the little things in life.</text:span></text:p>
      <text:p text:style-name="P58"><text:s text:c="5"/><text:span text:style-name="T391">Calypso walked into the bar and began dancing for the customers. She glanced Eugene’s way and caught him looking at her. She shook her head </text:span><text:span text:style-name="T392">and smiled at him, pointing a finger.</text:span></text:p>
      <text:p text:style-name="P58"><text:s text:c="5"/><text:span text:style-name="T392">Eugene blushed. He would have to get used to his girlfriend dancing or else he wouldn’t have a job. He continued waiting tables.</text:span></text:p>
      <text:p text:style-name="P58"><text:s text:c="5"/><text:span text:style-name="T393">A whiskey here, a beer there. It was all for the tips. Which weren’t many. Eugene was sad about that part, tips </text:span><text:span text:style-name="T394">were</text:span><text:span text:style-name="T393"> what they lived off of </text:span><text:span text:style-name="T395">for the most part.</text:span></text:p>
      <text:p text:style-name="P58"><text:s text:c="5"/><text:span text:style-name="T396">As the day grew on, Calypso got more and more pushy clients who wanted her to dance for them and </text:span><text:soft-page-break/><text:span text:style-name="T396">only them. She tried to explain that she had to dance for the entire crowd, it wasn’t that kind of establishment. They got even more pushy with the explanation.</text:span></text:p>
      <text:p text:style-name="P58"><text:s text:c="5"/><text:span text:style-name="T396">Eugene walked up to one customer and was about to deck him, when he saw Calypso mouth the word “no” to him. He backed off.</text:span></text:p>
      <text:p text:style-name="P58"><text:s text:c="5"/><text:span text:style-name="T397">Later that night Calypso had to again comfort Eugene and tell him that work was just that, work. She was a big girl and could take care of herself. Either way it was just work.</text:span></text:p>
      <text:p text:style-name="P58"><text:s text:c="5"/><text:span text:style-name="T398">Eugene didn’t like the talks they had lately. He wanted to protect his girl at all costs. Especially when the mean customers came in. </text:span><text:span text:style-name="T399">Management didn’t do anything about the mean customers. They continued to allow them entrance. </text:span><text:span text:style-name="T400">That ticked Eugene off even more.</text:span></text:p>
      <text:p text:style-name="P58"><text:s text:c="5"/>“<text:span text:style-name="T400">Maybe you should look for work elsewhere.” Calypso offered. “That way you won’t get jealous about what happens to me.”</text:span></text:p>
      <text:p text:style-name="P58"><text:s text:c="5"/><text:span text:style-name="T400">They were sitting on the couch together, her hand was on his knee.</text:span></text:p>
      <text:p text:style-name="P58"><text:s text:c="5"/><text:span text:style-name="T401">Eugene thought about it for a moment and then nodded. Perhaps she was right. </text:span><text:span text:style-name="T402">He would tender his resignation in the morning and go from there. It would be hard to leave her at that place of employment, but he had to do what was best for them.</text:span></text:p>
      <text:p text:style-name="P58"><text:s text:c="5"/><text:span text:style-name="T402">They went to bed that night dreaming of the future, wondering how it would turn out for them. </text:span><text:span text:style-name="T403">Eugene tossed and turned while Calypso remained still. He had too many things on his mind, she had little to deal with.</text:span></text:p>
      <text:p text:style-name="P58"><text:s text:c="5"/><text:span text:style-name="T403">They were not happy.</text:span></text:p>
      <text:p text:style-name="P58"><text:s text:c="5"/><text:span text:style-name="T403">Indeed they were quite sad.</text:span></text:p>
      <text:p text:style-name="P58"><text:soft-page-break/><text:s text:c="5"/><text:span text:style-name="T403">Eugene wanted to protect his girlfriend, Calypso just wanted to make money without the possibility of getting fired. Each had their best interests at heart. They really did, Calypso just wished Eugene could see it.</text:span></text:p>
      <text:p text:style-name="P58"><text:s text:c="5"/><text:span text:style-name="T404">As Eugene slept, Calypso woke up and watched him. She could almost make out the words he was talking in his sleep. Eugene was a sleep talker for sure, just sometimes the words came out mumbled. For a second she thought she heard something.</text:span></text:p>
      <text:p text:style-name="P58"><text:s text:c="5"/>“<text:span text:style-name="T404">I Eugene, take thee Sharon for my wife…” Eugene whispered and then continued mumbling.</text:span></text:p>
      <text:p text:style-name="P58"><text:s text:c="5"/><text:span text:style-name="T404">Calypso blushed. </text:span><text:span text:style-name="T405">Eugene</text:span><text:span text:style-name="T404"> was planning on proposing to her. </text:span><text:span text:style-name="T405">She would have to pretend to be excited of course, and she wouldn’t know when it would happen. But she was going to be married one day and that made her more happy than anything in the world.</text:span></text:p>
      <text:p text:style-name="P58"><text:s text:c="5"/><text:span text:style-name="T406">Falling back asleep, Calypso dreamed of her wedding day. She was wearing all white, Eugene was dressed in a black tux. Dressed to the nine’s as they would say. She was so happy, they were so happy.</text:span></text:p>
      <text:p text:style-name="P58"><text:s text:c="5"/><text:span text:style-name="T406">Calypso wondered if the happiness would end. Such a tragic waste of a time if it did. She couldn’t handle it if the happiness ended and everything came crashing down all around them, like an earthquake.</text:span></text:p>
      <text:p text:style-name="P58"><text:s text:c="5"/><text:span text:style-name="T406">A real shame that would be.</text:span></text:p>
      <text:p text:style-name="P58"/>
      <text:p text:style-name="P59">Chapter Thirty-One</text:p>
      <text:p text:style-name="P59"/>
      <text:p text:style-name="P59"><text:s text:c="5"/><text:span text:style-name="T407">Calypso sat at the bar. It was her break. She looked to the bartender and smiled. “Joe,” she asked, “Do you believe in love at first sight?”</text:span></text:p>
      <text:p text:style-name="P59"><text:s text:c="5"/><text:span text:style-name="T407">Joe looked at her and smiled. “I’m flattered miss, but I’m already married.”</text:span></text:p>
      <text:p text:style-name="P59"><text:soft-page-break/><text:s text:c="5"/>“<text:span text:style-name="T407">No Joe, I’m not asking about me. I’m asking in general do you believe in love at first sight?”</text:span></text:p>
      <text:p text:style-name="P59"><text:s text:c="5"/><text:span text:style-name="T407">Joe nodded slowly. “Yes I do.” He said. “That’s how I met my wife. I loved her from the first time I laid eyes on her.”</text:span></text:p>
      <text:p text:style-name="P59"><text:s text:c="5"/><text:span text:style-name="T408">Calypso smiled. “Good.” She said, “So do I. That’s how I met my boyfriend. We were assigned together on a case, and things just grew from there.”</text:span></text:p>
      <text:p text:style-name="P59"><text:s text:c="5"/><text:span text:style-name="T408">Joe raised an eyebrow. “A case you say? Were you a lawman?”</text:span></text:p>
      <text:p text:style-name="P59"><text:s text:c="5"/><text:span text:style-name="T408">Calypso nodded. “Yeah, but don’t tell anyone okay? I’d like to keep it on the down low.”</text:span></text:p>
      <text:p text:style-name="P59"><text:s text:c="5"/><text:span text:style-name="T408">Joe nodded. “Oh you know me, I can keep a secret.” He said, “What kind of bartender would I be if I couldn’t?” He smiled at Calypso.</text:span></text:p>
      <text:p text:style-name="P59"><text:s text:c="5"/><text:span text:style-name="T408">Calypso laughed. He had a point.</text:span></text:p>
      <text:p text:style-name="P59"><text:s text:c="5"/><text:span text:style-name="T408">Turning around, she surveyed the room. The usual's were there. Loud Mike over in the corner, Shy McGee in the other corner avoiding people. Then there were the crew. She called them the crew because they always rode into town together and rode out together on their bikes.</text:span></text:p>
      <text:p text:style-name="P59"><text:s text:c="5"/><text:span text:style-name="T408">There was something to be said about traveling that way, in a pack. Like days of old. Way back to the twentieth century.</text:span></text:p>
      <text:p text:style-name="P59"><text:s text:c="5"/><text:span text:style-name="T408">Calypso admired them. Sure they could be rowdy at times but who wasn’t when it was the weekend?</text:span></text:p>
      <text:p text:style-name="P59"><text:s text:c="5"/><text:span text:style-name="T408">Life was odd that way, but in a good way it was strange. Calypso wanted it all to be happy roses and peaches and butterflies, but that’s not always what happened and she had to be on her best guard for it.</text:span></text:p>
      <text:p text:style-name="P59"><text:s text:c="5"/><text:span text:style-name="T408">She promised that work was work, and that’s all it was. Even when those rowdy bikers came in, it was just work.</text:span></text:p>
      <text:p text:style-name="P59"><text:soft-page-break/><text:s text:c="5"/><text:span text:style-name="T409">Eugene boarded the train towards an office building. He hoped to be hired that day and begin work the next day, a week at most. But he really wanted to get moving quickly.</text:span></text:p>
      <text:p text:style-name="P59"><text:s text:c="5"/><text:span text:style-name="T410">Having a career was something important to Eugene. He wanted to have a career as long as he could remember. It was something his father had, something his mother had, something he had to fight for and work for. It wouldn’t just come and drop in his lap.</text:span></text:p>
      <text:p text:style-name="P59"><text:s text:c="5"/><text:span text:style-name="T411">Eugene was wearing a suit he had brought with his last credits. The suit was black with a white button down shirt and a black tie. His shoes were polished and shiny. Eugene was ready for this job interview.</text:span></text:p>
      <text:p text:style-name="P59"><text:s text:c="5"/><text:span text:style-name="T411">Walking into the office building, Eugene smiled at the receptionist.</text:span></text:p>
      <text:p text:style-name="P59"><text:s text:c="5"/>“<text:span text:style-name="T411">Good morning.” He said.</text:span></text:p>
      <text:p text:style-name="P59"><text:s text:c="5"/>“<text:span text:style-name="T411">Good morning.” The receptionist said in response.</text:span></text:p>
      <text:p text:style-name="P59"><text:s text:c="5"/>“<text:span text:style-name="T411">I have a meeting with Mister Goodwill.” Eugene said. “I appear to have arrived a little early.”</text:span></text:p>
      <text:p text:style-name="P59"><text:s text:c="5"/><text:span text:style-name="T411">The receptionist smiled. “That’s okay, Mister Goodwill likes it when his employees are early. Come, I’ll show you in.”</text:span></text:p>
      <text:p text:style-name="P59"><text:s text:c="5"/><text:span text:style-name="T411">Eugene followed her to a conference room where an elderly man was seated behind a table.</text:span></text:p>
      <text:p text:style-name="P59"><text:s text:c="5"/>“<text:span text:style-name="T411">This is your ten o’clock.” the receptionist said.</text:span></text:p>
      <text:p text:style-name="P59"><text:s text:c="5"/><text:span text:style-name="T411">Mister Goodwill checked his watch. “It’s nine forty-five. You’re early. I like that.” He said.</text:span></text:p>
      <text:p text:style-name="P59"><text:s text:c="5"/><text:span text:style-name="T411">Eugene nodded. “Yes sir, </text:span><text:span text:style-name="T412">so I’ve heard</text:span><text:span text:style-name="T411">.”</text:span></text:p>
      <text:p text:style-name="P59"><text:s text:c="5"/>“<text:span text:style-name="T413">What else have you heard about me?” Goodwill asked.</text:span></text:p>
      <text:p text:style-name="P59"><text:s text:c="5"/><text:span text:style-name="T413">Eugene nodded, right the “who am I” question. He smiled. “Not much I’m afraid.”</text:span></text:p>
      <text:p text:style-name="P59"><text:soft-page-break/><text:s text:c="5"/><text:span text:style-name="T413">Mister Goodwill nodded. “Good.” He laughed. “I don’t want things being said about me that aren’t true.”</text:span></text:p>
      <text:p text:style-name="P59"><text:s text:c="5"/>“<text:span text:style-name="T414">Well I can guarantee I’ve not said anything about you.” Eugene said.</text:span></text:p>
      <text:p text:style-name="P59"><text:s text:c="5"/><text:span text:style-name="T414">Mister Goodwill laughed again. “Also good. So tell me why do you want to work for the train system?”</text:span></text:p>
      <text:p text:style-name="P59"><text:s text:c="5"/><text:span text:style-name="T414">Eugene smiled, he could appreciate someone who wanted answers right away. “I need a job, and I figured I’d be a pretty good candidate for your company sir.” He said.</text:span></text:p>
      <text:p text:style-name="P59"><text:s text:c="5"/>“<text:span text:style-name="T414">Nonsense with the sir stuff kid.” Mister Goodwill said.</text:span></text:p>
      <text:p text:style-name="P59"><text:s text:c="5"/>“<text:span text:style-name="T414">Well Mister Goodwill, I enjoy trains a lot. I’ve been on the subway under the water in San Francisco and they’ve always amused me.” Eugene said.</text:span></text:p>
      <text:p text:style-name="P59"><text:s text:c="5"/>“<text:span text:style-name="T414">And now you want to give your shot at one in space, is that it?” Mister Goodwill prodded.</text:span></text:p>
      <text:p text:style-name="P59"><text:s text:c="5"/><text:span text:style-name="T414">Eugene nodded. “Yes Mister Goodwill that’s correct.”</text:span></text:p>
      <text:p text:style-name="P59"><text:s text:c="5"/>“<text:span text:style-name="T414">I thank you for your honesty and candor.” Mister Goodwill said. “It’s not everyday that someone like you comes through those doors. You’re hired.”</text:span></text:p>
      <text:p text:style-name="P59"><text:s text:c="5"/><text:span text:style-name="T415">Eugene walked up to shake Mister Goodwill’s hand. “Thank you so much Mister Goodwill.” He said.</text:span></text:p>
      <text:p text:style-name="P59"><text:s text:c="5"/><text:span text:style-name="T415">Goodwill smiled. He was typically a good judge of character. It was like he had a sixth sense about </text:span><text:span text:style-name="T416">people.</text:span></text:p>
      <text:p text:style-name="P59"><text:s text:c="5"/><text:span text:style-name="T417">As Eugene walked out of the office, he was happy like a kid who got a new toy for Christmas. He couldn’t wait to tell Calypso about it all. He was so excited.</text:span></text:p>
      <text:p text:style-name="P59"><text:s text:c="5"/><text:span text:style-name="T417">Reaching home, Eugene rushed into Calypso’s arms and embraced her. He kissed her.</text:span></text:p>
      <text:p text:style-name="P59"><text:soft-page-break/><text:s text:c="5"/>“<text:span text:style-name="T417">I have had the most wonderful day.” He said.</text:span></text:p>
      <text:p text:style-name="P59"><text:s text:c="5"/><text:span text:style-name="T417">Calypso nodded. “I can tell.” She said.</text:span></text:p>
      <text:p text:style-name="P59"><text:s text:c="5"/><text:span text:style-name="T417">Eugene paused, something was wrong. Why was she home during the middle of the day? “Calypso...what happened?”</text:span></text:p>
      <text:p text:style-name="P59"><text:s text:c="5"/>“<text:span text:style-name="T417">I got fired.” She said. “</text:span><text:span text:style-name="T418">For slapping a customer.”</text:span></text:p>
      <text:p text:style-name="P59"><text:s text:c="5"/><text:span text:style-name="T418">Eugene looked at Calypso, “You slapped someone?” He asked.</text:span></text:p>
      <text:p text:style-name="P59"><text:s text:c="5"/><text:span text:style-name="T418">She nodded confirmation. “Yeah that’s what I said. Someone was getting a little too fresh with me and so I took my anger out on them.”</text:span></text:p>
      <text:p text:style-name="P59"><text:s text:c="5"/><text:span text:style-name="T418">Eugene went in for a high five.</text:span></text:p>
      <text:p text:style-name="P59"><text:s text:c="5"/><text:span text:style-name="T418">Calypso returned the high five. “Not the reaction I was expecting. So how did your interview go?”</text:span></text:p>
      <text:p text:style-name="P59"><text:s text:c="5"/>“<text:span text:style-name="T418">It went great! I got the job!” Eugene said.</text:span></text:p>
      <text:p text:style-name="P59"><text:s text:c="5"/>“<text:span text:style-name="T418">That’s great babe!” Calypso said relieved that they still had some kind of stable income coming in after her mishap at work. It wasn’t everyday that she got after someone for being fresh and the day she decided to, it just so happened to be an important political figure </text:span><text:span text:style-name="T419">visiting from out of town.</text:span></text:p>
      <text:p text:style-name="P60"><text:s text:c="5"/><text:span text:style-name="T420">Always with the political figures, who think they deserve anything they can get. Whatever it was, that was in the past. Calypso laughed at the great news Eugene had brought home to her.</text:span></text:p>
      <text:p text:style-name="P61"><text:s text:c="5"/>She was happy for him.</text:p>
      <text:p text:style-name="P60"/>
      <text:p text:style-name="P61">Chapter Thirty-Two</text:p>
      <text:p text:style-name="P61"/>
      <text:p text:style-name="P61"><text:s text:c="5"/><text:span text:style-name="T421">The following morning, Eugene got ready for work and showed up on time at the train station. He was to shadow one of the conductors that day.</text:span></text:p>
      <text:p text:style-name="P61"><text:s text:c="5"/><text:span text:style-name="T421">Upon entering the train’s main control station, Eugene took a look around. It was a replica of an actual train. Sure none of the dials or knobs worked </text:span><text:soft-page-break/><text:span text:style-name="T421">as it was all controlled by computer, but the atmosphere alone was compelling.</text:span></text:p>
      <text:p text:style-name="P61"><text:s text:c="5"/><text:span text:style-name="T421">Eugene looked at the train whistle and was tempted to pull it. His boss looked at him and smiled.</text:span></text:p>
      <text:p text:style-name="P61"><text:s text:c="5"/>“<text:span text:style-name="T421">Go ahead, give her a pull. Not everything is just for looks in here.”</text:span></text:p>
      <text:p text:style-name="P61"><text:s text:c="5"/><text:span text:style-name="T421">Eugene pulled on the whistle and it let out an authentic sounding train whistle. What an actual train whistle would sound like back in the 1800s.</text:span></text:p>
      <text:p text:style-name="P61"><text:s text:c="5"/>“<text:span text:style-name="T421">Here I thought the Moon was the only place that captured 1800 aesthetics.” Eugene said.</text:span></text:p>
      <text:p text:style-name="P61"><text:s text:c="5"/>“<text:span text:style-name="T421">The Moon, yes they sure do love their aesthetics don’t they.” The boss said. “But we have the real thing here in this train.”</text:span></text:p>
      <text:p text:style-name="P61"><text:s text:c="5"/><text:span text:style-name="T422">Eugene smiled at the thought. </text:span><text:span text:style-name="T423">As a boy he loved playing with model trains. </text:span><text:span text:style-name="T424">Eugene always imagined being a conductor on a train. Now he was. </text:span><text:span text:style-name="T425">This was actually happening.</text:span></text:p>
      <text:p text:style-name="P61"><text:s text:c="5"/><text:span text:style-name="T425">After driving a train all day, Eugene felt he had a new outlook on life. A new perspective as it were. The excitement was there as well as the exhilaration of going fast. People wanted to get to their appointments on time </text:span><text:span text:style-name="T426">and he was just the man to make that happen.</text:span></text:p>
      <text:p text:style-name="P61"><text:s text:c="5"/><text:span text:style-name="T429">Nearing the end of the day, Eugene was about to put the train back at the facility for tomorrow’s run when he noticed a passenger asleep in car four. Making his way to car four, Eugene roused the passenger and told them it was the end of the line. </text:span><text:span text:style-name="T430">She</text:span><text:span text:style-name="T429"> gratefully got up and left.</text:span></text:p>
      <text:p text:style-name="P61"><text:s text:c="5"/><text:span text:style-name="T430">Eugene shook his head. Passengers falling asleep on the train was one thing, having to wake them up was another.</text:span></text:p>
      <text:p text:style-name="P61"><text:s text:c="5"/><text:span text:style-name="T431">Walking off the train and locking it up, Eugene smiled at his first day of work. Things were looking </text:span><text:soft-page-break/><text:span text:style-name="T431">brighter for him and Calypso. At least things felt like they were getting brighter. He couldn’t tell for certain. </text:span><text:span text:style-name="T432">Heading home, Eugene felt lighter than air.</text:span></text:p>
      <text:p text:style-name="P61"><text:s text:c="5"/><text:span text:style-name="T433">Walking in the front door of his home, Eugene could sense there was something wrong. “Calypso?” He called out. There was no answer.</text:span></text:p>
      <text:p text:style-name="P61"><text:s text:c="5"/><text:span text:style-name="T433">Where there should be the voice of his girlfriend, there was nothing. Only silence.</text:span></text:p>
      <text:p text:style-name="P61"><text:s text:c="5"/><text:span text:style-name="T434">The hairs on the back of Eugene’s neck stood up. Something was terribly wrong.</text:span></text:p>
      <text:p text:style-name="P61"><text:s text:c="5"/><text:span text:style-name="T434">Walking around the apartment, he looked for her. In the bedroom, the bathroom, the kitchen, the living room, even a closet. He couldn’t find </text:span><text:span text:style-name="T435">Calypso</text:span><text:span text:style-name="T434"> anywhere.</text:span></text:p>
      <text:p text:style-name="P61"><text:s text:c="5"/><text:span text:style-name="T436">Panic sunk in. Complete fear had Eugene by the throat. There was nothing he could do about it. He sat down on the couch. Decided to wait it out for a little bit, see if she would come home after a short while. So there he sat, waiting.</text:span></text:p>
      <text:p text:style-name="P61"><text:s text:c="5"/><text:span text:style-name="T437">There had to be a rational explanation for her absence. Eugene thought. People just didn’t go missing. </text:span><text:span text:style-name="T438">Eugene</text:span><text:span text:style-name="T437"> gasped at the thought. Had she gone missing? He didn’t want that to be the case.</text:span></text:p>
      <text:p text:style-name="P61"><text:s text:c="5"/><text:span text:style-name="T439">There had to be a reason for her to be gone. He kept reminding himself over and over again. </text:span><text:span text:style-name="T440">Calypso wasn’t one to simply up and leave. That wasn’t her nature at all.</text:span></text:p>
      <text:p text:style-name="P61"><text:s text:c="5"/><text:span text:style-name="T441">Eugene must have sat for what felt like hours. He simply waited for Calypso to return home. Into the late evening hours he waited for her. Tried calling her on his communications device over and over, there was no answer.</text:span></text:p>
      <text:p text:style-name="P61"><text:s text:c="5"/><text:span text:style-name="T442">Around midnight, the door to their apartment opened. Calypso returned home. She looked around, looked as Eugene ran up to her and embraced her </text:span><text:soft-page-break/><text:span text:style-name="T442">tightly. She hugged him back. It was a long hug, a lasting hug.</text:span></text:p>
      <text:p text:style-name="P61"><text:s text:c="5"/>“<text:span text:style-name="T442">Where have you been?” Eugene asked. “I’ve been worried.”</text:span></text:p>
      <text:p text:style-name="P61"><text:s text:c="5"/><text:span text:style-name="T442">Calypso smiled “I’m fine.” She said, “I was out looking for work. I guess I lost track of time.”</text:span></text:p>
      <text:p text:style-name="P61"><text:s text:c="5"/><text:span text:style-name="T442">Eugene let his heart catch up with his mind. She was home and safe, that’s really all which mattered now. </text:span><text:span text:style-name="T443">He wondered what kind of work Calypso had been looking for. Something that would keep her out that late couldn’t be good. He’d let it slide for now, Eugene didn’t want to cause a scene or start a fight.</text:span></text:p>
      <text:p text:style-name="P61"><text:s text:c="5"/><text:span text:style-name="T444">Going to bed, Eugene couldn’t help shake the thought that Calypso was out so late. What if something had happened to her? He knew she could carry herself, but the what ifs were mounting. </text:span><text:span text:style-name="T445">Here they were in a city they barely knew on a moon they didn’t know at all, what would become of them?</text:span></text:p>
      <text:p text:style-name="P61"><text:s text:c="5"/><text:span text:style-name="T446">Looking out the window, Eugene watched as a train went past. He wasn’t aware trains ran that late. Something to investigate in the morning maybe. There were a lot of things he wasn’t aware of in this new city. </text:span><text:span text:style-name="T447">Luckily they didn’t have a curfew in place. </text:span><text:span text:style-name="T448">Crime seemed to be on the low, which was a good thing.</text:span></text:p>
      <text:p text:style-name="P61"><text:s text:c="5"/><text:span text:style-name="T449">Staring at the ceiling, Eugene wondered what the next day would bring. Would Calypso return home late after another day of job hunting? He just wasn’t sure, and what if she did? What of it then?</text:span></text:p>
      <text:p text:style-name="P61"><text:s text:c="5"/><text:span text:style-name="T449">Tossing back and forth, Eugene tried to get some sleep. </text:span><text:span text:style-name="T450">Sleep wouldn’t come easily for him that night though, it would tease him and make him wish he could fall asleep but it wouldn’t come for him.</text:span></text:p>
      <text:p text:style-name="P61"><text:s text:c="5"/><text:span text:style-name="T450">Eugene thought about all of the different ways he could advance his career. Being a train driver was </text:span><text:soft-page-break/><text:span text:style-name="T450">one thing, but climbing up the corporate ladder was something completely different. Something he wanted to do in the long run. </text:span><text:span text:style-name="T451">No one wanted to be a train driver for the rest of their lives.</text:span></text:p>
      <text:p text:style-name="P61"><text:s text:c="5"/><text:span text:style-name="T452">Looking over at Calypso, Eugene smiled. She was perfect.</text:span></text:p>
      <text:p text:style-name="P61"/>
      <text:p text:style-name="P62">Chapter Thirty-Three</text:p>
      <text:p text:style-name="P62"/>
      <text:p text:style-name="P62"><text:s text:c="5"/><text:span text:style-name="T453">The next morning by the time Eugene woke up Calypso was gone. She had left a note for him upon waking.</text:span></text:p>
      <text:p text:style-name="P62"/>
      <text:p text:style-name="P63">E,</text:p>
      <text:p text:style-name="P63"/>
      <text:p text:style-name="P63"><text:s text:c="5"/>Ran into town to go window shopping, will be back later.</text:p>
      <text:p text:style-name="P63"/>
      <text:p text:style-name="P63">C</text:p>
      <text:p text:style-name="P63"/>
      <text:p text:style-name="P63"><text:s text:c="5"/>Eugene smiled at the thought. Window shopping never really was shopping with ones eyes. It all had to do with looking and then resisting to touch the merchandise. Finally if you still had the resolve, you would walk out of the store without purchasing anything.</text:p>
      <text:p text:style-name="P63"><text:s text:c="5"/><text:span text:style-name="T454">He wished he had known about her intentions to window shop, he would have gone into town with her. Oh well, Eugene had the day off and he was planning on spending it wisely by doing nothing.</text:span></text:p>
      <text:p text:style-name="P63"><text:s text:c="5"/><text:span text:style-name="T455">Looking around the apartment, Eugene decided to do some light cleaning. </text:span><text:span text:style-name="T456">Calypso wouldn’t mind he figured, who ever minded someone cleaning house?</text:span></text:p>
      <text:p text:style-name="P63"><text:s text:c="5"/><text:span text:style-name="T456">Starting on the dishes, Eugene whistled to himself. He didn’t mind doing dishes, it wasn’t everyone’s cup </text:span><text:soft-page-break/><text:span text:style-name="T456">of tea but he didn’t mind it at all. It was nice to be able to keep up on something </text:span><text:span text:style-name="T457">he had control over. </text:span><text:span text:style-name="T458">Control wasn’t everything, but it was nice to be able to have control over some things in life.</text:span></text:p>
      <text:p text:style-name="P63"><text:s text:c="5"/><text:span text:style-name="T459">Walking out of the house, Eugene took the train downtown.</text:span></text:p>
      <text:p text:style-name="P63"><text:s text:c="5"/><text:span text:style-name="T460">Getting off at a stop where there were a bunch of stores, Eugene looked around. He could window shop with the best of them if allowed to.</text:span></text:p>
      <text:p text:style-name="P63"><text:s text:c="5"/><text:span text:style-name="T461">Walking past a store front, Eugene stopped to take a look. It was a pet shop. The last thing he needed was an animal to take care of. But the dogs were cute. Walking inside, he walked over to where the puppies were and smiled at them.</text:span></text:p>
      <text:p text:style-name="P63"><text:s text:c="5"/>“<text:span text:style-name="T461">Hello fellas.” Eugene said. He watched as they wagged their tails at him.</text:span></text:p>
      <text:p text:style-name="P63"><text:s text:c="5"/><text:span text:style-name="T462">Petting the dogs, Eugene watched as they licked his hands. He laughed at the thought. Oh Calypso would kill him if he brought home a pet. He was tempted though.</text:span></text:p>
      <text:p text:style-name="P63"><text:s text:c="5"/>“<text:span text:style-name="T463">See one you like?” A woman approached Eugene asked.</text:span></text:p>
      <text:p text:style-name="P63"><text:s text:c="5"/><text:span text:style-name="T463">Eugene turned to see a sales woman standing there. “Oh I’m just visiting.” He said, “My girlfriend would kill me.”</text:span></text:p>
      <text:p text:style-name="P63"><text:s text:c="5"/>“<text:span text:style-name="T463">That’s a shame.” She put a hand on Eugene’s arm. “Well if you change your mind, I’ll be over here.” She gestured towards a counter.</text:span></text:p>
      <text:p text:style-name="P63"><text:s text:c="5"/><text:span text:style-name="T463">Eugene nodded. “Thank you.” He said </text:span><text:span text:style-name="T464">and watched as she walked away.</text:span></text:p>
      <text:p text:style-name="P63"><text:s text:c="5"/><text:span text:style-name="T465">Taking one last look at the dogs, Eugene exited the store and continued walking down the street. He wondered where Calypso would be. </text:span><text:span text:style-name="T466">He wondered if he could even find her out of all of the stores in town. He doubted it.</text:span></text:p>
      <text:p text:style-name="P63"><text:soft-page-break/><text:s text:c="5"/><text:span text:style-name="T466">Eugene stopped at another store, it was a bakery. </text:span><text:span text:style-name="T467">Stepping inside he was greeted by the store’s owner.</text:span></text:p>
      <text:p text:style-name="P63"><text:s text:c="5"/>“<text:span text:style-name="T467">Welcome, what can I do for you?” The owner asked.</text:span></text:p>
      <text:p text:style-name="P63"><text:s text:c="5"/><text:span text:style-name="T467">Eugene smiled. “Do you have any free samples by chance?”</text:span></text:p>
      <text:p text:style-name="P63"><text:s text:c="5"/><text:span text:style-name="T467">The owner smiled back. “Of course I do young man, come in come in.” She said. </text:span><text:span text:style-name="T468">Walking behind a counter, she picked up a tray that had all sorts of samples on it. Mostly bread, a few brownies tossed in the mix.</text:span></text:p>
      <text:p text:style-name="P63"><text:s text:c="5"/><text:span text:style-name="T468">Picking up a piece of bread, Eugene began to butter it. He took a bite, it tasted like heaven. He wanted more. “I’ll take a loaf of this one.” He said.</text:span></text:p>
      <text:p text:style-name="P63"><text:s text:c="5"/><text:span text:style-name="T468">The woman smiled. “That’s our most requested item.” She said. Packaging up a loaf of bread, she handed it to Eugene. “That will be eight credits.”</text:span></text:p>
      <text:p text:style-name="P63"><text:s text:c="5"/><text:span text:style-name="T468">Handing over money, Eugene smiled. “Thank you again.” He said as he walked out the door.</text:span></text:p>
      <text:p text:style-name="P63"><text:s text:c="5"/><text:span text:style-name="T469">Walking back up the street to the train station, Eugene was done walking around. He wanted to be home. Boarding the train, he sat down on a seat and looked around.</text:span></text:p>
      <text:p text:style-name="P63"><text:s text:c="5"/><text:span text:style-name="T469">The train was mostly empty, a few people were on it but it wasn’t full to capacity.</text:span></text:p>
      <text:p text:style-name="P63"><text:s text:c="5"/><text:span text:style-name="T471">Eugene sat and watched the different people going about their day. He was happy to have bread. He wondered where everyone was headed. If they were headed home, or to other shopping districts he couldn’t tell. But he wondered.</text:span></text:p>
      <text:p text:style-name="P63"><text:s text:c="5"/><text:span text:style-name="T472">It was a nice day out. The sun was shining brightly. It was warm for a December day. Of course the sun wasn’t real, neither was the weather. It was all made up and fixed at certain temperatures so people wouldn’t freeze.</text:span></text:p>
      <text:p text:style-name="P63"><text:soft-page-break/><text:s text:c="5"/><text:span text:style-name="T473">Eugene had to keep reminding himself that everything was fabricated. He lived on a moon. That was it. A moon in orbit of a planet. Eugene wondered what would happen if the fabrication was turned off. Would life continue to exist? He didn’t know. </text:span><text:span text:style-name="T474">He wasn’t sure he wanted to know. Putting his own life in danger would be a bad thing. That was certain.</text:span></text:p>
      <text:p text:style-name="P63"><text:s text:c="5"/><text:span text:style-name="T474">Looking around, he saw a couple in the corner making out. Ah young love. When you didn’t care who saw you. Those were the days. Eugene smiled at the thought. </text:span><text:span text:style-name="T475">He was experiencing such an event himself.</text:span></text:p>
      <text:p text:style-name="P63"><text:s text:c="5"/><text:span text:style-name="T476">Calypso was the best thing to ever happen to Eugene, he thought. She was the best woman to ever walk into his life. They had been partners for the longest of times, over ten years. He always did have a crush on her. He never knew she felt the same way until they were both tossed out of the program and sent on their way.</text:span></text:p>
      <text:p text:style-name="P63"><text:s text:c="5"/><text:span text:style-name="T476">Eugene looked outside and watched the buildings passing by. They were blocking the view of the sun now. It really was a nice day.</text:span></text:p>
      <text:p text:style-name="P63"><text:s text:c="5"/><text:span text:style-name="T470">That’s when he noticed it, a package roughly the size of a football sitting on the seat across from him. Picking up the package, Eugene could tell he shouldn’t have touched it. Something was wrong. It began ticking.</text:span></text:p>
      <text:p text:style-name="P63"><text:s text:c="5"/><text:span text:style-name="T470">Looking around, he wondered if anyone noticed. They had.</text:span></text:p>
      <text:p text:style-name="P63"><text:s text:c="5"/>“<text:span text:style-name="T470">Yo man, what is that?” A passenger asked.</text:span></text:p>
      <text:p text:style-name="P63"><text:s text:c="5"/><text:span text:style-name="T470">Eugene shrugged. “Don’t know, but it’s ticking.” He said. </text:span><text:span text:style-name="T476">Perhaps it was a clock? Yeah that would be a good thing, a clock.</text:span></text:p>
      <text:p text:style-name="P63"><text:s text:c="5"/><text:span text:style-name="T470">Carefully peeling back the wrapping, Eugene saw his worst fear, it was a bomb.</text:span></text:p>
      <text:p text:style-name="P63"><text:soft-page-break/></text:p>
      <text:p text:style-name="P64">Chapter Thirty-Four</text:p>
      <text:p text:style-name="P64"/>
      <text:p text:style-name="P64"><text:s text:c="5"/>Eugene tried not to panic as the passenger next to him was freaking out.</text:p>
      <text:p text:style-name="P64"><text:s text:c="5"/>“Yo man, seriously?” He asked.</text:p>
      <text:p text:style-name="P64"><text:s text:c="5"/>Eugene nodded. “Yes apparently it’s a bomb.”</text:p>
      <text:p text:style-name="P64"><text:s text:c="5"/>“That’s not cool!” The man said as he stood up. Everyone had their eyes on Eugene. The man walked passed Eugene and to the other side of the train. “We all gonna die up in here!” He yelled.</text:p>
      <text:p text:style-name="P64"><text:s text:c="5"/>Eugene shook his head. “Not if I can figure this out.” He said. “I just need to focus.”</text:p>
      <text:p text:style-name="P64"><text:s text:c="5"/>“The man says he needs to focus.” The man said. “Everyone be quiet.”</text:p>
      <text:p text:style-name="P64"><text:s text:c="5"/>Eugene looked to the man. “Thank you, what’s your name?”</text:p>
      <text:p text:style-name="P64"><text:s text:c="5"/>“Russell.” The man said. “Name’s Russell.”</text:p>
      <text:p text:style-name="P64"><text:s text:c="5"/>“Well Russell, it’s nice to meet you. I’m Eugene.” Eugene said. “We have to figure out how to disarm this bomb.”</text:p>
      <text:p text:style-name="P64"><text:s text:c="5"/>Eugene looked at the different colored wires. <text:span text:style-name="T477">He wasn’t sure which wire did what and didn’t really want to find out the wrong wire. It could blow up in his face and that was the last thing he needed right now.</text:span></text:p>
      <text:p text:style-name="P64"><text:s text:c="5"/><text:span text:style-name="T477">Russell sat down on a seat and frowned. “Alright man, what do we need to do?”</text:span></text:p>
      <text:p text:style-name="P64"><text:s text:c="5"/><text:span text:style-name="T478">Eugene shook his head. “I don’t know exactly. But we need to figure out which wire to cut. Do you have a knife?”</text:span></text:p>
      <text:p text:style-name="P64"><text:s text:c="5"/><text:span text:style-name="T478">Russell nodded. “Yeah man, here you go.” He handed Eugene a knife.</text:span></text:p>
      <text:p text:style-name="P64"><text:s text:c="5"/>“<text:span text:style-name="T479">I watched a movie once, where the man avoided the red white and blue wires.” Eugene said. “This </text:span><text:soft-page-break/><text:span text:style-name="T479">bomb has red white and blue wires, I think I can avoid those.”</text:span></text:p>
      <text:p text:style-name="P64"><text:s text:c="5"/>“<text:span text:style-name="T479">That was a movie tho man.” Russell said.</text:span></text:p>
      <text:p text:style-name="P64"><text:s text:c="5"/><text:span text:style-name="T480">Eugene nodded. “I know.” He said. </text:span><text:span text:style-name="T481">Pulling gently on the yellow wire, Eugene took the knife and cut it.</text:span></text:p>
      <text:p text:style-name="P64"><text:s text:c="5"/><text:span text:style-name="T481">The ticking increased in speed.</text:span></text:p>
      <text:p text:style-name="P64"><text:s text:c="5"/>“<text:span text:style-name="T482">Crap.” Eugene said. “Wrong wire.” He groaned. “There’s black and red, white and blue.” He grunted.</text:span></text:p>
      <text:p text:style-name="P64"><text:s text:c="5"/><text:span text:style-name="T482">Russell nodded. “Go with the black one.” He said.</text:span></text:p>
      <text:p text:style-name="P64"><text:s text:c="5"/><text:span text:style-name="T482">Eugene cut the black wire. The bomb stopped ticking.</text:span></text:p>
      <text:p text:style-name="P64"><text:s text:c="5"/><text:span text:style-name="T483">Taking a deep breath, Eugene exhaled. “I think we got it.” He said.</text:span></text:p>
      <text:p text:style-name="P64"><text:s text:c="5"/><text:span text:style-name="T483">Russell smiled. “Yes!” He exclaimed.</text:span></text:p>
      <text:p text:style-name="P64"><text:s text:c="5"/><text:span text:style-name="T483">Eugene began dismantling the bomb. “</text:span><text:span text:style-name="T484">Interesting,” He said. “It reminds me of something I ran into years ago on the job.”</text:span></text:p>
      <text:p text:style-name="P64"><text:s text:c="5"/>“<text:span text:style-name="T484">The job?” Russell asked. “What job?”</text:span></text:p>
      <text:p text:style-name="P64"><text:s text:c="5"/>“<text:span text:style-name="T484">Working for the capitol.” Eugene said.</text:span></text:p>
      <text:p text:style-name="P64"><text:s text:c="5"/><text:span text:style-name="T485">Russell backed up in his seat. “The capitol? You used to work for them?”</text:span></text:p>
      <text:p text:style-name="P64"><text:s text:c="5"/><text:span text:style-name="T485">Eugene nodded. “Yeah, ‘til they kicked me out.”</text:span></text:p>
      <text:p text:style-name="P64"><text:s text:c="5"/>“<text:span text:style-name="T485">Wow man, good thing you were on this train and knew how to disarm a bomb.” Russell said.</text:span></text:p>
      <text:p text:style-name="P64"><text:s text:c="5"/><text:span text:style-name="T485">Eugene didn’t have the heart to tell the man that he didn’t really know how to disarm a bomb, he had to guess and guessing was better than being blown up.</text:span></text:p>
      <text:p text:style-name="P64"><text:s text:c="5"/>“<text:span text:style-name="T486">This bomb is complicated.” Eugene said. “I wonder why someone would want to blow up a train.”</text:span></text:p>
      <text:p text:style-name="P64"><text:s text:c="5"/>“<text:span text:style-name="T486">Haven’t you been paying attention to the news?” Russell asked. “People have been boycotting the train ever since the incident.”</text:span></text:p>
      <text:p text:style-name="P64"><text:s text:c="5"/>“<text:span text:style-name="T486">What incident?”</text:span></text:p>
      <text:p text:style-name="P64"><text:soft-page-break/><text:s text:c="5"/>“<text:span text:style-name="T486">A man was killed on the tracks.” Russell said. “Some wonder how he got out there, some say he walked, others said he jumped out the window of a moving train. Either way he got hit.”</text:span></text:p>
      <text:p text:style-name="P64"><text:s text:c="5"/><text:span text:style-name="T486">Eugene froze. No wonder there weren’t many people on the train. </text:span><text:span text:style-name="T487">With a boycott in place, there wouldn’t be that many people at all. It made sense.</text:span></text:p>
      <text:p text:style-name="P64"><text:s text:c="5"/>“<text:span text:style-name="T487">When did this take place?” Eugene asked.</text:span></text:p>
      <text:p text:style-name="P64"><text:s text:c="5"/><text:span text:style-name="T487">Russell shrugged his shoulders. “Two weeks ago maybe?”</text:span></text:p>
      <text:p text:style-name="P64"><text:s text:c="5"/><text:span text:style-name="T488">Eugene nodded. “Thanks for the info.” He said.</text:span></text:p>
      <text:p text:style-name="P64"><text:s text:c="5"/>“<text:span text:style-name="T489">Sure man, whatever.” Russell said. “Here’s my contact information if you need to reach out.” He handed Eugene a card.</text:span></text:p>
      <text:p text:style-name="P64"><text:s text:c="5"/><text:span text:style-name="T489">Eugene pocketed the card and looked back at the bomb. What was he going to do with it? Call the police? Maybe that would be the best option.</text:span></text:p>
      <text:p text:style-name="P64"><text:s text:c="5"/><text:span text:style-name="T490">As the train stopped at Eugene’s stop, he got off. Stepping off the train, Eugene was met by two police officers.</text:span></text:p>
      <text:p text:style-name="P64"><text:s text:c="5"/>“<text:span text:style-name="T490">Eugene?” One of the officers said.</text:span></text:p>
      <text:p text:style-name="P64"><text:s text:c="5"/><text:span text:style-name="T490">Eugene nodded, bomb in hand. “Here you are officer. How did you know where to find me?”</text:span></text:p>
      <text:p text:style-name="P64"><text:s text:c="5"/><text:span text:style-name="T490">The officer smiled “Cameras on the train picked you up. That was a brave thing you did sir.”</text:span></text:p>
      <text:p text:style-name="P64"><text:s text:c="5"/><text:span text:style-name="T490">Eugene nodded. “I see, well it wasn’t much. Just had to figure out the right wire.” He said.</text:span></text:p>
      <text:p text:style-name="P64"><text:s text:c="5"/>“<text:span text:style-name="T491">Yes well, <text:s/>you did a good job.” The officer said. “Who knows how long you had before this thing blew up.”</text:span></text:p>
      <text:p text:style-name="P64"><text:s text:c="5"/><text:span text:style-name="T491">Eugene nodded. “I know right?”</text:span></text:p>
      <text:p text:style-name="P64"><text:s text:c="5"/><text:span text:style-name="T491">Watching the two officers walk away with the bomb, Eugene watched in horror as the bomb went off killing them instantly.</text:span></text:p>
      <text:p text:style-name="P64"><text:soft-page-break/><text:s text:c="5"/><text:span text:style-name="T491">Eugene tried to run up to them but the flames were too high. He couldn’t do anything about it. They were dead. He would have to wait for the fire department to arrive to clean up the mess.</text:span></text:p>
      <text:p text:style-name="P64"><text:s text:c="5"/><text:span text:style-name="T491">What a shame, Eugene thought. Two lives wasted just like that. </text:span><text:span text:style-name="T492">Walking away, Eugene watched as fire crews showed up to take care of the bodies.</text:span></text:p>
      <text:p text:style-name="P64"><text:s text:c="5"/>“<text:span text:style-name="T492">You did this.” A man said walking past Eugene.</text:span></text:p>
      <text:p text:style-name="P64"><text:s text:c="5"/><text:span text:style-name="T492">Eugene stopped the man and looked at him. “Did what?”</text:span></text:p>
      <text:p text:style-name="P64"><text:s text:c="5"/><text:span text:style-name="T492">The man smiled. “You killed those people. With that bomb.”</text:span></text:p>
      <text:p text:style-name="P64"><text:s text:c="5"/><text:span text:style-name="T492">Eugene shook his head. “No I didn’t, I don’t know who you are but I didn’t do a damn thing to those men. The bomb went off after I disarmed it.”</text:span></text:p>
      <text:p text:style-name="P64"><text:s text:c="5"/><text:span text:style-name="T492">The man laughed. “Disarmed it? Is that what you think you did? It was meant to stay on that train.”</text:span></text:p>
      <text:p text:style-name="P64"><text:s text:c="5"/><text:span text:style-name="T492">The man disappeared into a crowd of people. Eugene couldn’t track him down.</text:span></text:p>
      <text:p text:style-name="P64"><text:s text:c="5"/><text:span text:style-name="T492">Arriving home, Eugene put the bread on the counter and turned on the television. There was a news broadcast about the bombing. He flipped the channel just to see another news broadcast about the bombing. It would be a slow night for sure. He wasn’t about to get that bombing out of his head.</text:span></text:p>
      <text:p text:style-name="P64"><text:s text:c="5"/><text:span text:style-name="T492">Calypso came home a few hours later. She carried in a few bags and set them on the counter. Seeing the bread she smiled. “Mmmm freshly baked bread, my favorite!”</text:span></text:p>
      <text:p text:style-name="P64"><text:s text:c="5"/><text:span text:style-name="T492">Eugene looked over towards her. “Yeah, I picked some up.” He said.</text:span></text:p>
      <text:p text:style-name="P64"><text:s text:c="5"/><text:span text:style-name="T492">Sitting on the couch, Calypso and Eugene watched the news. He filled her in on his day, she was devastated.</text:span></text:p>
      <text:p text:style-name="P64"><text:soft-page-break/><text:s text:c="5"/>“<text:span text:style-name="T492">What if you had been driving that train and no one saw the bomb? What then?”</text:span></text:p>
      <text:p text:style-name="P64"><text:s text:c="5"/><text:span text:style-name="T492">Eugene shook his head. He didn’t know or have an answer for her.</text:span></text:p>
      <text:p text:style-name="P64"/>
      <text:p text:style-name="P65">Chapter Thirty-Five</text:p>
      <text:p text:style-name="P65"/>
      <text:p text:style-name="P65"><text:s text:c="5"/><text:span text:style-name="T493">Eugene slept. It wasn’t a sound sleep but it was sleep. He dreamed, in his dreams he had nightmares. Terrible nightmares that no one should ever have.</text:span></text:p>
      <text:p text:style-name="P65"><text:s text:c="5"/><text:span text:style-name="T493">Eugene walked along an empty street. There were lights overhead. He was listening to music. </text:span><text:span text:style-name="T494">It wasn’t anything hip or new according to the kids these days, it was something a bit older. So much older that he wondered if anyone even knew who the composer was. Usually people didn’t know when Eugene asked about him, but that was how it was.</text:span></text:p>
      <text:p text:style-name="P65"><text:s text:c="5"/><text:span text:style-name="T494">The music flooded Eugene’s mind as he walked. </text:span><text:span text:style-name="T495">It wasn’t calming music, it was drastic loud music. Something long forgotten that once used to be considered a classic.</text:span></text:p>
      <text:p text:style-name="P65"><text:s text:c="5"/><text:span text:style-name="T495">That’s when the monsters came out after him. Eugene tried to run, but they caught up with him. The monsters was the name of a gang.</text:span></text:p>
      <text:p text:style-name="P65"><text:s text:c="5"/><text:span text:style-name="T495">Eugene looked at the monsters as they circled around him.</text:span></text:p>
      <text:p text:style-name="P65"><text:s text:c="5"/>“<text:span text:style-name="T495">Look what the storm brought out boys.” The leader of the gang said. “A bookworm.”</text:span></text:p>
      <text:p text:style-name="P65"><text:s text:c="5"/><text:span text:style-name="T495">Eugene looked at the leader and then to his followers. He couldn’t help but wonder what it was they wanted.</text:span></text:p>
      <text:p text:style-name="P65"><text:s text:c="5"/>“<text:span text:style-name="T496">I like to read, so what.” Eugene said.</text:span></text:p>
      <text:p text:style-name="P65"><text:s text:c="5"/>“<text:span text:style-name="T496">Oh you like to read.” The leader copied. “Is that what you like to call it?”</text:span></text:p>
      <text:p text:style-name="P65"><text:s text:c="5"/>“<text:span text:style-name="T496">What do you want man?”</text:span></text:p>
      <text:p text:style-name="P65"><text:soft-page-break/><text:s text:c="5"/><text:span text:style-name="T496">The leader circled around Eugene for a moment and then put his hands on Eugene’s shoulders. “I want you to die.” He said.</text:span></text:p>
      <text:p text:style-name="P65"><text:s text:c="5"/><text:span text:style-name="T496">Eugene shook his head. “Nope sorry that’s not going to happen.” He said, “Try someone else pal.”</text:span></text:p>
      <text:p text:style-name="P65"><text:s text:c="5"/><text:span text:style-name="T496">The leader tightened his grip on Eugene’s shoulders. “Listen, pal, it’s not going to be that easy for you.” He said, “I want you to die a painful death. Something slow.”</text:span></text:p>
      <text:p text:style-name="P65"><text:s text:c="5"/><text:span text:style-name="T496">Eugene shook his head again. “Look pal, I’m sorry but that’s just not going to happen.”</text:span></text:p>
      <text:p text:style-name="P65"><text:s text:c="5"/><text:span text:style-name="T497">Breaking free of the leader’s grip, Eugene began walking again. His walking turned into a run as he tried to get away from the gang. They pursued him. Soon they were on motorcycles circling Eugene again.</text:span></text:p>
      <text:p text:style-name="P65"><text:s text:c="5"/>“<text:span text:style-name="T497">I don’t think you understand the gravity of your situation man.” The leader said. “You don’t have a choice in this matter. You are going to die whether you like it or not!”</text:span></text:p>
      <text:p text:style-name="P65"><text:s text:c="5"/><text:span text:style-name="T497">Eugene froze in place. The music continued to play in his head. “And I told you no, that’s not going to happen.” Eugene said back in confidence. “So you and your group can just go on their merry little way.”</text:span></text:p>
      <text:p text:style-name="P65"><text:s text:c="5"/><text:span text:style-name="T497">The gang leader chuckled. Slapping his fist into his hand, he made a smacking noise. “Oh we’re going to fight.”</text:span></text:p>
      <text:p text:style-name="P65"><text:s text:c="5"/><text:span text:style-name="T497">Eugene backed up until he was against one of the bikes. “Look, I don’t want any trouble.” He said. “I just want to get home.”</text:span></text:p>
      <text:p text:style-name="P65"><text:s text:c="5"/>“<text:span text:style-name="T497">We’ll send you home.” The leader said. “Packing as it were.” Taking a baseball bat, he aimed it at Eugene’s head.</text:span></text:p>
      <text:p text:style-name="P65"><text:s text:c="5"/><text:span text:style-name="T497">SLAM, the bat hit against Eugene’s skull. Eugene fell to the ground in agonizing pain. He couldn’t </text:span><text:soft-page-break/><text:span text:style-name="T497">believe the amount of pain he was feeling. It was like nothing he had ever felt before in his life. </text:span><text:span text:style-name="T498">Putting his hands up to his head, Eugene tried to steady himself. The blood gushing out of his head was crazy. Looking up, he saw the leader swing the bat again.</text:span></text:p>
      <text:p text:style-name="P65"><text:s text:c="5"/><text:span text:style-name="T498">This time the bat struck Eugene in his lower back. CRACK, he could hear his spine breaking. Immobilized, Eugene looked up at the leader. “Why?” He asked.</text:span></text:p>
      <text:p text:style-name="P65"><text:s text:c="5"/><text:span text:style-name="T498">The leader smiled. “Why? Because you were around.” He said.</text:span></text:p>
      <text:p text:style-name="P65"><text:s text:c="5"/><text:span text:style-name="T498">The leader kept hitting Eugene with the baseball bat. Left and right he kept hitting over and over again. Eugene cried out. “No! Please!” But it didn’t help any. The leader kept hitting him.</text:span></text:p>
      <text:p text:style-name="P65"><text:s text:c="5"/><text:span text:style-name="T498">After he felt Eugene had had enough, the leader stopped swinging. “There we go man. Now you’ve listened.” He said dropping the bat at Eugene’s head. “Now you can do whatever you want.”</text:span></text:p>
      <text:p text:style-name="P65"><text:s text:c="5"/><text:span text:style-name="T498">Eugene cried out for help. No one would hear him though, the street was empty. The gang had vanished as quickly as they had appeared.</text:span></text:p>
      <text:p text:style-name="P65"><text:s text:c="5"/><text:span text:style-name="T498">Eugene tried to move, his legs wouldn’t move at all. His arms would be his only way of pulling himself around.</text:span></text:p>
      <text:p text:style-name="P65"><text:s text:c="5"/>“<text:span text:style-name="T498">Calypso!” Eugene cried out. “Calypso where are you?” There was no answer.</text:span></text:p>
      <text:p text:style-name="P65"><text:s text:c="5"/><text:span text:style-name="T498">Eugene woke up in a sweaty mess. His legs were hurting as he came to. Sitting up, Eugene grabbed his pillow and hugged it tightly rocking himself. It was just a dream, he thought. Just a dream. Whew, what a terrible nightmare that was.</text:span></text:p>
      <text:p text:style-name="P65"><text:s text:c="5"/><text:span text:style-name="T498">Climbing out of bed, Eugene walked into the kitchen and grabbed a glass of water. Drinking the water, he wiped his forehead of all the sweat that had </text:span><text:soft-page-break/><text:span text:style-name="T498">gathered. Eugene was still breathing hard. He couldn’t believe he had a nightmare like that. Talk about crazy. He wondered who the gang was, never heard of anyone calling themselves Monsters before. It was just something unusual about the name that stayed with him.</text:span></text:p>
      <text:p text:style-name="P65"><text:s text:c="5"/><text:span text:style-name="T498">Eugene wondered why he had such a terrible dream to begin with. It didn’t make any sense. Remembering back to the leader of the gang, he recognized the face. It was the man from the train station who had told him he messed up his plans. That’s where he had seen him before.</text:span></text:p>
      <text:p text:style-name="P65"><text:s text:c="5"/><text:span text:style-name="T498">Eugene thought about it for a moment and sighed. It was only a dream though. He was afraid of the man for some reason. Something about the man terrified Eugene. He should have told the police about the man, but he didn’t. Now he was dealing with him in his dreams.</text:span></text:p>
      <text:p text:style-name="P65"><text:s text:c="5"/><text:span text:style-name="T498">Looking out the window, Eugene watched as a train passed by and exploded. He ducked and hit the floor as quickly as he could.</text:span></text:p>
      <text:p text:style-name="P65"><text:s text:c="5"/><text:span text:style-name="T498">Another bombing.</text:span></text:p>
      <text:p text:style-name="P65"/>
      <text:p text:style-name="P66">Chapter Thirty-Six</text:p>
      <text:p text:style-name="P66"/>
      <text:p text:style-name="P66"><text:s text:c="5"/><text:span text:style-name="T499">Standing up from the floor, Eugene ran to the bedroom where Calypso was laying in bed still. She was safe and well from harm. </text:span><text:span text:style-name="T500">Eugene wondered how she could sleep through all of that.</text:span></text:p>
      <text:p text:style-name="P66"><text:s text:c="5"/><text:span text:style-name="T500">Picking up a communications device he contacted the police department and gave them a report.</text:span></text:p>
      <text:p text:style-name="P66"><text:s text:c="5"/><text:span text:style-name="T501">The police were over to their apartment in no time at all. Walking in the front door, the police officer looked at Eugene who was still shaken by the disaster.</text:span></text:p>
      <text:p text:style-name="P66"><text:soft-page-break/><text:s text:c="5"/>“<text:span text:style-name="T501">I’m Officer Hobbs” the man said, “I have a few questions to ask you.”</text:span></text:p>
      <text:p text:style-name="P66"><text:s text:c="5"/><text:span text:style-name="T501">Eugene nodded. “I understand. Please come in and have a seat.” He showed the officer to the living room.</text:span></text:p>
      <text:p text:style-name="P66"><text:s text:c="5"/><text:span text:style-name="T502">Sitting down, Officer Hobbs looked around. “So this is where you saw the train explode?” He asked.</text:span></text:p>
      <text:p text:style-name="P66"><text:s text:c="5"/><text:span text:style-name="T502">Eugene nodded. “Yes.” He said, “I was standing right there.” He pointed to the floor. “</text:span><text:span text:style-name="T503">The train exploded and I jumped to the floor. It was a terrifying experience.”</text:span></text:p>
      <text:p text:style-name="P66"><text:s text:c="5"/><text:span text:style-name="T503">Officer Hobbs wrote down some notes. “I can understand how difficult this must be for you.” He said. “Working for the train company and all.”</text:span></text:p>
      <text:p text:style-name="P66"><text:s text:c="5"/><text:span text:style-name="T503">Eugene frowned. He knew where the officer was going with this and didn’t like it. It was the same tactic he had used on several occasions trying to get information out of someone.</text:span></text:p>
      <text:p text:style-name="P66"><text:s text:c="5"/>“<text:span text:style-name="T503">I’m going to stop you right there.” Eugene said. “I had nothing to do with this crime.”</text:span></text:p>
      <text:p text:style-name="P66"><text:s text:c="5"/>“<text:span text:style-name="T503">You were at the scene of another bombing.” Officer Hobbs said. “You’re certainly no stranger to them.”</text:span></text:p>
      <text:p text:style-name="P66"><text:s text:c="5"/><text:span text:style-name="T503">Eugene continued to frown. “That was purely a coincidence.” He said. “I was riding the train home when there was a bomb sitting on the seat in front of me. I had to disarm it. You don’t know what it was like.”</text:span></text:p>
      <text:p text:style-name="P66"><text:s text:c="5"/>“<text:span text:style-name="T503">Interesting how you were able to disarm the bomb without it going off, and you allowed this one to go off.” Officer Hobbs said. “Weren’t enough people on the train the first time around?”</text:span></text:p>
      <text:p text:style-name="P66"><text:s text:c="5"/>“<text:span text:style-name="T503">I didn’t kill those people.” Eugene said.</text:span></text:p>
      <text:p text:style-name="P66"><text:s text:c="5"/>“<text:span text:style-name="T503">Who said there were people involved in this bombing?” Hobbs asked.</text:span></text:p>
      <text:p text:style-name="P66"><text:soft-page-break/><text:s text:c="5"/><text:span text:style-name="T503">Eugene put his head in his hands. “I just assumed there would be people on the train.” He said. “Were there not anyone aboard?”</text:span></text:p>
      <text:p text:style-name="P66"><text:s text:c="5"/><text:span text:style-name="T503">Officer Hobbs continued to make notes. “Oh there were people board, does that make you pleased?”</text:span></text:p>
      <text:p text:style-name="P66"><text:s text:c="5"/><text:span text:style-name="T503">Looking up from his hands Eugene shook his head. “No of course it doesn’t make me pleased! What kind of question is that?”</text:span></text:p>
      <text:p text:style-name="P66"><text:s text:c="5"/>“<text:span text:style-name="T503">Just making an observation.” Officer Hobbs sa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536</meta:editing-cycles>
    <meta:generator>LibreOffice/7.4.2.3$Windows_X86_64 LibreOffice_project/382eef1f22670f7f4118c8c2dd222ec7ad009daf</meta:generator>
    <dc:date>2022-11-22T05:28:43.674000000</dc:date>
    <meta:editing-duration>P1DT3H13M4S</meta:editing-duration>
    <meta:document-statistic meta:table-count="0" meta:image-count="0" meta:object-count="0" meta:page-count="141" meta:paragraph-count="1580" meta:word-count="37423" meta:character-count="210352" meta:non-whitespace-character-count="166791"/>
  </office:meta>
</office:document-meta>
</file>